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399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3.605cm"/>
    </style:style>
    <style:style style:name="Таблица1.D" style:family="table-column">
      <style:table-column-properties style:column-width="3.094cm"/>
    </style:style>
    <style:style style:name="Таблица1.E" style:family="table-column">
      <style:table-column-properties style:column-width="2.708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06ff4" officeooo:paragraph-rsid="00c06ff4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26299" officeooo:paragraph-rsid="00c26299"/>
    </style:style>
    <style:style style:name="P10" style:family="paragraph" style:parent-style-name="Text_20_body">
      <style:text-properties officeooo:rsid="00c42a1b" officeooo:paragraph-rsid="00c42a1b"/>
    </style:style>
    <style:style style:name="P11" style:family="paragraph" style:parent-style-name="Text_20_body">
      <style:text-properties officeooo:rsid="00c5787f" officeooo:paragraph-rsid="00c5787f"/>
    </style:style>
    <style:style style:name="P12" style:family="paragraph" style:parent-style-name="Text_20_body">
      <style:text-properties officeooo:rsid="00c6b5db" officeooo:paragraph-rsid="00c89376"/>
    </style:style>
    <style:style style:name="P13" style:family="paragraph" style:parent-style-name="Text_20_body">
      <style:text-properties officeooo:rsid="00ccb9c2" officeooo:paragraph-rsid="00ccb9c2"/>
    </style:style>
    <style:style style:name="P14" style:family="paragraph" style:parent-style-name="Text_20_body">
      <style:text-properties officeooo:rsid="00d615d9" officeooo:paragraph-rsid="00d615d9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d9077a" officeooo:paragraph-rsid="00d9077a"/>
    </style:style>
    <style:style style:name="P16" style:family="paragraph" style:parent-style-name="Text_20_body">
      <style:text-properties officeooo:rsid="00daf75d" officeooo:paragraph-rsid="00daf75d"/>
    </style:style>
    <style:style style:name="P17" style:family="paragraph" style:parent-style-name="Text_20_body">
      <style:text-properties officeooo:paragraph-rsid="00eef987"/>
    </style:style>
    <style:style style:name="P18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9" style:family="paragraph" style:parent-style-name="Исходный_20_код">
      <style:text-properties officeooo:paragraph-rsid="01023fd0"/>
    </style:style>
    <style:style style:name="P20" style:family="paragraph" style:parent-style-name="Text_20_body">
      <style:text-properties officeooo:rsid="0007ce7d" officeooo:paragraph-rsid="01023fd0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23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24" style:family="paragraph" style:parent-style-name="Text_20_body">
      <style:text-properties officeooo:rsid="0105b662" officeooo:paragraph-rsid="01023fd0"/>
    </style:style>
    <style:style style:name="P25" style:family="paragraph" style:parent-style-name="Text_20_body">
      <style:text-properties officeooo:rsid="00f3572a" officeooo:paragraph-rsid="01023fd0"/>
    </style:style>
    <style:style style:name="P26" style:family="paragraph" style:parent-style-name="Text_20_body">
      <style:text-properties officeooo:rsid="00deb5ee" officeooo:paragraph-rsid="01023fd0"/>
    </style:style>
    <style:style style:name="P27" style:family="paragraph" style:parent-style-name="Text_20_body">
      <style:text-properties officeooo:rsid="000d9614" officeooo:paragraph-rsid="01023fd0"/>
    </style:style>
    <style:style style:name="P28" style:family="paragraph" style:parent-style-name="Text_20_body">
      <style:text-properties officeooo:rsid="010531d8" officeooo:paragraph-rsid="01023fd0"/>
    </style:style>
    <style:style style:name="P29" style:family="paragraph" style:parent-style-name="Text_20_body">
      <style:text-properties officeooo:rsid="001998ef" officeooo:paragraph-rsid="01023fd0"/>
    </style:style>
    <style:style style:name="P30" style:family="paragraph" style:parent-style-name="Text_20_body">
      <style:text-properties officeooo:rsid="001d2d91" officeooo:paragraph-rsid="01023fd0"/>
    </style:style>
    <style:style style:name="P31" style:family="paragraph" style:parent-style-name="Text_20_body">
      <style:text-properties officeooo:rsid="00f26eaa" officeooo:paragraph-rsid="01023fd0"/>
    </style:style>
    <style:style style:name="P32" style:family="paragraph" style:parent-style-name="Исходный_20_код">
      <style:text-properties officeooo:paragraph-rsid="0139fdf0"/>
    </style:style>
    <style:style style:name="P33" style:family="paragraph" style:parent-style-name="Text_20_body">
      <style:text-properties officeooo:rsid="010b1765" officeooo:paragraph-rsid="010b1765"/>
    </style:style>
    <style:style style:name="P34" style:family="paragraph" style:parent-style-name="Text_20_body">
      <style:text-properties officeooo:rsid="010b1765" officeooo:paragraph-rsid="029a7cc6"/>
    </style:style>
    <style:style style:name="P35" style:family="paragraph" style:parent-style-name="Text_20_body">
      <style:text-properties officeooo:rsid="010b1a08" officeooo:paragraph-rsid="01694780"/>
    </style:style>
    <style:style style:name="P36" style:family="paragraph" style:parent-style-name="Text_20_body">
      <style:text-properties officeooo:rsid="01159783" officeooo:paragraph-rsid="01159783"/>
    </style:style>
    <style:style style:name="P37" style:family="paragraph" style:parent-style-name="Text_20_body">
      <style:text-properties officeooo:rsid="01161f69" officeooo:paragraph-rsid="01161f69"/>
    </style:style>
    <style:style style:name="P38" style:family="paragraph" style:parent-style-name="Text_20_body">
      <style:text-properties officeooo:rsid="011acf22" officeooo:paragraph-rsid="011acf22"/>
    </style:style>
    <style:style style:name="P39" style:family="paragraph" style:parent-style-name="Text_20_body">
      <style:text-properties officeooo:rsid="011acf22" officeooo:paragraph-rsid="015c75cf"/>
    </style:style>
    <style:style style:name="P40" style:family="paragraph" style:parent-style-name="Text_20_body">
      <style:text-properties officeooo:rsid="013020bf" officeooo:paragraph-rsid="013020bf"/>
    </style:style>
    <style:style style:name="P41" style:family="paragraph" style:parent-style-name="Text_20_body">
      <style:text-properties officeooo:rsid="013020bf" officeooo:paragraph-rsid="0139fdf0"/>
    </style:style>
    <style:style style:name="P42" style:family="paragraph" style:parent-style-name="Text_20_body">
      <style:text-properties officeooo:rsid="0133721b" officeooo:paragraph-rsid="013563e5"/>
    </style:style>
    <style:style style:name="P43" style:family="paragraph" style:parent-style-name="Text_20_body">
      <style:text-properties officeooo:rsid="0133721b" officeooo:paragraph-rsid="0139fdf0"/>
    </style:style>
    <style:style style:name="P44" style:family="paragraph" style:parent-style-name="Text_20_body">
      <style:text-properties officeooo:rsid="013563e5" officeooo:paragraph-rsid="013563e5"/>
    </style:style>
    <style:style style:name="P45" style:family="paragraph" style:parent-style-name="Text_20_body">
      <style:text-properties officeooo:rsid="013563e5" officeooo:paragraph-rsid="0139fdf0"/>
    </style:style>
    <style:style style:name="P46" style:family="paragraph" style:parent-style-name="Text_20_body">
      <style:text-properties officeooo:rsid="0149df48" officeooo:paragraph-rsid="014aa14f"/>
    </style:style>
    <style:style style:name="P47" style:family="paragraph" style:parent-style-name="Text_20_body">
      <style:text-properties officeooo:rsid="0149df48" officeooo:paragraph-rsid="017a0847"/>
    </style:style>
    <style:style style:name="P48" style:family="paragraph" style:parent-style-name="Text_20_body">
      <style:text-properties officeooo:rsid="0149df48" officeooo:paragraph-rsid="0185fa46"/>
    </style:style>
    <style:style style:name="P49" style:family="paragraph" style:parent-style-name="Text_20_body">
      <style:text-properties officeooo:rsid="014ea467" officeooo:paragraph-rsid="0152f675"/>
    </style:style>
    <style:style style:name="P50" style:family="paragraph" style:parent-style-name="Text_20_body">
      <style:text-properties officeooo:rsid="015f105a" officeooo:paragraph-rsid="015f105a"/>
    </style:style>
    <style:style style:name="P51" style:family="paragraph" style:parent-style-name="Text_20_body">
      <style:text-properties officeooo:rsid="016e4581" officeooo:paragraph-rsid="016e4581"/>
    </style:style>
    <style:style style:name="P52" style:family="paragraph" style:parent-style-name="Text_20_body">
      <style:text-properties officeooo:rsid="017303f4" officeooo:paragraph-rsid="017303f4"/>
    </style:style>
    <style:style style:name="P53" style:family="paragraph" style:parent-style-name="Text_20_body">
      <style:text-properties officeooo:rsid="01806862" officeooo:paragraph-rsid="01806862"/>
    </style:style>
    <style:style style:name="P54" style:family="paragraph" style:parent-style-name="Text_20_body">
      <style:text-properties officeooo:rsid="0185fa46" officeooo:paragraph-rsid="018949bc"/>
    </style:style>
    <style:style style:name="P55" style:family="paragraph" style:parent-style-name="Text_20_body">
      <style:text-properties officeooo:rsid="01974461" officeooo:paragraph-rsid="019e2b1f"/>
    </style:style>
    <style:style style:name="P56" style:family="paragraph" style:parent-style-name="Text_20_body">
      <style:text-properties officeooo:rsid="019e43e9" officeooo:paragraph-rsid="019e43e9"/>
    </style:style>
    <style:style style:name="P57" style:family="paragraph" style:parent-style-name="Text_20_body">
      <style:text-properties officeooo:rsid="019e92fb" officeooo:paragraph-rsid="019e92fb"/>
    </style:style>
    <style:style style:name="P58" style:family="paragraph" style:parent-style-name="Исходный_20_код">
      <style:text-properties officeooo:paragraph-rsid="01a94156"/>
    </style:style>
    <style:style style:name="P59" style:family="paragraph" style:parent-style-name="Исходный_20_код">
      <style:text-properties officeooo:paragraph-rsid="01ad1496"/>
    </style:style>
    <style:style style:name="P60" style:family="paragraph" style:parent-style-name="Text_20_body">
      <style:text-properties officeooo:rsid="01bd93c7" officeooo:paragraph-rsid="01bd93c7"/>
    </style:style>
    <style:style style:name="P61" style:family="paragraph" style:parent-style-name="Исходный_20_код">
      <style:text-properties officeooo:paragraph-rsid="01be261b"/>
    </style:style>
    <style:style style:name="P62" style:family="paragraph" style:parent-style-name="Исходный_20_код">
      <style:text-properties officeooo:paragraph-rsid="01cf1236"/>
    </style:style>
    <style:style style:name="P63" style:family="paragraph" style:parent-style-name="Исходный_20_код">
      <style:text-properties officeooo:paragraph-rsid="01d85de3"/>
    </style:style>
    <style:style style:name="P64" style:family="paragraph" style:parent-style-name="Text_20_body">
      <style:text-properties officeooo:rsid="01c5a1f7" officeooo:paragraph-rsid="01c5a1f7"/>
    </style:style>
    <style:style style:name="P65" style:family="paragraph" style:parent-style-name="Text_20_body">
      <style:text-properties officeooo:rsid="01dfee0d" officeooo:paragraph-rsid="01dfee0d"/>
    </style:style>
    <style:style style:name="P6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8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76" style:family="paragraph" style:parent-style-name="Text_20_body">
      <style:text-properties officeooo:rsid="01e1da00" officeooo:paragraph-rsid="01e1da00"/>
    </style:style>
    <style:style style:name="P77" style:family="paragraph" style:parent-style-name="Text_20_body">
      <style:text-properties officeooo:rsid="01e486af" officeooo:paragraph-rsid="01e486af"/>
    </style:style>
    <style:style style:name="P78" style:family="paragraph" style:parent-style-name="Text_20_body">
      <style:text-properties officeooo:rsid="01e486af" officeooo:paragraph-rsid="01e51e3c"/>
    </style:style>
    <style:style style:name="P79" style:family="paragraph" style:parent-style-name="Text_20_body">
      <style:text-properties officeooo:rsid="01e486af" officeooo:paragraph-rsid="021d47a9"/>
    </style:style>
    <style:style style:name="P80" style:family="paragraph" style:parent-style-name="Text_20_body">
      <style:text-properties officeooo:rsid="01e486af" officeooo:paragraph-rsid="02413593"/>
    </style:style>
    <style:style style:name="P81" style:family="paragraph" style:parent-style-name="Text_20_body">
      <style:text-properties officeooo:rsid="02062994" officeooo:paragraph-rsid="02062994"/>
    </style:style>
    <style:style style:name="P82" style:family="paragraph" style:parent-style-name="Text_20_body">
      <style:text-properties officeooo:rsid="02089710" officeooo:paragraph-rsid="02089710"/>
    </style:style>
    <style:style style:name="P8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8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5" style:family="paragraph" style:parent-style-name="Исходный_20_код">
      <style:text-properties officeooo:paragraph-rsid="0244da5c"/>
    </style:style>
    <style:style style:name="P86" style:family="paragraph" style:parent-style-name="Исходный_20_код">
      <style:text-properties officeooo:paragraph-rsid="0247bca1"/>
    </style:style>
    <style:style style:name="P87" style:family="paragraph" style:parent-style-name="Исходный_20_код">
      <style:text-properties officeooo:paragraph-rsid="02489750"/>
    </style:style>
    <style:style style:name="P88" style:family="paragraph" style:parent-style-name="Text_20_body">
      <style:text-properties officeooo:rsid="01e6a17f" officeooo:paragraph-rsid="01e486af"/>
    </style:style>
    <style:style style:name="P89" style:family="paragraph" style:parent-style-name="Text_20_body">
      <style:text-properties officeooo:paragraph-rsid="02d46ef4"/>
    </style:style>
    <style:style style:name="P90" style:family="paragraph" style:parent-style-name="Исходный_20_код">
      <style:text-properties officeooo:paragraph-rsid="02d46ef4"/>
    </style:style>
    <style:style style:name="P91" style:family="paragraph" style:parent-style-name="Text_20_body">
      <style:text-properties officeooo:rsid="025bc158" officeooo:paragraph-rsid="025e6b69"/>
    </style:style>
    <style:style style:name="P92" style:family="paragraph" style:parent-style-name="Исходный_20_код">
      <style:text-properties officeooo:rsid="025bc158" officeooo:paragraph-rsid="025e6b69"/>
    </style:style>
    <style:style style:name="P93" style:family="paragraph" style:parent-style-name="Text_20_body">
      <style:text-properties officeooo:rsid="025bc158" officeooo:paragraph-rsid="0263206f"/>
    </style:style>
    <style:style style:name="P94" style:family="paragraph" style:parent-style-name="Исходный_20_код">
      <style:text-properties officeooo:rsid="025bc158" officeooo:paragraph-rsid="026171d5"/>
    </style:style>
    <style:style style:name="P95" style:family="paragraph" style:parent-style-name="Text_20_body">
      <style:text-properties officeooo:rsid="025caa0e" officeooo:paragraph-rsid="025caa0e"/>
    </style:style>
    <style:style style:name="P96" style:family="paragraph" style:parent-style-name="Text_20_body">
      <style:text-properties officeooo:rsid="0260d318" officeooo:paragraph-rsid="0260d318"/>
    </style:style>
    <style:style style:name="P97" style:family="paragraph" style:parent-style-name="Text_20_body">
      <style:text-properties officeooo:rsid="0260d318" officeooo:paragraph-rsid="0263206f"/>
    </style:style>
    <style:style style:name="P98" style:family="paragraph" style:parent-style-name="Text_20_body">
      <style:text-properties officeooo:rsid="026171d5" officeooo:paragraph-rsid="026171d5"/>
    </style:style>
    <style:style style:name="P99" style:family="paragraph" style:parent-style-name="Text_20_body">
      <style:text-properties officeooo:paragraph-rsid="0263206f"/>
    </style:style>
    <style:style style:name="P100" style:family="paragraph" style:parent-style-name="Text_20_body">
      <style:text-properties officeooo:rsid="02783f62" officeooo:paragraph-rsid="02783f62"/>
    </style:style>
    <style:style style:name="P101" style:family="paragraph" style:parent-style-name="Text_20_body">
      <style:text-properties officeooo:rsid="02af0e08" officeooo:paragraph-rsid="02af0e08"/>
    </style:style>
    <style:style style:name="P102" style:family="paragraph" style:parent-style-name="Text_20_body">
      <style:text-properties officeooo:rsid="02af0e08" officeooo:paragraph-rsid="02b17efc"/>
    </style:style>
    <style:style style:name="P103" style:family="paragraph" style:parent-style-name="Text_20_body">
      <style:text-properties officeooo:rsid="02af0e08" officeooo:paragraph-rsid="02c1ad2c"/>
    </style:style>
    <style:style style:name="P104" style:family="paragraph" style:parent-style-name="Text_20_body">
      <style:text-properties officeooo:rsid="02af0e08" officeooo:paragraph-rsid="02d46ef4"/>
    </style:style>
    <style:style style:name="P105" style:family="paragraph" style:parent-style-name="Text_20_body">
      <style:text-properties officeooo:rsid="02af0e08" officeooo:paragraph-rsid="02dac4c6"/>
    </style:style>
    <style:style style:name="P106" style:family="paragraph" style:parent-style-name="Text_20_body">
      <style:text-properties officeooo:rsid="02b7f9fd" officeooo:paragraph-rsid="02b7f9fd"/>
    </style:style>
    <style:style style:name="P107" style:family="paragraph" style:parent-style-name="Text_20_body">
      <style:text-properties officeooo:rsid="02c4c5c1" officeooo:paragraph-rsid="02c4c5c1"/>
    </style:style>
    <style:style style:name="P108" style:family="paragraph" style:parent-style-name="Text_20_body">
      <style:text-properties officeooo:rsid="02cab066" officeooo:paragraph-rsid="02cab066"/>
    </style:style>
    <style:style style:name="P109" style:family="paragraph" style:parent-style-name="Исходный_20_код">
      <style:text-properties officeooo:rsid="02cab066" officeooo:paragraph-rsid="02cfc5de"/>
    </style:style>
    <style:style style:name="P110" style:family="paragraph" style:parent-style-name="Text_20_body">
      <style:text-properties officeooo:rsid="02cab066" officeooo:paragraph-rsid="04321c81"/>
    </style:style>
    <style:style style:name="P111" style:family="paragraph" style:parent-style-name="Text_20_body">
      <style:text-properties officeooo:rsid="02cab066" officeooo:paragraph-rsid="0432b9bb"/>
    </style:style>
    <style:style style:name="P112" style:family="paragraph" style:parent-style-name="Text_20_body">
      <style:text-properties officeooo:rsid="02cb2221" officeooo:paragraph-rsid="02cb2221"/>
    </style:style>
    <style:style style:name="P113" style:family="paragraph" style:parent-style-name="Исходный_20_код">
      <style:text-properties officeooo:rsid="02cb2221" officeooo:paragraph-rsid="02d18386"/>
    </style:style>
    <style:style style:name="P114" style:family="paragraph" style:parent-style-name="Text_20_body">
      <style:text-properties officeooo:rsid="02e891ee" officeooo:paragraph-rsid="02e891ee"/>
    </style:style>
    <style:style style:name="P115" style:family="paragraph" style:parent-style-name="Text_20_body">
      <style:text-properties officeooo:rsid="02e891ee" officeooo:paragraph-rsid="02e99c25"/>
    </style:style>
    <style:style style:name="P116" style:family="paragraph" style:parent-style-name="Исходный_20_код">
      <style:text-properties officeooo:paragraph-rsid="025bc158"/>
    </style:style>
    <style:style style:name="P117" style:family="paragraph" style:parent-style-name="Исходный_20_код">
      <style:text-properties officeooo:paragraph-rsid="0296e52a"/>
    </style:style>
    <style:style style:name="P118" style:family="paragraph" style:parent-style-name="Исходный_20_код">
      <style:text-properties officeooo:paragraph-rsid="02abf696"/>
    </style:style>
    <style:style style:name="P119" style:family="paragraph" style:parent-style-name="Исходный_20_код">
      <style:text-properties officeooo:paragraph-rsid="02b17efc"/>
    </style:style>
    <style:style style:name="P120" style:family="paragraph" style:parent-style-name="Исходный_20_код">
      <style:text-properties officeooo:paragraph-rsid="02ba83eb"/>
    </style:style>
    <style:style style:name="P121" style:family="paragraph" style:parent-style-name="Исходный_20_код">
      <style:text-properties officeooo:paragraph-rsid="02bce96f"/>
    </style:style>
    <style:style style:name="P122" style:family="paragraph" style:parent-style-name="Исходный_20_код">
      <style:text-properties officeooo:paragraph-rsid="02d75df3"/>
    </style:style>
    <style:style style:name="P123" style:family="paragraph" style:parent-style-name="Text_20_body">
      <style:text-properties officeooo:rsid="034fdf84" officeooo:paragraph-rsid="03d7655a"/>
    </style:style>
    <style:style style:name="P124" style:family="paragraph" style:parent-style-name="Text_20_body">
      <style:text-properties officeooo:rsid="0306ec04" officeooo:paragraph-rsid="0306ec04"/>
    </style:style>
    <style:style style:name="P125" style:family="paragraph" style:parent-style-name="Text_20_body">
      <style:text-properties officeooo:rsid="0306ec04" officeooo:paragraph-rsid="03d3cd60"/>
    </style:style>
    <style:style style:name="P126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7" style:family="paragraph" style:parent-style-name="Text_20_body">
      <style:text-properties officeooo:rsid="03112720" officeooo:paragraph-rsid="03112720"/>
    </style:style>
    <style:style style:name="P128" style:family="paragraph" style:parent-style-name="Text_20_body">
      <style:text-properties officeooo:rsid="032459a6" officeooo:paragraph-rsid="03d57526"/>
    </style:style>
    <style:style style:name="P129" style:family="paragraph" style:parent-style-name="Text_20_body">
      <style:text-properties officeooo:rsid="03262ea4" officeooo:paragraph-rsid="03262ea4"/>
    </style:style>
    <style:style style:name="P130" style:family="paragraph" style:parent-style-name="Text_20_body">
      <style:text-properties officeooo:rsid="03286131" officeooo:paragraph-rsid="03286131"/>
    </style:style>
    <style:style style:name="P131" style:family="paragraph" style:parent-style-name="Text_20_body">
      <style:text-properties officeooo:rsid="033607f8" officeooo:paragraph-rsid="033607f8"/>
    </style:style>
    <style:style style:name="P132" style:family="paragraph" style:parent-style-name="Text_20_body">
      <style:text-properties officeooo:rsid="033764c2" officeooo:paragraph-rsid="033764c2"/>
    </style:style>
    <style:style style:name="P133" style:family="paragraph" style:parent-style-name="Text_20_body">
      <style:text-properties officeooo:rsid="033b93d8" officeooo:paragraph-rsid="033b93d8"/>
    </style:style>
    <style:style style:name="P134" style:family="paragraph" style:parent-style-name="Text_20_body">
      <style:text-properties officeooo:rsid="0346311e" officeooo:paragraph-rsid="0346311e"/>
    </style:style>
    <style:style style:name="P135" style:family="paragraph" style:parent-style-name="Text_20_body">
      <style:text-properties officeooo:rsid="03474a37" officeooo:paragraph-rsid="03474a37"/>
    </style:style>
    <style:style style:name="P136" style:family="paragraph" style:parent-style-name="Text_20_body">
      <style:text-properties officeooo:rsid="03483b87" officeooo:paragraph-rsid="03483b87"/>
    </style:style>
    <style:style style:name="P137" style:family="paragraph" style:parent-style-name="Text_20_body">
      <style:text-properties officeooo:rsid="0355e154" officeooo:paragraph-rsid="0355e154"/>
    </style:style>
    <style:style style:name="P138" style:family="paragraph" style:parent-style-name="Text_20_body">
      <style:text-properties officeooo:rsid="035b4341" officeooo:paragraph-rsid="035b4341"/>
    </style:style>
    <style:style style:name="P139" style:family="paragraph" style:parent-style-name="Text_20_body">
      <style:text-properties officeooo:rsid="035d2bfb" officeooo:paragraph-rsid="035d2bfb"/>
    </style:style>
    <style:style style:name="P140" style:family="paragraph" style:parent-style-name="Text_20_body">
      <style:text-properties officeooo:rsid="0362a45f" officeooo:paragraph-rsid="0362a45f"/>
    </style:style>
    <style:style style:name="P141" style:family="paragraph" style:parent-style-name="Text_20_body">
      <style:text-properties officeooo:rsid="03650859" officeooo:paragraph-rsid="03650859"/>
    </style:style>
    <style:style style:name="P142" style:family="paragraph" style:parent-style-name="Text_20_body">
      <style:text-properties officeooo:rsid="0371138e" officeooo:paragraph-rsid="03dd9cce"/>
    </style:style>
    <style:style style:name="P143" style:family="paragraph" style:parent-style-name="Text_20_body">
      <style:text-properties officeooo:paragraph-rsid="037b6444"/>
    </style:style>
    <style:style style:name="P144" style:family="paragraph" style:parent-style-name="Text_20_body">
      <style:text-properties officeooo:rsid="0381fdd0" officeooo:paragraph-rsid="0381fdd0"/>
    </style:style>
    <style:style style:name="P145" style:family="paragraph" style:parent-style-name="Text_20_body">
      <style:text-properties officeooo:rsid="0384973e" officeooo:paragraph-rsid="0384973e"/>
    </style:style>
    <style:style style:name="P146" style:family="paragraph" style:parent-style-name="Text_20_body">
      <style:text-properties officeooo:rsid="038a54cd" officeooo:paragraph-rsid="0391faf2"/>
    </style:style>
    <style:style style:name="P147" style:family="paragraph" style:parent-style-name="Text_20_body">
      <style:text-properties officeooo:rsid="03944949" officeooo:paragraph-rsid="03e28553"/>
    </style:style>
    <style:style style:name="P148" style:family="paragraph" style:parent-style-name="Text_20_body">
      <style:text-properties officeooo:rsid="039b49d2" officeooo:paragraph-rsid="039b49d2"/>
    </style:style>
    <style:style style:name="P149" style:family="paragraph" style:parent-style-name="Text_20_body">
      <style:text-properties officeooo:rsid="039b49d2" officeooo:paragraph-rsid="04392cbd"/>
    </style:style>
    <style:style style:name="P150" style:family="paragraph" style:parent-style-name="Text_20_body">
      <style:text-properties officeooo:rsid="039cc364" officeooo:paragraph-rsid="039cc364"/>
    </style:style>
    <style:style style:name="P151" style:family="paragraph" style:parent-style-name="Text_20_body">
      <style:text-properties officeooo:rsid="03a412d8" officeooo:paragraph-rsid="03a412d8"/>
    </style:style>
    <style:style style:name="P152" style:family="paragraph" style:parent-style-name="Text_20_body">
      <style:text-properties officeooo:rsid="03a5250a" officeooo:paragraph-rsid="03a5250a"/>
    </style:style>
    <style:style style:name="P153" style:family="paragraph" style:parent-style-name="Text_20_body">
      <style:text-properties officeooo:rsid="03a5ab3e" officeooo:paragraph-rsid="03a5ab3e"/>
    </style:style>
    <style:style style:name="P154" style:family="paragraph" style:parent-style-name="Исходный_20_код">
      <style:text-properties officeooo:rsid="03a5ab3e" officeooo:paragraph-rsid="03a87793"/>
    </style:style>
    <style:style style:name="P155" style:family="paragraph" style:parent-style-name="Text_20_body">
      <style:text-properties officeooo:rsid="03a87793" officeooo:paragraph-rsid="03a87793"/>
    </style:style>
    <style:style style:name="P156" style:family="paragraph" style:parent-style-name="Text_20_body">
      <style:text-properties officeooo:rsid="03b0896a" officeooo:paragraph-rsid="03b0896a"/>
    </style:style>
    <style:style style:name="P157" style:family="paragraph" style:parent-style-name="Text_20_body">
      <style:text-properties officeooo:rsid="03bfd133" officeooo:paragraph-rsid="03daeedf"/>
    </style:style>
    <style:style style:name="P158" style:family="paragraph" style:parent-style-name="Text_20_body">
      <style:text-properties officeooo:rsid="03c824d3" officeooo:paragraph-rsid="03c824d3"/>
    </style:style>
    <style:style style:name="P159" style:family="paragraph" style:parent-style-name="Text_20_body">
      <style:text-properties officeooo:rsid="03e43ce1" officeooo:paragraph-rsid="03e43ce1"/>
    </style:style>
    <style:style style:name="P160" style:family="paragraph" style:parent-style-name="Text_20_body">
      <style:text-properties officeooo:rsid="00e49875" officeooo:paragraph-rsid="00e49875"/>
    </style:style>
    <style:style style:name="P161" style:family="paragraph" style:parent-style-name="Text_20_body">
      <style:text-properties officeooo:rsid="03ee20c7" officeooo:paragraph-rsid="03ee20c7"/>
    </style:style>
    <style:style style:name="P162" style:family="paragraph" style:parent-style-name="Text_20_body">
      <style:text-properties officeooo:rsid="03f0b6a4" officeooo:paragraph-rsid="03f0b6a4"/>
    </style:style>
    <style:style style:name="P163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64" style:family="paragraph" style:parent-style-name="Исходный_20_код">
      <style:text-properties officeooo:paragraph-rsid="03089834"/>
    </style:style>
    <style:style style:name="P165" style:family="paragraph" style:parent-style-name="Исходный_20_код">
      <style:text-properties officeooo:paragraph-rsid="03140d82"/>
    </style:style>
    <style:style style:name="P166" style:family="paragraph" style:parent-style-name="Исходный_20_код">
      <style:text-properties officeooo:rsid="0315ed85" officeooo:paragraph-rsid="0315ed85"/>
    </style:style>
    <style:style style:name="P167" style:family="paragraph" style:parent-style-name="Исходный_20_код">
      <style:text-properties officeooo:paragraph-rsid="0319339e"/>
    </style:style>
    <style:style style:name="P168" style:family="paragraph" style:parent-style-name="Исходный_20_код">
      <style:text-properties officeooo:paragraph-rsid="037ebd1d"/>
    </style:style>
    <style:style style:name="P169" style:family="paragraph" style:parent-style-name="Исходный_20_код">
      <style:text-properties officeooo:paragraph-rsid="038a54cd"/>
    </style:style>
    <style:style style:name="P170" style:family="paragraph" style:parent-style-name="Исходный_20_код">
      <style:text-properties officeooo:paragraph-rsid="03a87793"/>
    </style:style>
    <style:style style:name="P171" style:family="paragraph" style:parent-style-name="Исходный_20_код">
      <style:text-properties officeooo:paragraph-rsid="03dc075e"/>
    </style:style>
    <style:style style:name="P172" style:family="paragraph" style:parent-style-name="Исходный_20_код">
      <style:text-properties officeooo:rsid="03c44fba" officeooo:paragraph-rsid="03dc075e"/>
    </style:style>
    <style:style style:name="P173" style:family="paragraph" style:parent-style-name="Text_20_body">
      <style:text-properties officeooo:rsid="038ab6dd" officeooo:paragraph-rsid="0391faf2"/>
    </style:style>
    <style:style style:name="P174" style:family="paragraph" style:parent-style-name="Text_20_body">
      <style:text-properties officeooo:rsid="026903af" officeooo:paragraph-rsid="03ffc6a0"/>
    </style:style>
    <style:style style:name="P175" style:family="paragraph" style:parent-style-name="Text_20_body">
      <style:text-properties officeooo:rsid="04232c1c" officeooo:paragraph-rsid="042556b2"/>
    </style:style>
    <style:style style:name="P176" style:family="paragraph" style:parent-style-name="Исходный_20_код">
      <style:text-properties officeooo:paragraph-rsid="04321c81"/>
    </style:style>
    <style:style style:name="P177" style:family="paragraph" style:parent-style-name="Исходный_20_код">
      <style:text-properties officeooo:paragraph-rsid="0432b9bb"/>
    </style:style>
    <style:style style:name="P178" style:family="paragraph" style:parent-style-name="Исходный_20_код">
      <style:text-properties officeooo:paragraph-rsid="043b125e"/>
    </style:style>
    <style:style style:name="P179" style:family="paragraph" style:parent-style-name="Исходный_20_код">
      <style:text-properties officeooo:paragraph-rsid="043ce005"/>
    </style:style>
    <style:style style:name="P180" style:family="paragraph" style:parent-style-name="Исходный_20_код">
      <style:text-properties officeooo:paragraph-rsid="043f83fe"/>
    </style:style>
    <style:style style:name="P181" style:family="paragraph" style:parent-style-name="Text_20_body">
      <style:text-properties officeooo:rsid="043c53b9" officeooo:paragraph-rsid="043c53b9"/>
    </style:style>
    <style:style style:name="P182" style:family="paragraph" style:parent-style-name="Text_20_body">
      <style:text-properties officeooo:rsid="043ce005" officeooo:paragraph-rsid="043ce005"/>
    </style:style>
    <style:style style:name="P183" style:family="paragraph" style:parent-style-name="Text_20_body">
      <style:text-properties officeooo:rsid="043ce005" officeooo:paragraph-rsid="043f83fe"/>
    </style:style>
    <style:style style:name="P184" style:family="paragraph" style:parent-style-name="Исходный_20_код">
      <style:text-properties officeooo:paragraph-rsid="04406dcf"/>
    </style:style>
    <style:style style:name="P185" style:family="paragraph" style:parent-style-name="Исходный_20_код">
      <style:text-properties officeooo:paragraph-rsid="04423082"/>
    </style:style>
    <style:style style:name="P186" style:family="paragraph" style:parent-style-name="Исходный_20_код">
      <style:text-properties officeooo:paragraph-rsid="04429bdc"/>
    </style:style>
    <style:style style:name="P187" style:family="paragraph" style:parent-style-name="Исходный_20_код">
      <style:text-properties officeooo:paragraph-rsid="0443e35b"/>
    </style:style>
    <style:style style:name="P188" style:family="paragraph" style:parent-style-name="Text_20_body">
      <style:text-properties officeooo:rsid="043f9f48" officeooo:paragraph-rsid="043f9f48"/>
    </style:style>
    <style:style style:name="P189" style:family="paragraph" style:parent-style-name="Text_20_body">
      <style:text-properties officeooo:rsid="043f9f48" officeooo:paragraph-rsid="04406dcf"/>
    </style:style>
    <style:style style:name="P190" style:family="paragraph" style:parent-style-name="Text_20_body">
      <style:text-properties officeooo:rsid="043f9f48" officeooo:paragraph-rsid="04423082"/>
    </style:style>
    <style:style style:name="P191" style:family="paragraph" style:parent-style-name="Text_20_body">
      <style:text-properties officeooo:rsid="043f9f48" officeooo:paragraph-rsid="04429bdc"/>
    </style:style>
    <style:style style:name="P192" style:family="paragraph" style:parent-style-name="Text_20_body">
      <style:text-properties officeooo:rsid="043f9f48" officeooo:paragraph-rsid="0443e35b"/>
    </style:style>
    <style:style style:name="P193" style:family="paragraph" style:parent-style-name="Text_20_body">
      <style:text-properties officeooo:paragraph-rsid="0445fa1d"/>
    </style:style>
    <style:style style:name="P194" style:family="paragraph" style:parent-style-name="Text_20_body">
      <style:text-properties officeooo:rsid="044907a9" officeooo:paragraph-rsid="044907a9"/>
    </style:style>
    <style:style style:name="P195" style:family="paragraph" style:parent-style-name="Text_20_body">
      <style:paragraph-properties fo:margin-top="0.302cm" fo:margin-bottom="0.302cm" style:contextual-spacing="false"/>
    </style:style>
    <style:style style:name="P196" style:family="paragraph" style:parent-style-name="Исходный_20_код">
      <style:text-properties officeooo:paragraph-rsid="04525b31"/>
    </style:style>
    <style:style style:name="P197" style:family="paragraph" style:parent-style-name="Text_20_body">
      <style:text-properties officeooo:rsid="04a0107e" officeooo:paragraph-rsid="04a0107e"/>
    </style:style>
    <style:style style:name="P198" style:family="paragraph" style:parent-style-name="Text_20_body">
      <style:text-properties officeooo:rsid="04a0107e" officeooo:paragraph-rsid="04d2ca81"/>
    </style:style>
    <style:style style:name="P199" style:family="paragraph" style:parent-style-name="Text_20_body">
      <style:text-properties officeooo:rsid="04aa6536" officeooo:paragraph-rsid="04aa6536"/>
    </style:style>
    <style:style style:name="P200" style:family="paragraph" style:parent-style-name="Text_20_body">
      <style:text-properties officeooo:rsid="049fac84" officeooo:paragraph-rsid="049fac84"/>
    </style:style>
    <style:style style:name="P201" style:family="paragraph" style:parent-style-name="Text_20_body">
      <style:text-properties officeooo:rsid="04a3d7bd" officeooo:paragraph-rsid="04a3d7bd"/>
    </style:style>
    <style:style style:name="P202" style:family="paragraph" style:parent-style-name="Text_20_body">
      <style:text-properties officeooo:rsid="04a4a5b3" officeooo:paragraph-rsid="04a4a5b3"/>
    </style:style>
    <style:style style:name="P203" style:family="paragraph" style:parent-style-name="Text_20_body">
      <style:text-properties officeooo:rsid="04a4a5b3" officeooo:paragraph-rsid="04a6d9be"/>
    </style:style>
    <style:style style:name="P204" style:family="paragraph" style:parent-style-name="Text_20_body">
      <style:text-properties officeooo:rsid="04a924c4" officeooo:paragraph-rsid="04a924c4"/>
    </style:style>
    <style:style style:name="P205" style:family="paragraph" style:parent-style-name="Text_20_body">
      <style:text-properties officeooo:rsid="04ab3f23" officeooo:paragraph-rsid="04ab3f23"/>
    </style:style>
    <style:style style:name="P206" style:family="paragraph" style:parent-style-name="Text_20_body">
      <style:text-properties officeooo:rsid="04ab3f23" officeooo:paragraph-rsid="04b01eb2"/>
    </style:style>
    <style:style style:name="P207" style:family="paragraph" style:parent-style-name="Text_20_body">
      <style:text-properties officeooo:rsid="04ab3f23" officeooo:paragraph-rsid="04b1ba7e"/>
    </style:style>
    <style:style style:name="P208" style:family="paragraph" style:parent-style-name="Text_20_body">
      <style:text-properties officeooo:rsid="04ace429" officeooo:paragraph-rsid="04ace429"/>
    </style:style>
    <style:style style:name="P209" style:family="paragraph" style:parent-style-name="Text_20_body">
      <style:text-properties officeooo:rsid="04ace429" officeooo:paragraph-rsid="04b01eb2"/>
    </style:style>
    <style:style style:name="P210" style:family="paragraph" style:parent-style-name="Text_20_body">
      <style:text-properties officeooo:rsid="04b1ba7e" officeooo:paragraph-rsid="04b1ba7e"/>
    </style:style>
    <style:style style:name="P211" style:family="paragraph" style:parent-style-name="Text_20_body">
      <style:text-properties officeooo:rsid="04b4ae37" officeooo:paragraph-rsid="04b4ae37"/>
    </style:style>
    <style:style style:name="P212" style:family="paragraph" style:parent-style-name="Text_20_body">
      <style:text-properties officeooo:rsid="04b54b2f" officeooo:paragraph-rsid="04b8dd0c"/>
    </style:style>
    <style:style style:name="P213" style:family="paragraph" style:parent-style-name="Исходный_20_код">
      <style:text-properties officeooo:paragraph-rsid="04902187"/>
    </style:style>
    <style:style style:name="P214" style:family="paragraph" style:parent-style-name="Исходный_20_код">
      <style:text-properties officeooo:paragraph-rsid="048d357d"/>
    </style:style>
    <style:style style:name="P215" style:family="paragraph" style:parent-style-name="Исходный_20_код">
      <style:text-properties officeooo:paragraph-rsid="049cf4da"/>
    </style:style>
    <style:style style:name="P216" style:family="paragraph" style:parent-style-name="Исходный_20_код">
      <style:text-properties officeooo:paragraph-rsid="04c9d0e6"/>
    </style:style>
    <style:style style:name="P217" style:family="paragraph" style:parent-style-name="Text_20_body">
      <style:text-properties officeooo:rsid="04d2ca81" officeooo:paragraph-rsid="04d2ca81"/>
    </style:style>
    <style:style style:name="P218" style:family="paragraph" style:parent-style-name="Text_20_body">
      <style:text-properties officeooo:rsid="027ae434" officeooo:paragraph-rsid="027ae434"/>
    </style:style>
    <style:style style:name="P219" style:family="paragraph" style:parent-style-name="Text_20_body">
      <style:text-properties officeooo:rsid="04d6ed33" officeooo:paragraph-rsid="04da2339"/>
    </style:style>
    <style:style style:name="P220" style:family="paragraph" style:parent-style-name="Text_20_body">
      <style:text-properties officeooo:rsid="04da2339" officeooo:paragraph-rsid="04da2339"/>
    </style:style>
    <style:style style:name="P221" style:family="paragraph" style:parent-style-name="Text_20_body">
      <style:text-properties officeooo:rsid="04da2413" officeooo:paragraph-rsid="04da2413"/>
    </style:style>
    <style:style style:name="P222" style:family="paragraph" style:parent-style-name="Text_20_body">
      <style:text-properties officeooo:rsid="04dc9a9f" officeooo:paragraph-rsid="04dc9a9f"/>
    </style:style>
    <style:style style:name="P223" style:family="paragraph" style:parent-style-name="Text_20_body">
      <style:text-properties officeooo:rsid="04e47d98" officeooo:paragraph-rsid="04e47d98"/>
    </style:style>
    <style:style style:name="P224" style:family="paragraph" style:parent-style-name="Исходный_20_код">
      <style:text-properties officeooo:paragraph-rsid="05049cfa"/>
    </style:style>
    <style:style style:name="P225" style:family="paragraph" style:parent-style-name="Text_20_body">
      <style:text-properties officeooo:rsid="05002b32" officeooo:paragraph-rsid="05002b32"/>
    </style:style>
    <style:style style:name="P226" style:family="paragraph" style:parent-style-name="Text_20_body">
      <style:text-properties officeooo:paragraph-rsid="050502b2"/>
    </style:style>
    <style:style style:name="P227" style:family="paragraph" style:parent-style-name="Text_20_body">
      <style:text-properties officeooo:rsid="0507ef00" officeooo:paragraph-rsid="0507ef00"/>
    </style:style>
    <style:style style:name="P228" style:family="paragraph" style:parent-style-name="Text_20_body">
      <style:text-properties officeooo:rsid="050abf9a" officeooo:paragraph-rsid="050abf9a"/>
    </style:style>
    <style:style style:name="P229" style:family="paragraph" style:parent-style-name="Text_20_body">
      <style:text-properties officeooo:rsid="0510db32" officeooo:paragraph-rsid="0510db32"/>
    </style:style>
    <style:style style:name="P230" style:family="paragraph" style:parent-style-name="Text_20_body">
      <style:text-properties officeooo:rsid="0512ffb4" officeooo:paragraph-rsid="0512ffb4"/>
    </style:style>
    <style:style style:name="P231" style:family="paragraph" style:parent-style-name="Text_20_body">
      <style:text-properties officeooo:rsid="051ab4f0" officeooo:paragraph-rsid="051ab4f0"/>
    </style:style>
    <style:style style:name="P232" style:family="paragraph" style:parent-style-name="Text_20_body">
      <style:text-properties officeooo:rsid="051d031f" officeooo:paragraph-rsid="051d031f"/>
    </style:style>
    <style:style style:name="P233" style:family="paragraph" style:parent-style-name="Text_20_body">
      <style:text-properties officeooo:rsid="052166d2" officeooo:paragraph-rsid="052166d2"/>
    </style:style>
    <style:style style:name="P234" style:family="paragraph" style:parent-style-name="Text_20_body">
      <style:text-properties officeooo:rsid="052166d2" officeooo:paragraph-rsid="05354e78"/>
    </style:style>
    <style:style style:name="P235" style:family="paragraph" style:parent-style-name="Text_20_body">
      <style:text-properties officeooo:rsid="052e20cd" officeooo:paragraph-rsid="052e20cd"/>
    </style:style>
    <style:style style:name="P236" style:family="paragraph" style:parent-style-name="Text_20_body">
      <style:text-properties officeooo:rsid="0530753c" officeooo:paragraph-rsid="0530753c"/>
    </style:style>
    <style:style style:name="P237" style:family="paragraph" style:parent-style-name="Text_20_body">
      <style:text-properties officeooo:rsid="0530753c" officeooo:paragraph-rsid="053248e7"/>
    </style:style>
    <style:style style:name="P238" style:family="paragraph" style:parent-style-name="Text_20_body">
      <style:text-properties officeooo:rsid="0533cbdb" officeooo:paragraph-rsid="0533cbdb"/>
    </style:style>
    <style:style style:name="P239" style:family="paragraph" style:parent-style-name="Исходный_20_код">
      <style:text-properties officeooo:paragraph-rsid="050a0cbb"/>
    </style:style>
    <style:style style:name="P240" style:family="paragraph" style:parent-style-name="Исходный_20_код">
      <style:text-properties officeooo:paragraph-rsid="052ec773"/>
    </style:style>
    <style:style style:name="P241" style:family="paragraph" style:parent-style-name="Text_20_body">
      <style:text-properties officeooo:rsid="055251ce" officeooo:paragraph-rsid="055251ce"/>
    </style:style>
    <style:style style:name="P242" style:family="paragraph" style:parent-style-name="Text_20_body">
      <style:text-properties officeooo:rsid="0553fa1d" officeooo:paragraph-rsid="056fabf7"/>
    </style:style>
    <style:style style:name="P243" style:family="paragraph" style:parent-style-name="Text_20_body">
      <style:text-properties officeooo:rsid="0564b2e0" officeooo:paragraph-rsid="0564b2e0"/>
    </style:style>
    <style:style style:name="P244" style:family="paragraph" style:parent-style-name="Исходный_20_код">
      <style:text-properties officeooo:rsid="0565ca3e" officeooo:paragraph-rsid="0565ca3e"/>
    </style:style>
    <style:style style:name="P245" style:family="paragraph" style:parent-style-name="Text_20_body">
      <style:text-properties officeooo:rsid="05738872" officeooo:paragraph-rsid="05738872"/>
    </style:style>
    <style:style style:name="P246" style:family="paragraph" style:parent-style-name="Text_20_body">
      <style:text-properties officeooo:rsid="05861cab" officeooo:paragraph-rsid="05861cab"/>
    </style:style>
    <style:style style:name="P247" style:family="paragraph" style:parent-style-name="Исходный_20_код">
      <style:text-properties officeooo:rsid="05598566" officeooo:paragraph-rsid="0584226d"/>
    </style:style>
    <style:style style:name="P248" style:family="paragraph" style:parent-style-name="Heading_20_1">
      <style:paragraph-properties fo:text-align="center" style:justify-single-word="false"/>
    </style:style>
    <style:style style:name="P249" style:family="paragraph" style:parent-style-name="Heading_20_2">
      <style:text-properties officeooo:rsid="030668d5" officeooo:paragraph-rsid="030668d5"/>
    </style:style>
    <style:style style:name="P250" style:family="paragraph" style:parent-style-name="Heading_20_2">
      <style:text-properties officeooo:paragraph-rsid="008e66a9"/>
    </style:style>
    <style:style style:name="P251" style:family="paragraph" style:parent-style-name="Heading_20_2">
      <style:text-properties officeooo:rsid="00b20e8f" officeooo:paragraph-rsid="00b20e8f"/>
    </style:style>
    <style:style style:name="P252" style:family="paragraph" style:parent-style-name="Heading_20_2">
      <style:text-properties officeooo:paragraph-rsid="01023fd0"/>
    </style:style>
    <style:style style:name="P253" style:family="paragraph" style:parent-style-name="Heading_20_3">
      <style:text-properties officeooo:rsid="058fbb7a" officeooo:paragraph-rsid="058fbb7a"/>
    </style:style>
    <style:style style:name="P254" style:family="paragraph" style:parent-style-name="Heading_20_3">
      <style:text-properties officeooo:rsid="0506f2f0" officeooo:paragraph-rsid="0506f2f0"/>
    </style:style>
    <style:style style:name="P255" style:family="paragraph" style:parent-style-name="Heading_20_3">
      <style:text-properties officeooo:rsid="0007ce7d" officeooo:paragraph-rsid="01023fd0"/>
    </style:style>
    <style:style style:name="P256" style:family="paragraph" style:parent-style-name="Heading_20_3">
      <style:text-properties officeooo:rsid="02524ea3" officeooo:paragraph-rsid="02524ea3"/>
    </style:style>
    <style:style style:name="P257" style:family="paragraph" style:parent-style-name="Heading_20_3">
      <style:text-properties officeooo:rsid="047bd7da" officeooo:paragraph-rsid="047bd7da"/>
    </style:style>
    <style:style style:name="P258" style:family="paragraph" style:parent-style-name="Heading_20_3">
      <style:text-properties officeooo:rsid="0251c04e" officeooo:paragraph-rsid="0251c04e"/>
    </style:style>
    <style:style style:name="P259" style:family="paragraph" style:parent-style-name="Heading_20_3">
      <style:text-properties officeooo:rsid="0251c04e" officeooo:paragraph-rsid="05049cfa"/>
    </style:style>
    <style:style style:name="P260" style:family="paragraph" style:parent-style-name="Heading_20_3">
      <style:text-properties officeooo:rsid="04306acc" officeooo:paragraph-rsid="04306acc"/>
    </style:style>
    <style:style style:name="P261" style:family="paragraph" style:parent-style-name="Heading_20_4">
      <style:text-properties officeooo:paragraph-rsid="01023fd0"/>
    </style:style>
    <style:style style:name="P262" style:family="paragraph" style:parent-style-name="Heading_20_4">
      <style:text-properties officeooo:rsid="00fb200b" officeooo:paragraph-rsid="01023fd0"/>
    </style:style>
    <style:style style:name="P263" style:family="paragraph" style:parent-style-name="Heading_20_4">
      <style:text-properties officeooo:paragraph-rsid="025e6b69"/>
    </style:style>
    <style:style style:name="P264" style:family="paragraph" style:parent-style-name="Heading_20_4">
      <style:text-properties officeooo:rsid="04a0107e" officeooo:paragraph-rsid="04c9d0e6"/>
    </style:style>
    <style:style style:name="P265" style:family="paragraph" style:parent-style-name="Heading_20_4">
      <style:text-properties officeooo:rsid="04a0107e" officeooo:paragraph-rsid="04a0107e"/>
    </style:style>
    <style:style style:name="P266" style:family="paragraph" style:parent-style-name="Heading_20_4">
      <style:text-properties officeooo:rsid="04a234b8" officeooo:paragraph-rsid="04a234b8"/>
    </style:style>
    <style:style style:name="P267" style:family="paragraph" style:parent-style-name="Heading_20_4">
      <style:text-properties officeooo:rsid="04a4a5b3" officeooo:paragraph-rsid="04a4a5b3"/>
    </style:style>
    <style:style style:name="P268" style:family="paragraph" style:parent-style-name="Heading_20_4">
      <style:text-properties officeooo:rsid="04a4e6c6" officeooo:paragraph-rsid="04a4e6c6"/>
    </style:style>
    <style:style style:name="P269" style:family="paragraph" style:parent-style-name="Heading_20_4">
      <style:text-properties officeooo:rsid="04a88932" officeooo:paragraph-rsid="04a88932"/>
    </style:style>
    <style:style style:name="P270" style:family="paragraph" style:parent-style-name="Heading_20_4">
      <style:text-properties officeooo:rsid="04aa6536" officeooo:paragraph-rsid="04aa6536"/>
    </style:style>
    <style:style style:name="P271" style:family="paragraph" style:parent-style-name="Heading_20_4">
      <style:text-properties officeooo:rsid="04b01eb2" officeooo:paragraph-rsid="04b01eb2"/>
    </style:style>
    <style:style style:name="P272" style:family="paragraph" style:parent-style-name="Heading_20_4">
      <style:text-properties officeooo:paragraph-rsid="02d46ef4"/>
    </style:style>
    <style:style style:name="P273" style:family="paragraph" style:parent-style-name="Heading_20_4">
      <style:text-properties officeooo:paragraph-rsid="04321c81"/>
    </style:style>
    <style:style style:name="P274" style:family="paragraph" style:parent-style-name="Heading_20_4">
      <style:text-properties officeooo:paragraph-rsid="0432b9bb"/>
    </style:style>
    <style:style style:name="P275" style:family="paragraph" style:parent-style-name="Heading_20_4">
      <style:text-properties officeooo:paragraph-rsid="043b125e"/>
    </style:style>
    <style:style style:name="P276" style:family="paragraph" style:parent-style-name="Heading_20_4">
      <style:text-properties officeooo:paragraph-rsid="043ce005"/>
    </style:style>
    <style:style style:name="P277" style:family="paragraph" style:parent-style-name="Heading_20_4">
      <style:text-properties officeooo:paragraph-rsid="043f83fe"/>
    </style:style>
    <style:style style:name="P278" style:family="paragraph" style:parent-style-name="Heading_20_4">
      <style:text-properties officeooo:paragraph-rsid="04406dcf"/>
    </style:style>
    <style:style style:name="P279" style:family="paragraph" style:parent-style-name="Heading_20_4">
      <style:text-properties officeooo:paragraph-rsid="04423082"/>
    </style:style>
    <style:style style:name="P280" style:family="paragraph" style:parent-style-name="Heading_20_4">
      <style:text-properties officeooo:paragraph-rsid="04429bdc"/>
    </style:style>
    <style:style style:name="P281" style:family="paragraph" style:parent-style-name="Heading_20_4">
      <style:text-properties officeooo:paragraph-rsid="0443e35b"/>
    </style:style>
    <style:style style:name="P282" style:family="paragraph" style:parent-style-name="Heading_20_4">
      <style:text-properties officeooo:paragraph-rsid="05049cfa"/>
    </style:style>
    <style:style style:name="P283" style:family="paragraph" style:parent-style-name="Heading_20_4">
      <style:text-properties officeooo:paragraph-rsid="01091fb4"/>
    </style:style>
    <style:style style:name="P284" style:family="paragraph" style:parent-style-name="Heading_20_4">
      <style:text-properties officeooo:rsid="0112e62a" officeooo:paragraph-rsid="0112e62a"/>
    </style:style>
    <style:style style:name="P285" style:family="paragraph" style:parent-style-name="Heading_20_4">
      <style:text-properties officeooo:paragraph-rsid="0139fdf0"/>
    </style:style>
    <style:style style:name="P286" style:family="paragraph" style:parent-style-name="Heading_20_4">
      <style:text-properties officeooo:rsid="01c5a1f7" officeooo:paragraph-rsid="01dfee0d"/>
    </style:style>
    <style:style style:name="P287" style:family="paragraph" style:parent-style-name="Heading_20_5">
      <style:text-properties officeooo:rsid="034fdf84" officeooo:paragraph-rsid="03d7655a"/>
    </style:style>
    <style:style style:name="P288" style:family="paragraph" style:parent-style-name="Heading_20_5">
      <style:text-properties officeooo:rsid="034fdf84" officeooo:paragraph-rsid="03dd9cce"/>
    </style:style>
    <style:style style:name="P289" style:family="paragraph" style:parent-style-name="Heading_20_5">
      <style:text-properties officeooo:paragraph-rsid="022f637c"/>
    </style:style>
    <style:style style:name="P290" style:family="paragraph" style:parent-style-name="Text_20_body" style:list-style-name="L1">
      <style:text-properties officeooo:rsid="039cc364" officeooo:paragraph-rsid="0473ccea"/>
    </style:style>
    <style:style style:name="P291" style:family="paragraph" style:parent-style-name="Text_20_body" style:list-style-name="L1">
      <style:text-properties officeooo:rsid="039cc364" officeooo:paragraph-rsid="039cc364"/>
    </style:style>
    <style:style style:name="P292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293" style:family="paragraph" style:parent-style-name="Text_20_body" style:list-style-name="L2">
      <style:text-properties officeooo:paragraph-rsid="00c89376"/>
    </style:style>
    <style:style style:name="P294" style:family="paragraph" style:parent-style-name="Text_20_body" style:list-style-name="L2">
      <style:text-properties officeooo:rsid="00c6b5db" officeooo:paragraph-rsid="00c89376"/>
    </style:style>
    <style:style style:name="P295" style:family="paragraph" style:parent-style-name="Text_20_body" style:list-style-name="L2">
      <style:text-properties officeooo:rsid="00ca897b" officeooo:paragraph-rsid="00ca897b"/>
    </style:style>
    <style:style style:name="P296" style:family="paragraph" style:parent-style-name="Text_20_body" style:list-style-name="L2">
      <style:text-properties officeooo:rsid="00cab932" officeooo:paragraph-rsid="00cab932"/>
    </style:style>
    <style:style style:name="P297" style:family="paragraph" style:parent-style-name="Text_20_body" style:list-style-name="L3">
      <style:text-properties officeooo:rsid="001998ef" officeooo:paragraph-rsid="01023fd0"/>
    </style:style>
    <style:style style:name="P298" style:family="paragraph" style:parent-style-name="Text_20_body" style:list-style-name="L4">
      <style:text-properties officeooo:rsid="001998ef" officeooo:paragraph-rsid="01023fd0"/>
    </style:style>
    <style:style style:name="P299" style:family="paragraph" style:parent-style-name="Text_20_body" style:list-style-name="L5">
      <style:text-properties officeooo:paragraph-rsid="04078734"/>
    </style:style>
    <style:style style:name="P300" style:family="paragraph" style:parent-style-name="Text_20_body" style:list-style-name="L5">
      <style:text-properties officeooo:rsid="026903af" officeooo:paragraph-rsid="026903af"/>
    </style:style>
    <style:style style:name="P301" style:family="paragraph" style:parent-style-name="Text_20_body" style:list-style-name="L5">
      <style:text-properties officeooo:rsid="026ade76" officeooo:paragraph-rsid="0417c449"/>
    </style:style>
    <style:style style:name="P302" style:family="paragraph" style:parent-style-name="Text_20_body">
      <style:text-properties officeooo:rsid="05920142" officeooo:paragraph-rsid="05920142"/>
    </style:style>
    <style:style style:name="P303" style:family="paragraph" style:parent-style-name="Text_20_body">
      <style:text-properties officeooo:rsid="0593a96b" officeooo:paragraph-rsid="0593a96b"/>
    </style:style>
    <style:style style:name="P304" style:family="paragraph" style:parent-style-name="Text_20_body">
      <style:text-properties officeooo:rsid="0598e2b5" officeooo:paragraph-rsid="0598e2b5"/>
    </style:style>
    <style:style style:name="P305" style:family="paragraph" style:parent-style-name="Text_20_body">
      <style:text-properties officeooo:rsid="059ad923" officeooo:paragraph-rsid="059ad923"/>
    </style:style>
    <style:style style:name="P306" style:family="paragraph" style:parent-style-name="Text_20_body">
      <style:text-properties officeooo:rsid="059c866d" officeooo:paragraph-rsid="059c866d"/>
    </style:style>
    <style:style style:name="P307" style:family="paragraph" style:parent-style-name="Text_20_body">
      <style:text-properties officeooo:rsid="059de58d" officeooo:paragraph-rsid="059de58d"/>
    </style:style>
    <style:style style:name="P308" style:family="paragraph" style:parent-style-name="Text_20_body">
      <style:text-properties officeooo:rsid="05adf266" officeooo:paragraph-rsid="05adf266"/>
    </style:style>
    <style:style style:name="P309" style:family="paragraph" style:parent-style-name="Text_20_body">
      <style:text-properties officeooo:rsid="05b0dc3b" officeooo:paragraph-rsid="05b0dc3b"/>
    </style:style>
    <style:style style:name="P310" style:family="paragraph" style:parent-style-name="Text_20_body" style:list-style-name="L6">
      <style:text-properties officeooo:rsid="05b0dc3b" officeooo:paragraph-rsid="05b0dc3b"/>
    </style:style>
    <style:style style:name="P311" style:family="paragraph" style:parent-style-name="Text_20_body">
      <style:text-properties officeooo:rsid="05bb7183" officeooo:paragraph-rsid="05bb7183"/>
    </style:style>
    <style:style style:name="P312" style:family="paragraph" style:parent-style-name="Исходный_20_код">
      <style:text-properties officeooo:paragraph-rsid="05a292c6"/>
    </style:style>
    <style:style style:name="P313" style:family="paragraph" style:parent-style-name="Исходный_20_код">
      <style:text-properties officeooo:paragraph-rsid="05b36f57"/>
    </style:style>
    <style:style style:name="P314" style:family="paragraph" style:parent-style-name="Исходный_20_код">
      <style:text-properties officeooo:paragraph-rsid="05b53f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8a6a6" style:font-weight-asian="bold" style:font-weight-complex="bold"/>
    </style:style>
    <style:style style:name="T3" style:family="text">
      <style:text-properties fo:font-weight="bold" officeooo:rsid="0118e77e" style:font-weight-asian="bold" style:font-weight-complex="bold"/>
    </style:style>
    <style:style style:name="T4" style:family="text">
      <style:text-properties fo:font-weight="bold" officeooo:rsid="0120ea38" style:font-weight-asian="bold" style:font-weight-complex="bold"/>
    </style:style>
    <style:style style:name="T5" style:family="text">
      <style:text-properties fo:font-weight="bold" officeooo:rsid="01311a80" style:font-weight-asian="bold" style:font-weight-complex="bold"/>
    </style:style>
    <style:style style:name="T6" style:family="text">
      <style:text-properties fo:font-weight="bold" officeooo:rsid="01318492" style:font-weight-asian="bold" style:font-weight-complex="bold"/>
    </style:style>
    <style:style style:name="T7" style:family="text">
      <style:text-properties fo:font-weight="bold" officeooo:rsid="0133721b" style:font-weight-asian="bold" style:font-weight-complex="bold"/>
    </style:style>
    <style:style style:name="T8" style:family="text">
      <style:text-properties fo:font-weight="bold" officeooo:rsid="01384f38" style:font-weight-asian="bold" style:font-weight-complex="bold"/>
    </style:style>
    <style:style style:name="T9" style:family="text">
      <style:text-properties fo:font-weight="bold" officeooo:rsid="01438800" style:font-weight-asian="bold" style:font-weight-complex="bold"/>
    </style:style>
    <style:style style:name="T10" style:family="text">
      <style:text-properties fo:font-weight="bold" officeooo:rsid="014cf5a9" style:font-weight-asian="bold" style:font-weight-complex="bold"/>
    </style:style>
    <style:style style:name="T11" style:family="text">
      <style:text-properties fo:font-weight="bold" officeooo:rsid="014feb0b" style:font-weight-asian="bold" style:font-weight-complex="bold"/>
    </style:style>
    <style:style style:name="T12" style:family="text">
      <style:text-properties fo:font-weight="bold" officeooo:rsid="013de234" style:font-weight-asian="bold" style:font-weight-complex="bold"/>
    </style:style>
    <style:style style:name="T13" style:family="text">
      <style:text-properties fo:font-weight="bold" officeooo:rsid="0173fa91" style:font-weight-asian="bold" style:font-weight-complex="bold"/>
    </style:style>
    <style:style style:name="T14" style:family="text">
      <style:text-properties fo:font-weight="bold" officeooo:rsid="017a0847" style:font-weight-asian="bold" style:font-weight-complex="bold"/>
    </style:style>
    <style:style style:name="T15" style:family="text">
      <style:text-properties fo:font-weight="bold" officeooo:rsid="017aa7f2" style:font-weight-asian="bold" style:font-weight-complex="bold"/>
    </style:style>
    <style:style style:name="T16" style:family="text">
      <style:text-properties fo:font-weight="bold" officeooo:rsid="019ce3cc" style:font-weight-asian="bold" style:font-weight-complex="bold"/>
    </style:style>
    <style:style style:name="T17" style:family="text">
      <style:text-properties fo:font-weight="bold" officeooo:rsid="019e2b1f" style:font-weight-asian="bold" style:font-weight-complex="bold"/>
    </style:style>
    <style:style style:name="T18" style:family="text">
      <style:text-properties fo:font-weight="bold" officeooo:rsid="01bf3ed5" style:font-weight-asian="bold" style:font-weight-complex="bold"/>
    </style:style>
    <style:style style:name="T19" style:family="text">
      <style:text-properties fo:font-weight="bold" officeooo:rsid="01d4361f" style:font-weight-asian="bold" style:font-weight-complex="bold"/>
    </style:style>
    <style:style style:name="T20" style:family="text">
      <style:text-properties fo:font-weight="bold" officeooo:rsid="02227558" style:font-weight-asian="bold" style:font-weight-complex="bold"/>
    </style:style>
    <style:style style:name="T21" style:family="text">
      <style:text-properties fo:font-weight="bold" officeooo:rsid="025caa0e" style:font-weight-asian="bold" style:font-weight-complex="bold"/>
    </style:style>
    <style:style style:name="T22" style:family="text">
      <style:text-properties fo:font-weight="bold" officeooo:rsid="026903af" style:font-weight-asian="bold" style:font-weight-complex="bold"/>
    </style:style>
    <style:style style:name="T23" style:family="text">
      <style:text-properties fo:font-weight="bold" officeooo:rsid="02b3acad" style:font-weight-asian="bold" style:font-weight-complex="bold"/>
    </style:style>
    <style:style style:name="T24" style:family="text">
      <style:text-properties fo:font-weight="bold" officeooo:rsid="02c27374" style:font-weight-asian="bold" style:font-weight-complex="bold"/>
    </style:style>
    <style:style style:name="T25" style:family="text">
      <style:text-properties fo:font-weight="bold" officeooo:rsid="02d7f4b0" style:font-weight-asian="bold" style:font-weight-complex="bold"/>
    </style:style>
    <style:style style:name="T26" style:family="text">
      <style:text-properties fo:font-weight="bold" officeooo:rsid="02e6e887" style:font-weight-asian="bold" style:font-weight-complex="bold"/>
    </style:style>
    <style:style style:name="T27" style:family="text">
      <style:text-properties fo:font-weight="bold" officeooo:rsid="034ebbb9" style:font-weight-asian="bold" style:font-weight-complex="bold"/>
    </style:style>
    <style:style style:name="T28" style:family="text">
      <style:text-properties fo:font-weight="bold" officeooo:rsid="034df791" style:font-weight-asian="bold" style:font-weight-complex="bold"/>
    </style:style>
    <style:style style:name="T29" style:family="text">
      <style:text-properties fo:font-weight="bold" officeooo:rsid="03830eab" style:font-weight-asian="bold" style:font-weight-complex="bold"/>
    </style:style>
    <style:style style:name="T30" style:family="text">
      <style:text-properties fo:font-weight="bold" officeooo:rsid="03a4e9a6" style:font-weight-asian="bold" style:font-weight-complex="bold"/>
    </style:style>
    <style:style style:name="T31" style:family="text">
      <style:text-properties fo:font-weight="bold" officeooo:rsid="04200c61" style:font-weight-asian="bold" style:font-weight-complex="bold"/>
    </style:style>
    <style:style style:name="T32" style:family="text">
      <style:text-properties fo:font-weight="bold" officeooo:rsid="04238af5" style:font-weight-asian="bold" style:font-weight-complex="bold"/>
    </style:style>
    <style:style style:name="T33" style:family="text">
      <style:text-properties fo:font-weight="bold" officeooo:rsid="042e993b" style:font-weight-asian="bold" style:font-weight-complex="bold"/>
    </style:style>
    <style:style style:name="T34" style:family="text">
      <style:text-properties fo:font-weight="bold" officeooo:rsid="04321c81" style:font-weight-asian="bold" style:font-weight-complex="bold"/>
    </style:style>
    <style:style style:name="T35" style:family="text">
      <style:text-properties fo:font-weight="bold" officeooo:rsid="0437df6e" style:font-weight-asian="bold" style:font-weight-complex="bold"/>
    </style:style>
    <style:style style:name="T36" style:family="text">
      <style:text-properties fo:font-weight="bold" officeooo:rsid="03bcfdbe" style:font-weight-asian="bold" style:font-weight-complex="bold"/>
    </style:style>
    <style:style style:name="T37" style:family="text">
      <style:text-properties fo:font-weight="bold" officeooo:rsid="04b6c830" style:font-weight-asian="bold" style:font-weight-complex="bold"/>
    </style:style>
    <style:style style:name="T38" style:family="text">
      <style:text-properties fo:font-weight="bold" officeooo:rsid="04bf7578" style:font-weight-asian="bold" style:font-weight-complex="bold"/>
    </style:style>
    <style:style style:name="T39" style:family="text">
      <style:text-properties fo:font-weight="bold" officeooo:rsid="04c9d0e6" style:font-weight-asian="bold" style:font-weight-complex="bold"/>
    </style:style>
    <style:style style:name="T40" style:family="text">
      <style:text-properties fo:font-weight="bold" officeooo:rsid="04d86354" style:font-weight-asian="bold" style:font-weight-complex="bold"/>
    </style:style>
    <style:style style:name="T41" style:family="text">
      <style:text-properties fo:font-weight="bold" officeooo:rsid="04de7130" style:font-weight-asian="bold" style:font-weight-complex="bold"/>
    </style:style>
    <style:style style:name="T42" style:family="text">
      <style:text-properties fo:font-weight="bold" officeooo:rsid="050bb4ca" style:font-weight-asian="bold" style:font-weight-complex="bold"/>
    </style:style>
    <style:style style:name="T43" style:family="text">
      <style:text-properties fo:font-weight="bold" officeooo:rsid="051d8c5e" style:font-weight-asian="bold" style:font-weight-complex="bold"/>
    </style:style>
    <style:style style:name="T44" style:family="text">
      <style:text-properties fo:font-weight="bold" officeooo:rsid="0523a25e" style:font-weight-asian="bold" style:font-weight-complex="bold"/>
    </style:style>
    <style:style style:name="T45" style:family="text">
      <style:text-properties fo:font-weight="bold" officeooo:rsid="053248e7" style:font-weight-asian="bold" style:font-weight-complex="bold"/>
    </style:style>
    <style:style style:name="T46" style:family="text">
      <style:text-properties fo:font-weight="bold" officeooo:rsid="05354e78" style:font-weight-asian="bold" style:font-weight-complex="bold"/>
    </style:style>
    <style:style style:name="T47" style:family="text">
      <style:text-properties fo:font-weight="bold" officeooo:rsid="0537219d" style:font-weight-asian="bold" style:font-weight-complex="bold"/>
    </style:style>
    <style:style style:name="T48" style:family="text">
      <style:text-properties fo:font-weight="bold" officeooo:rsid="055469f5" style:font-weight-asian="bold" style:font-weight-complex="bold"/>
    </style:style>
    <style:style style:name="T49" style:family="text">
      <style:text-properties fo:font-weight="bold" officeooo:rsid="05a0a2ac" style:font-weight-asian="bold" style:font-weight-complex="bold"/>
    </style:style>
    <style:style style:name="T50" style:family="text">
      <style:text-properties fo:font-weight="bold" officeooo:rsid="05b8f47d" style:font-weight-asian="bold" style:font-weight-complex="bold"/>
    </style:style>
    <style:style style:name="T51" style:family="text">
      <style:text-properties officeooo:rsid="008e66a9"/>
    </style:style>
    <style:style style:name="T52" style:family="text">
      <style:text-properties officeooo:rsid="00902699"/>
    </style:style>
    <style:style style:name="T53" style:family="text">
      <style:text-properties officeooo:rsid="00909eac"/>
    </style:style>
    <style:style style:name="T54" style:family="text">
      <style:text-properties officeooo:rsid="0092266a"/>
    </style:style>
    <style:style style:name="T55" style:family="text">
      <style:text-properties officeooo:rsid="0092a35f"/>
    </style:style>
    <style:style style:name="T56" style:family="text">
      <style:text-properties officeooo:rsid="00947581"/>
    </style:style>
    <style:style style:name="T57" style:family="text">
      <style:text-properties officeooo:rsid="009d5c13"/>
    </style:style>
    <style:style style:name="T58" style:family="text">
      <style:text-properties officeooo:rsid="009efd40"/>
    </style:style>
    <style:style style:name="T59" style:family="text">
      <style:text-properties officeooo:rsid="00a0c267"/>
    </style:style>
    <style:style style:name="T60" style:family="text">
      <style:text-properties officeooo:rsid="00a11caf"/>
    </style:style>
    <style:style style:name="T61" style:family="text">
      <style:text-properties officeooo:rsid="00a16ce4"/>
    </style:style>
    <style:style style:name="T62" style:family="text">
      <style:text-properties officeooo:rsid="00a6bd25"/>
    </style:style>
    <style:style style:name="T63" style:family="text">
      <style:text-properties officeooo:rsid="00a820ab"/>
    </style:style>
    <style:style style:name="T64" style:family="text">
      <style:text-properties officeooo:rsid="00a8e95b"/>
    </style:style>
    <style:style style:name="T65" style:family="text">
      <style:text-properties officeooo:rsid="00abf211"/>
    </style:style>
    <style:style style:name="T66" style:family="text">
      <style:text-properties officeooo:rsid="00adcc0a"/>
    </style:style>
    <style:style style:name="T67" style:family="text">
      <style:text-properties officeooo:rsid="00b2fbf5"/>
    </style:style>
    <style:style style:name="T68" style:family="text">
      <style:text-properties officeooo:rsid="00b59701"/>
    </style:style>
    <style:style style:name="T69" style:family="text">
      <style:text-properties officeooo:rsid="00b7820c"/>
    </style:style>
    <style:style style:name="T70" style:family="text">
      <style:text-properties officeooo:rsid="00bf4de3"/>
    </style:style>
    <style:style style:name="T71" style:family="text">
      <style:text-properties officeooo:rsid="00c1d7df"/>
    </style:style>
    <style:style style:name="T72" style:family="text">
      <style:text-properties officeooo:rsid="00c6b5db"/>
    </style:style>
    <style:style style:name="T73" style:family="text">
      <style:text-properties officeooo:rsid="00c89376"/>
    </style:style>
    <style:style style:name="T74" style:family="text">
      <style:text-properties officeooo:rsid="00cc7913"/>
    </style:style>
    <style:style style:name="T75" style:family="text">
      <style:text-properties officeooo:rsid="00ccacb2"/>
    </style:style>
    <style:style style:name="T76" style:family="text">
      <style:text-properties officeooo:rsid="00ccb9c2"/>
    </style:style>
    <style:style style:name="T77" style:family="text">
      <style:text-properties officeooo:rsid="00cce436"/>
    </style:style>
    <style:style style:name="T78" style:family="text">
      <style:text-properties officeooo:rsid="00cd1368"/>
    </style:style>
    <style:style style:name="T79" style:family="text">
      <style:text-properties officeooo:rsid="00ceb451"/>
    </style:style>
    <style:style style:name="T80" style:family="text">
      <style:text-properties officeooo:rsid="00d17e36"/>
    </style:style>
    <style:style style:name="T81" style:family="text">
      <style:text-properties officeooo:rsid="00d2e410"/>
    </style:style>
    <style:style style:name="T82" style:family="text">
      <style:text-properties officeooo:rsid="00d5c59a"/>
    </style:style>
    <style:style style:name="T83" style:family="text">
      <style:text-properties officeooo:rsid="00d72e6a"/>
    </style:style>
    <style:style style:name="T84" style:family="text">
      <style:text-properties officeooo:rsid="00d7844c"/>
    </style:style>
    <style:style style:name="T85" style:family="text">
      <style:text-properties officeooo:rsid="00dd8464"/>
    </style:style>
    <style:style style:name="T86" style:family="text">
      <style:text-properties officeooo:rsid="00df2460"/>
    </style:style>
    <style:style style:name="T87" style:family="text">
      <style:text-properties officeooo:rsid="00e004ab"/>
    </style:style>
    <style:style style:name="T88" style:family="text">
      <style:text-properties officeooo:rsid="00e39aee"/>
    </style:style>
    <style:style style:name="T89" style:family="text">
      <style:text-properties officeooo:rsid="00e6cd6d"/>
    </style:style>
    <style:style style:name="T90" style:family="text">
      <style:text-properties officeooo:rsid="00e8cb39"/>
    </style:style>
    <style:style style:name="T91" style:family="text">
      <style:text-properties officeooo:rsid="00ea2ee5"/>
    </style:style>
    <style:style style:name="T92" style:family="text">
      <style:text-properties style:font-name="Liberation Mono" fo:font-size="11pt" officeooo:rsid="00ea2ee5" style:font-size-asian="11pt" style:font-size-complex="11pt"/>
    </style:style>
    <style:style style:name="T93" style:family="text">
      <style:text-properties officeooo:rsid="00eb02ff"/>
    </style:style>
    <style:style style:name="T94" style:family="text">
      <style:text-properties officeooo:rsid="00ec19fe"/>
    </style:style>
    <style:style style:name="T95" style:family="text">
      <style:text-properties officeooo:rsid="00ee2a08"/>
    </style:style>
    <style:style style:name="T96" style:family="text">
      <style:text-properties officeooo:rsid="00f3291b"/>
    </style:style>
    <style:style style:name="T97" style:family="text">
      <style:text-properties officeooo:rsid="00f8dfc7"/>
    </style:style>
    <style:style style:name="T98" style:family="text">
      <style:text-properties officeooo:rsid="00f92bd2"/>
    </style:style>
    <style:style style:name="T99" style:family="text">
      <style:text-properties officeooo:rsid="00f988cd"/>
    </style:style>
    <style:style style:name="T100" style:family="text">
      <style:text-properties officeooo:rsid="00f7a045"/>
    </style:style>
    <style:style style:name="T101" style:family="text">
      <style:text-properties officeooo:rsid="00f83948"/>
    </style:style>
    <style:style style:name="T102" style:family="text">
      <style:text-properties officeooo:rsid="010493cc"/>
    </style:style>
    <style:style style:name="T103" style:family="text">
      <style:text-properties officeooo:rsid="00f85b41"/>
    </style:style>
    <style:style style:name="T104" style:family="text">
      <style:text-properties officeooo:rsid="00fa556e"/>
    </style:style>
    <style:style style:name="T105" style:family="text">
      <style:text-properties officeooo:rsid="005f0c0c"/>
    </style:style>
    <style:style style:name="T106" style:family="text">
      <style:text-properties officeooo:rsid="00d4605f"/>
    </style:style>
    <style:style style:name="T107" style:family="text">
      <style:text-properties officeooo:rsid="0008960a"/>
    </style:style>
    <style:style style:name="T108" style:family="text">
      <style:text-properties officeooo:rsid="01124599"/>
    </style:style>
    <style:style style:name="T109" style:family="text">
      <style:text-properties officeooo:rsid="00fddb32"/>
    </style:style>
    <style:style style:name="T110" style:family="text">
      <style:text-properties officeooo:rsid="00daab37"/>
    </style:style>
    <style:style style:name="T111" style:family="text">
      <style:text-properties officeooo:rsid="00093938"/>
    </style:style>
    <style:style style:name="T112" style:family="text">
      <style:text-properties officeooo:rsid="000ceb46"/>
    </style:style>
    <style:style style:name="T113" style:family="text">
      <style:text-properties officeooo:rsid="000eacd6"/>
    </style:style>
    <style:style style:name="T114" style:family="text">
      <style:text-properties officeooo:rsid="0078e064"/>
    </style:style>
    <style:style style:name="T115" style:family="text">
      <style:text-properties officeooo:rsid="0079a7d8"/>
    </style:style>
    <style:style style:name="T116" style:family="text">
      <style:text-properties officeooo:rsid="008373f7"/>
    </style:style>
    <style:style style:name="T117" style:family="text">
      <style:text-properties officeooo:rsid="00542dad"/>
    </style:style>
    <style:style style:name="T118" style:family="text">
      <style:text-properties officeooo:rsid="007b3623"/>
    </style:style>
    <style:style style:name="T119" style:family="text">
      <style:text-properties officeooo:rsid="007ba89e"/>
    </style:style>
    <style:style style:name="T120" style:family="text">
      <style:text-properties officeooo:rsid="00deb5ee"/>
    </style:style>
    <style:style style:name="T121" style:family="text">
      <style:text-properties officeooo:rsid="00531944"/>
    </style:style>
    <style:style style:name="T122" style:family="text">
      <style:text-properties officeooo:rsid="00881ea3"/>
    </style:style>
    <style:style style:name="T123" style:family="text">
      <style:text-properties officeooo:rsid="00ff2c80"/>
    </style:style>
    <style:style style:name="T124" style:family="text">
      <style:text-properties officeooo:rsid="0105b662"/>
    </style:style>
    <style:style style:name="T125" style:family="text">
      <style:text-properties officeooo:rsid="0108ad4a"/>
    </style:style>
    <style:style style:name="T126" style:family="text">
      <style:text-properties officeooo:rsid="010a840d"/>
    </style:style>
    <style:style style:name="T127" style:family="text">
      <style:text-properties officeooo:rsid="001d4876"/>
    </style:style>
    <style:style style:name="T128" style:family="text">
      <style:text-properties officeooo:rsid="0056881d"/>
    </style:style>
    <style:style style:name="T129" style:family="text">
      <style:text-properties officeooo:rsid="011785dd"/>
    </style:style>
    <style:style style:name="T130" style:family="text">
      <style:text-properties officeooo:rsid="00f3572a"/>
    </style:style>
    <style:style style:name="T131" style:family="text">
      <style:text-properties officeooo:rsid="00f5dc2e"/>
    </style:style>
    <style:style style:name="T132" style:family="text">
      <style:text-properties officeooo:rsid="00f3b28a"/>
    </style:style>
    <style:style style:name="T133" style:family="text">
      <style:text-properties officeooo:rsid="0101c9b3"/>
    </style:style>
    <style:style style:name="T134" style:family="text">
      <style:text-properties officeooo:rsid="00f6be78"/>
    </style:style>
    <style:style style:name="T135" style:family="text">
      <style:text-properties officeooo:rsid="01047fb5"/>
    </style:style>
    <style:style style:name="T136" style:family="text">
      <style:text-properties officeooo:rsid="010ff261"/>
    </style:style>
    <style:style style:name="T137" style:family="text">
      <style:text-properties officeooo:rsid="01106a1d"/>
    </style:style>
    <style:style style:name="T138" style:family="text">
      <style:text-properties officeooo:rsid="00f71673"/>
    </style:style>
    <style:style style:name="T139" style:family="text">
      <style:text-properties officeooo:rsid="010420c2"/>
    </style:style>
    <style:style style:name="T140" style:family="text">
      <style:text-properties officeooo:rsid="0106d0eb"/>
    </style:style>
    <style:style style:name="T141" style:family="text">
      <style:text-properties officeooo:rsid="01091fb4"/>
    </style:style>
    <style:style style:name="T142" style:family="text">
      <style:text-properties officeooo:rsid="010b1765"/>
    </style:style>
    <style:style style:name="T143" style:family="text">
      <style:text-properties officeooo:rsid="010b1a08"/>
    </style:style>
    <style:style style:name="T144" style:family="text">
      <style:text-properties officeooo:rsid="01161f69"/>
    </style:style>
    <style:style style:name="T145" style:family="text">
      <style:text-properties officeooo:rsid="0118a6a6"/>
    </style:style>
    <style:style style:name="T146" style:family="text">
      <style:text-properties officeooo:rsid="011a214a"/>
    </style:style>
    <style:style style:name="T147" style:family="text">
      <style:text-properties officeooo:rsid="011accf9"/>
    </style:style>
    <style:style style:name="T148" style:family="text">
      <style:text-properties officeooo:rsid="011c29ea"/>
    </style:style>
    <style:style style:name="T149" style:family="text">
      <style:text-properties officeooo:rsid="011c3786"/>
    </style:style>
    <style:style style:name="T150" style:family="text">
      <style:text-properties officeooo:rsid="011cc289"/>
    </style:style>
    <style:style style:name="T151" style:family="text">
      <style:text-properties officeooo:rsid="011e24d5"/>
    </style:style>
    <style:style style:name="T152" style:family="text">
      <style:text-properties officeooo:rsid="011f3927"/>
    </style:style>
    <style:style style:name="T153" style:family="text">
      <style:text-properties officeooo:rsid="0120ea38"/>
    </style:style>
    <style:style style:name="T154" style:family="text">
      <style:text-properties officeooo:rsid="01243237"/>
    </style:style>
    <style:style style:name="T155" style:family="text">
      <style:text-properties officeooo:rsid="0124de3c"/>
    </style:style>
    <style:style style:name="T156" style:family="text">
      <style:text-properties officeooo:rsid="0126b176"/>
    </style:style>
    <style:style style:name="T157" style:family="text">
      <style:text-properties officeooo:rsid="012b9245"/>
    </style:style>
    <style:style style:name="T158" style:family="text">
      <style:text-properties officeooo:rsid="01302863"/>
    </style:style>
    <style:style style:name="T159" style:family="text">
      <style:text-properties officeooo:rsid="01318492"/>
    </style:style>
    <style:style style:name="T160" style:family="text">
      <style:text-properties officeooo:rsid="0133721b"/>
    </style:style>
    <style:style style:name="T161" style:family="text">
      <style:text-properties officeooo:rsid="01384f38"/>
    </style:style>
    <style:style style:name="T162" style:family="text">
      <style:text-properties officeooo:rsid="0139fdf0"/>
    </style:style>
    <style:style style:name="T163" style:family="text">
      <style:text-properties officeooo:rsid="013b8750"/>
    </style:style>
    <style:style style:name="T164" style:family="text">
      <style:text-properties officeooo:rsid="013c0327"/>
    </style:style>
    <style:style style:name="T165" style:family="text">
      <style:text-properties officeooo:rsid="013de234"/>
    </style:style>
    <style:style style:name="T166" style:family="text">
      <style:text-properties officeooo:rsid="013f4cee"/>
    </style:style>
    <style:style style:name="T167" style:family="text">
      <style:text-properties officeooo:rsid="0140e9c3"/>
    </style:style>
    <style:style style:name="T168" style:family="text">
      <style:text-properties officeooo:rsid="0141cb56"/>
    </style:style>
    <style:style style:name="T169" style:family="text">
      <style:text-properties officeooo:rsid="0141da61"/>
    </style:style>
    <style:style style:name="T170" style:family="text">
      <style:text-properties officeooo:rsid="01455174"/>
    </style:style>
    <style:style style:name="T171" style:family="text">
      <style:text-properties officeooo:rsid="014aa14f"/>
    </style:style>
    <style:style style:name="T172" style:family="text">
      <style:text-properties officeooo:rsid="014c70b1"/>
    </style:style>
    <style:style style:name="T173" style:family="text">
      <style:text-properties officeooo:rsid="014feb0b"/>
    </style:style>
    <style:style style:name="T174" style:family="text">
      <style:text-properties officeooo:rsid="0152a3b1"/>
    </style:style>
    <style:style style:name="T175" style:family="text">
      <style:text-properties officeooo:rsid="0152be03"/>
    </style:style>
    <style:style style:name="T176" style:family="text">
      <style:text-properties officeooo:rsid="01542fe6"/>
    </style:style>
    <style:style style:name="T177" style:family="text">
      <style:text-properties officeooo:rsid="01555294"/>
    </style:style>
    <style:style style:name="T178" style:family="text">
      <style:text-properties officeooo:rsid="0155e9c6"/>
    </style:style>
    <style:style style:name="T179" style:family="text">
      <style:text-properties officeooo:rsid="0158ebc6"/>
    </style:style>
    <style:style style:name="T180" style:family="text">
      <style:text-properties officeooo:rsid="015a2e49"/>
    </style:style>
    <style:style style:name="T181" style:family="text">
      <style:text-properties officeooo:rsid="015a6093"/>
    </style:style>
    <style:style style:name="T182" style:family="text">
      <style:text-properties officeooo:rsid="015bc618"/>
    </style:style>
    <style:style style:name="T183" style:family="text">
      <style:text-properties officeooo:rsid="016235f3"/>
    </style:style>
    <style:style style:name="T184" style:family="text">
      <style:text-properties officeooo:rsid="0163799d"/>
    </style:style>
    <style:style style:name="T185" style:family="text">
      <style:text-properties officeooo:rsid="0164fce0"/>
    </style:style>
    <style:style style:name="T186" style:family="text">
      <style:text-properties officeooo:rsid="0165f960"/>
    </style:style>
    <style:style style:name="T187" style:family="text">
      <style:text-properties officeooo:rsid="0167c4c9"/>
    </style:style>
    <style:style style:name="T188" style:family="text">
      <style:text-properties officeooo:rsid="016810d5"/>
    </style:style>
    <style:style style:name="T189" style:family="text">
      <style:text-properties officeooo:rsid="01694780"/>
    </style:style>
    <style:style style:name="T190" style:family="text">
      <style:text-properties officeooo:rsid="016e4581"/>
    </style:style>
    <style:style style:name="T191" style:family="text">
      <style:text-properties officeooo:rsid="01701766"/>
    </style:style>
    <style:style style:name="T192" style:family="text">
      <style:text-properties officeooo:rsid="0173fa91"/>
    </style:style>
    <style:style style:name="T193" style:family="text">
      <style:text-properties officeooo:rsid="01760203"/>
    </style:style>
    <style:style style:name="T194" style:family="text">
      <style:text-properties officeooo:rsid="017a0847"/>
    </style:style>
    <style:style style:name="T195" style:family="text">
      <style:text-properties fo:font-weight="normal" style:font-weight-asian="normal" style:font-weight-complex="normal"/>
    </style:style>
    <style:style style:name="T196" style:family="text">
      <style:text-properties fo:font-weight="normal" officeooo:rsid="017a0847" style:font-weight-asian="normal" style:font-weight-complex="normal"/>
    </style:style>
    <style:style style:name="T197" style:family="text">
      <style:text-properties fo:font-weight="normal" officeooo:rsid="017ccc0d" style:font-weight-asian="normal" style:font-weight-complex="normal"/>
    </style:style>
    <style:style style:name="T198" style:family="text">
      <style:text-properties fo:font-weight="normal" officeooo:rsid="019e2b1f" style:font-weight-asian="normal" style:font-weight-complex="normal"/>
    </style:style>
    <style:style style:name="T199" style:family="text">
      <style:text-properties fo:font-weight="normal" officeooo:rsid="03b58cec" style:font-weight-asian="normal" style:font-weight-complex="normal"/>
    </style:style>
    <style:style style:name="T200" style:family="text">
      <style:text-properties fo:font-weight="normal" officeooo:rsid="03b6cf4b" style:font-weight-asian="normal" style:font-weight-complex="normal"/>
    </style:style>
    <style:style style:name="T201" style:family="text">
      <style:text-properties fo:font-weight="normal" officeooo:rsid="03ba6d63" style:font-weight-asian="normal" style:font-weight-complex="normal"/>
    </style:style>
    <style:style style:name="T202" style:family="text">
      <style:text-properties fo:font-weight="normal" officeooo:rsid="03bd842d" style:font-weight-asian="normal" style:font-weight-complex="normal"/>
    </style:style>
    <style:style style:name="T203" style:family="text">
      <style:text-properties fo:font-weight="normal" officeooo:rsid="03d57526" style:font-weight-asian="normal" style:font-weight-complex="normal"/>
    </style:style>
    <style:style style:name="T204" style:family="text">
      <style:text-properties fo:font-weight="normal" officeooo:rsid="03dd9cce" style:font-weight-asian="normal" style:font-weight-complex="normal"/>
    </style:style>
    <style:style style:name="T205" style:family="text">
      <style:text-properties fo:font-weight="normal" officeooo:rsid="04238af5" style:font-weight-asian="normal" style:font-weight-complex="normal"/>
    </style:style>
    <style:style style:name="T206" style:family="text">
      <style:text-properties fo:font-weight="normal" officeooo:rsid="04248413" style:font-weight-asian="normal" style:font-weight-complex="normal"/>
    </style:style>
    <style:style style:name="T207" style:family="text">
      <style:text-properties fo:font-weight="normal" officeooo:rsid="042556b2" style:font-weight-asian="normal" style:font-weight-complex="normal"/>
    </style:style>
    <style:style style:name="T208" style:family="text">
      <style:text-properties fo:font-weight="normal" officeooo:rsid="0426a494" style:font-weight-asian="normal" style:font-weight-complex="normal"/>
    </style:style>
    <style:style style:name="T209" style:family="text">
      <style:text-properties fo:font-weight="normal" officeooo:rsid="03bcfdbe" style:font-weight-asian="normal" style:font-weight-complex="normal"/>
    </style:style>
    <style:style style:name="T210" style:family="text">
      <style:text-properties fo:font-weight="normal" officeooo:rsid="047724f1" style:font-weight-asian="normal" style:font-weight-complex="normal"/>
    </style:style>
    <style:style style:name="T211" style:family="text">
      <style:text-properties officeooo:rsid="0185fa46"/>
    </style:style>
    <style:style style:name="T212" style:family="text">
      <style:text-properties officeooo:rsid="018787be"/>
    </style:style>
    <style:style style:name="T213" style:family="text">
      <style:text-properties officeooo:rsid="0187aaba"/>
    </style:style>
    <style:style style:name="T214" style:family="text">
      <style:text-properties officeooo:rsid="018949bc"/>
    </style:style>
    <style:style style:name="T215" style:family="text">
      <style:text-properties officeooo:rsid="01895983"/>
    </style:style>
    <style:style style:name="T216" style:family="text">
      <style:text-properties officeooo:rsid="01907083"/>
    </style:style>
    <style:style style:name="T217" style:family="text">
      <style:text-properties officeooo:rsid="01936573"/>
    </style:style>
    <style:style style:name="T218" style:family="text">
      <style:text-properties officeooo:rsid="01943d04"/>
    </style:style>
    <style:style style:name="T219" style:family="text">
      <style:text-properties officeooo:rsid="01984cb2"/>
    </style:style>
    <style:style style:name="T220" style:family="text">
      <style:text-properties officeooo:rsid="019ce3cc"/>
    </style:style>
    <style:style style:name="T221" style:family="text">
      <style:text-properties officeooo:rsid="019e2b1f"/>
    </style:style>
    <style:style style:name="T222" style:family="text">
      <style:text-properties fo:font-style="italic"/>
    </style:style>
    <style:style style:name="T2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4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25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26" style:family="text">
      <style:text-properties officeooo:rsid="01a5ba4a"/>
    </style:style>
    <style:style style:name="T227" style:family="text">
      <style:text-properties officeooo:rsid="01a94156"/>
    </style:style>
    <style:style style:name="T228" style:family="text">
      <style:text-properties officeooo:rsid="01aaa7d7"/>
    </style:style>
    <style:style style:name="T229" style:family="text">
      <style:text-properties officeooo:rsid="01aae690"/>
    </style:style>
    <style:style style:name="T230" style:family="text">
      <style:text-properties officeooo:rsid="01abcdd8"/>
    </style:style>
    <style:style style:name="T231" style:family="text">
      <style:text-properties officeooo:rsid="01abf68c"/>
    </style:style>
    <style:style style:name="T232" style:family="text">
      <style:text-properties officeooo:rsid="01ad1496"/>
    </style:style>
    <style:style style:name="T233" style:family="text">
      <style:text-properties officeooo:rsid="01ae729f"/>
    </style:style>
    <style:style style:name="T234" style:family="text">
      <style:text-properties officeooo:rsid="01b41e90"/>
    </style:style>
    <style:style style:name="T235" style:family="text">
      <style:text-properties officeooo:rsid="01b58856"/>
    </style:style>
    <style:style style:name="T236" style:family="text">
      <style:text-properties officeooo:rsid="01b71cae"/>
    </style:style>
    <style:style style:name="T237" style:family="text">
      <style:text-properties officeooo:rsid="01b76a58"/>
    </style:style>
    <style:style style:name="T238" style:family="text">
      <style:text-properties officeooo:rsid="01bb3fb3"/>
    </style:style>
    <style:style style:name="T239" style:family="text">
      <style:text-properties officeooo:rsid="01bf3ed5"/>
    </style:style>
    <style:style style:name="T240" style:family="text">
      <style:text-properties officeooo:rsid="01c6a9f5"/>
    </style:style>
    <style:style style:name="T241" style:family="text">
      <style:text-properties officeooo:rsid="01c832ff"/>
    </style:style>
    <style:style style:name="T242" style:family="text">
      <style:text-properties officeooo:rsid="01c882b9"/>
    </style:style>
    <style:style style:name="T243" style:family="text">
      <style:text-properties officeooo:rsid="01c8da3c"/>
    </style:style>
    <style:style style:name="T244" style:family="text">
      <style:text-properties officeooo:rsid="01cb6914"/>
    </style:style>
    <style:style style:name="T245" style:family="text">
      <style:text-properties officeooo:rsid="01cd684b"/>
    </style:style>
    <style:style style:name="T246" style:family="text">
      <style:text-properties officeooo:rsid="01cf0e85"/>
    </style:style>
    <style:style style:name="T247" style:family="text">
      <style:text-properties officeooo:rsid="01cf1236"/>
    </style:style>
    <style:style style:name="T248" style:family="text">
      <style:text-properties officeooo:rsid="01cf521d"/>
    </style:style>
    <style:style style:name="T249" style:family="text">
      <style:text-properties officeooo:rsid="01d4361f"/>
    </style:style>
    <style:style style:name="T250" style:family="text">
      <style:text-properties officeooo:rsid="01d6d942"/>
    </style:style>
    <style:style style:name="T251" style:family="text">
      <style:text-properties officeooo:rsid="01d85de3"/>
    </style:style>
    <style:style style:name="T252" style:family="text">
      <style:text-properties officeooo:rsid="01ddf533"/>
    </style:style>
    <style:style style:name="T253" style:family="text">
      <style:text-properties officeooo:rsid="01dfee0d"/>
    </style:style>
    <style:style style:name="T254" style:family="text">
      <style:text-properties officeooo:rsid="01e198b0"/>
    </style:style>
    <style:style style:name="T255" style:family="text">
      <style:text-properties officeooo:rsid="01e29e5c"/>
    </style:style>
    <style:style style:name="T256" style:family="text">
      <style:text-properties officeooo:rsid="01e513ea"/>
    </style:style>
    <style:style style:name="T257" style:family="text">
      <style:text-properties officeooo:rsid="01e51e3c"/>
    </style:style>
    <style:style style:name="T258" style:family="text">
      <style:text-properties officeooo:rsid="01e7f486"/>
    </style:style>
    <style:style style:name="T259" style:family="text">
      <style:text-properties officeooo:rsid="01ec8359"/>
    </style:style>
    <style:style style:name="T260" style:family="text">
      <style:text-properties officeooo:rsid="01edff67"/>
    </style:style>
    <style:style style:name="T261" style:family="text">
      <style:text-properties officeooo:rsid="01efa177"/>
    </style:style>
    <style:style style:name="T262" style:family="text">
      <style:text-properties officeooo:rsid="01f3bbe6"/>
    </style:style>
    <style:style style:name="T263" style:family="text">
      <style:text-properties officeooo:rsid="01f59790"/>
    </style:style>
    <style:style style:name="T264" style:family="text">
      <style:text-properties officeooo:rsid="01f7aba1"/>
    </style:style>
    <style:style style:name="T265" style:family="text">
      <style:text-properties officeooo:rsid="01fae4cf"/>
    </style:style>
    <style:style style:name="T266" style:family="text">
      <style:text-properties officeooo:rsid="02023326"/>
    </style:style>
    <style:style style:name="T267" style:family="text">
      <style:text-properties officeooo:rsid="0203c2be"/>
    </style:style>
    <style:style style:name="T268" style:family="text">
      <style:text-properties officeooo:rsid="0207536f"/>
    </style:style>
    <style:style style:name="T269" style:family="text">
      <style:text-properties officeooo:rsid="02089710"/>
    </style:style>
    <style:style style:name="T270" style:family="text">
      <style:text-properties officeooo:rsid="02096631"/>
    </style:style>
    <style:style style:name="T271" style:family="text">
      <style:text-properties officeooo:rsid="020a53c1"/>
    </style:style>
    <style:style style:name="T272" style:family="text">
      <style:text-properties officeooo:rsid="020d04e9"/>
    </style:style>
    <style:style style:name="T273" style:family="text">
      <style:text-properties officeooo:rsid="020d9699"/>
    </style:style>
    <style:style style:name="T274" style:family="text">
      <style:text-properties officeooo:rsid="020efbcf"/>
    </style:style>
    <style:style style:name="T275" style:family="text">
      <style:text-properties officeooo:rsid="02106f81"/>
    </style:style>
    <style:style style:name="T276" style:family="text">
      <style:text-properties officeooo:rsid="02113e85"/>
    </style:style>
    <style:style style:name="T277" style:family="text">
      <style:text-properties officeooo:rsid="02124031"/>
    </style:style>
    <style:style style:name="T278" style:family="text">
      <style:text-properties officeooo:rsid="02129465"/>
    </style:style>
    <style:style style:name="T279" style:family="text">
      <style:text-properties officeooo:rsid="02143c22"/>
    </style:style>
    <style:style style:name="T280" style:family="text">
      <style:text-properties officeooo:rsid="02193569"/>
    </style:style>
    <style:style style:name="T281" style:family="text">
      <style:text-properties officeooo:rsid="0219b4bb"/>
    </style:style>
    <style:style style:name="T282" style:family="text">
      <style:text-properties officeooo:rsid="021ae34c"/>
    </style:style>
    <style:style style:name="T283" style:family="text">
      <style:text-properties officeooo:rsid="021c9192"/>
    </style:style>
    <style:style style:name="T284" style:family="text">
      <style:text-properties officeooo:rsid="021d47a9"/>
    </style:style>
    <style:style style:name="T285" style:family="text">
      <style:text-properties officeooo:rsid="021e2e85"/>
    </style:style>
    <style:style style:name="T286" style:family="text">
      <style:text-properties officeooo:rsid="0220026f"/>
    </style:style>
    <style:style style:name="T287" style:family="text">
      <style:text-properties officeooo:rsid="0222103b"/>
    </style:style>
    <style:style style:name="T288" style:family="text">
      <style:text-properties officeooo:rsid="02227558"/>
    </style:style>
    <style:style style:name="T289" style:family="text">
      <style:text-properties officeooo:rsid="02252b73"/>
    </style:style>
    <style:style style:name="T290" style:family="text">
      <style:text-properties officeooo:rsid="02298a11"/>
    </style:style>
    <style:style style:name="T291" style:family="text">
      <style:text-properties officeooo:rsid="0229e3b9"/>
    </style:style>
    <style:style style:name="T292" style:family="text">
      <style:text-properties officeooo:rsid="022acebe"/>
    </style:style>
    <style:style style:name="T293" style:family="text">
      <style:text-properties officeooo:rsid="022d1c2c"/>
    </style:style>
    <style:style style:name="T294" style:family="text">
      <style:text-properties officeooo:rsid="0230fbe9"/>
    </style:style>
    <style:style style:name="T295" style:family="text">
      <style:text-properties officeooo:rsid="02328a24"/>
    </style:style>
    <style:style style:name="T296" style:family="text">
      <style:text-properties officeooo:rsid="0232e02c"/>
    </style:style>
    <style:style style:name="T297" style:family="text">
      <style:text-properties officeooo:rsid="02374d4e"/>
    </style:style>
    <style:style style:name="T298" style:family="text">
      <style:text-properties officeooo:rsid="023c4b73"/>
    </style:style>
    <style:style style:name="T299" style:family="text">
      <style:text-properties officeooo:rsid="02413593"/>
    </style:style>
    <style:style style:name="T300" style:family="text">
      <style:text-properties officeooo:rsid="0247bca1"/>
    </style:style>
    <style:style style:name="T301" style:family="text">
      <style:text-properties officeooo:rsid="02489750"/>
    </style:style>
    <style:style style:name="T302" style:family="text">
      <style:text-properties officeooo:rsid="0248b6e9"/>
    </style:style>
    <style:style style:name="T303" style:family="text">
      <style:text-properties officeooo:rsid="025bc158"/>
    </style:style>
    <style:style style:name="T304" style:family="text">
      <style:text-properties officeooo:rsid="025caa0e"/>
    </style:style>
    <style:style style:name="T305" style:family="text">
      <style:text-properties officeooo:rsid="025e6b69"/>
    </style:style>
    <style:style style:name="T306" style:family="text">
      <style:text-properties officeooo:rsid="025fa6d6"/>
    </style:style>
    <style:style style:name="T307" style:family="text">
      <style:text-properties officeooo:rsid="02618de7"/>
    </style:style>
    <style:style style:name="T308" style:family="text">
      <style:text-properties officeooo:rsid="026302a4"/>
    </style:style>
    <style:style style:name="T309" style:family="text">
      <style:text-properties officeooo:rsid="02630a57"/>
    </style:style>
    <style:style style:name="T310" style:family="text">
      <style:text-properties officeooo:rsid="02649f85"/>
    </style:style>
    <style:style style:name="T311" style:family="text">
      <style:text-properties officeooo:rsid="0265b83e"/>
    </style:style>
    <style:style style:name="T312" style:family="text">
      <style:text-properties officeooo:rsid="0267117f"/>
    </style:style>
    <style:style style:name="T313" style:family="text">
      <style:text-properties officeooo:rsid="026903af"/>
    </style:style>
    <style:style style:name="T314" style:family="text">
      <style:text-properties officeooo:rsid="026a496d"/>
    </style:style>
    <style:style style:name="T315" style:family="text">
      <style:text-properties officeooo:rsid="026ade76"/>
    </style:style>
    <style:style style:name="T316" style:family="text">
      <style:text-properties officeooo:rsid="02735c8a"/>
    </style:style>
    <style:style style:name="T317" style:family="text">
      <style:text-properties officeooo:rsid="02747d7a"/>
    </style:style>
    <style:style style:name="T318" style:family="text">
      <style:text-properties officeooo:rsid="0276724b"/>
    </style:style>
    <style:style style:name="T319" style:family="text">
      <style:text-properties officeooo:rsid="02783f62"/>
    </style:style>
    <style:style style:name="T320" style:family="text">
      <style:text-properties officeooo:rsid="0279ac81"/>
    </style:style>
    <style:style style:name="T321" style:family="text">
      <style:text-properties officeooo:rsid="027a6621"/>
    </style:style>
    <style:style style:name="T322" style:family="text">
      <style:text-properties officeooo:rsid="027ac61a"/>
    </style:style>
    <style:style style:name="T323" style:family="text">
      <style:text-properties officeooo:rsid="027c0b03"/>
    </style:style>
    <style:style style:name="T324" style:family="text">
      <style:text-properties officeooo:rsid="02807284"/>
    </style:style>
    <style:style style:name="T325" style:family="text">
      <style:text-properties officeooo:rsid="028106f2"/>
    </style:style>
    <style:style style:name="T326" style:family="text">
      <style:text-properties officeooo:rsid="028230ea"/>
    </style:style>
    <style:style style:name="T327" style:family="text">
      <style:text-properties officeooo:rsid="0283fe61"/>
    </style:style>
    <style:style style:name="T328" style:family="text">
      <style:text-properties officeooo:rsid="0284bc8a"/>
    </style:style>
    <style:style style:name="T329" style:family="text">
      <style:text-properties officeooo:rsid="02877614"/>
    </style:style>
    <style:style style:name="T330" style:family="text">
      <style:text-properties officeooo:rsid="0288aaee"/>
    </style:style>
    <style:style style:name="T331" style:family="text">
      <style:text-properties officeooo:rsid="028b32a4"/>
    </style:style>
    <style:style style:name="T332" style:family="text">
      <style:text-properties officeooo:rsid="028b8780"/>
    </style:style>
    <style:style style:name="T333" style:family="text">
      <style:text-properties officeooo:rsid="028d8cf7"/>
    </style:style>
    <style:style style:name="T334" style:family="text">
      <style:text-properties officeooo:rsid="0291f5f4"/>
    </style:style>
    <style:style style:name="T335" style:family="text">
      <style:text-properties officeooo:rsid="02989196"/>
    </style:style>
    <style:style style:name="T336" style:family="text">
      <style:text-properties officeooo:rsid="029a7cc6"/>
    </style:style>
    <style:style style:name="T337" style:family="text">
      <style:text-properties officeooo:rsid="029cd95d"/>
    </style:style>
    <style:style style:name="T338" style:family="text">
      <style:text-properties officeooo:rsid="029eceda"/>
    </style:style>
    <style:style style:name="T339" style:family="text">
      <style:text-properties officeooo:rsid="029fa2ed"/>
    </style:style>
    <style:style style:name="T340" style:family="text">
      <style:text-properties officeooo:rsid="02a960a4"/>
    </style:style>
    <style:style style:name="T341" style:family="text">
      <style:text-properties officeooo:rsid="02aaebe6"/>
    </style:style>
    <style:style style:name="T342" style:family="text">
      <style:text-properties officeooo:rsid="02abf696"/>
    </style:style>
    <style:style style:name="T343" style:family="text">
      <style:text-properties officeooo:rsid="02b17efc"/>
    </style:style>
    <style:style style:name="T344" style:family="text">
      <style:text-properties officeooo:rsid="02b21d4e"/>
    </style:style>
    <style:style style:name="T345" style:family="text">
      <style:text-properties officeooo:rsid="02b3acad"/>
    </style:style>
    <style:style style:name="T346" style:family="text">
      <style:text-properties officeooo:rsid="02b3e303"/>
    </style:style>
    <style:style style:name="T347" style:family="text">
      <style:text-properties officeooo:rsid="02b559c8"/>
    </style:style>
    <style:style style:name="T348" style:family="text">
      <style:text-properties officeooo:rsid="02ba83eb"/>
    </style:style>
    <style:style style:name="T349" style:family="text">
      <style:text-properties officeooo:rsid="02bce96f"/>
    </style:style>
    <style:style style:name="T350" style:family="text">
      <style:text-properties officeooo:rsid="02bdff85"/>
    </style:style>
    <style:style style:name="T351" style:family="text">
      <style:text-properties officeooo:rsid="02bf9f20"/>
    </style:style>
    <style:style style:name="T352" style:family="text">
      <style:text-properties officeooo:rsid="02bfee2a"/>
    </style:style>
    <style:style style:name="T353" style:family="text">
      <style:text-properties officeooo:rsid="02c27374"/>
    </style:style>
    <style:style style:name="T354" style:family="text">
      <style:text-properties officeooo:rsid="02c8afb1"/>
    </style:style>
    <style:style style:name="T355" style:family="text">
      <style:text-properties officeooo:rsid="02cfc5de"/>
    </style:style>
    <style:style style:name="T356" style:family="text">
      <style:text-properties officeooo:rsid="02d18386"/>
    </style:style>
    <style:style style:name="T357" style:family="text">
      <style:text-properties officeooo:rsid="02d5a489"/>
    </style:style>
    <style:style style:name="T358" style:family="text">
      <style:text-properties officeooo:rsid="02d66ad7"/>
    </style:style>
    <style:style style:name="T359" style:family="text">
      <style:text-properties officeooo:rsid="02d75df3"/>
    </style:style>
    <style:style style:name="T360" style:family="text">
      <style:text-properties officeooo:rsid="02d7f4b0"/>
    </style:style>
    <style:style style:name="T361" style:family="text">
      <style:text-properties officeooo:rsid="02d9118e"/>
    </style:style>
    <style:style style:name="T362" style:family="text">
      <style:text-properties officeooo:rsid="02db5400"/>
    </style:style>
    <style:style style:name="T363" style:family="text">
      <style:text-properties officeooo:rsid="02dce639"/>
    </style:style>
    <style:style style:name="T364" style:family="text">
      <style:text-properties officeooo:rsid="02deda76"/>
    </style:style>
    <style:style style:name="T365" style:family="text">
      <style:text-properties officeooo:rsid="02dee797"/>
    </style:style>
    <style:style style:name="T366" style:family="text">
      <style:text-properties officeooo:rsid="02e0831e"/>
    </style:style>
    <style:style style:name="T367" style:family="text">
      <style:text-properties officeooo:rsid="02e0db8c"/>
    </style:style>
    <style:style style:name="T368" style:family="text">
      <style:text-properties officeooo:rsid="02e2ba83"/>
    </style:style>
    <style:style style:name="T369" style:family="text">
      <style:text-properties officeooo:rsid="02e317f6"/>
    </style:style>
    <style:style style:name="T370" style:family="text">
      <style:text-properties officeooo:rsid="02e4cc24"/>
    </style:style>
    <style:style style:name="T371" style:family="text">
      <style:text-properties officeooo:rsid="02e61189"/>
    </style:style>
    <style:style style:name="T372" style:family="text">
      <style:text-properties officeooo:rsid="02e6e887"/>
    </style:style>
    <style:style style:name="T373" style:family="text">
      <style:text-properties officeooo:rsid="02e99c25"/>
    </style:style>
    <style:style style:name="T374" style:family="text">
      <style:text-properties officeooo:rsid="02eaec55"/>
    </style:style>
    <style:style style:name="T375" style:family="text">
      <style:text-properties officeooo:rsid="02ed213d"/>
    </style:style>
    <style:style style:name="T376" style:family="text">
      <style:text-properties officeooo:rsid="02f3caaa"/>
    </style:style>
    <style:style style:name="T377" style:family="text">
      <style:text-properties officeooo:rsid="02fabaf0"/>
    </style:style>
    <style:style style:name="T378" style:family="text">
      <style:text-properties officeooo:rsid="02fb9645"/>
    </style:style>
    <style:style style:name="T379" style:family="text">
      <style:text-properties officeooo:rsid="02ff9eba"/>
    </style:style>
    <style:style style:name="T380" style:family="text">
      <style:text-properties officeooo:rsid="03003bce"/>
    </style:style>
    <style:style style:name="T381" style:family="text">
      <style:text-properties officeooo:rsid="03079981"/>
    </style:style>
    <style:style style:name="T382" style:family="text">
      <style:text-properties officeooo:rsid="030cf816"/>
    </style:style>
    <style:style style:name="T383" style:family="text">
      <style:text-properties officeooo:rsid="0310e900"/>
    </style:style>
    <style:style style:name="T384" style:family="text">
      <style:text-properties officeooo:rsid="0312d470"/>
    </style:style>
    <style:style style:name="T385" style:family="text">
      <style:text-properties officeooo:rsid="0315ed85"/>
    </style:style>
    <style:style style:name="T386" style:family="text">
      <style:text-properties officeooo:rsid="0315fa58"/>
    </style:style>
    <style:style style:name="T387" style:family="text">
      <style:text-properties officeooo:rsid="0317cc67"/>
    </style:style>
    <style:style style:name="T388" style:family="text">
      <style:text-properties officeooo:rsid="031876c5"/>
    </style:style>
    <style:style style:name="T389" style:family="text">
      <style:text-properties officeooo:rsid="0319339e"/>
    </style:style>
    <style:style style:name="T390" style:family="text">
      <style:text-properties officeooo:rsid="031cc679"/>
    </style:style>
    <style:style style:name="T391" style:family="text">
      <style:text-properties officeooo:rsid="031d6c5b"/>
    </style:style>
    <style:style style:name="T392" style:family="text">
      <style:text-properties officeooo:rsid="0326d110"/>
    </style:style>
    <style:style style:name="T393" style:family="text">
      <style:text-properties officeooo:rsid="0328b3c2"/>
    </style:style>
    <style:style style:name="T394" style:family="text">
      <style:text-properties officeooo:rsid="032a2673"/>
    </style:style>
    <style:style style:name="T395" style:family="text">
      <style:text-properties officeooo:rsid="032d8803"/>
    </style:style>
    <style:style style:name="T396" style:family="text">
      <style:text-properties officeooo:rsid="0330eb99"/>
    </style:style>
    <style:style style:name="T397" style:family="text">
      <style:text-properties officeooo:rsid="0332cafd"/>
    </style:style>
    <style:style style:name="T398" style:family="text">
      <style:text-properties officeooo:rsid="0332efea"/>
    </style:style>
    <style:style style:name="T399" style:family="text">
      <style:text-properties officeooo:rsid="033ed10e"/>
    </style:style>
    <style:style style:name="T400" style:family="text">
      <style:text-properties officeooo:rsid="03404570"/>
    </style:style>
    <style:style style:name="T401" style:family="text">
      <style:text-properties officeooo:rsid="0342187c"/>
    </style:style>
    <style:style style:name="T402" style:family="text">
      <style:text-properties officeooo:rsid="034a28aa"/>
    </style:style>
    <style:style style:name="T403" style:family="text">
      <style:text-properties officeooo:rsid="034b8f63"/>
    </style:style>
    <style:style style:name="T404" style:family="text">
      <style:text-properties officeooo:rsid="0350ca97"/>
    </style:style>
    <style:style style:name="T405" style:family="text">
      <style:text-properties officeooo:rsid="035b4341"/>
    </style:style>
    <style:style style:name="T406" style:family="text">
      <style:text-properties officeooo:rsid="035b5aa9"/>
    </style:style>
    <style:style style:name="T407" style:family="text">
      <style:text-properties officeooo:rsid="035e0270"/>
    </style:style>
    <style:style style:name="T408" style:family="text">
      <style:text-properties officeooo:rsid="035e200e"/>
    </style:style>
    <style:style style:name="T409" style:family="text">
      <style:text-properties officeooo:rsid="035f317e"/>
    </style:style>
    <style:style style:name="T410" style:family="text">
      <style:text-properties officeooo:rsid="03650859"/>
    </style:style>
    <style:style style:name="T411" style:family="text">
      <style:text-properties officeooo:rsid="036874b5"/>
    </style:style>
    <style:style style:name="T412" style:family="text">
      <style:text-properties officeooo:rsid="0369c876"/>
    </style:style>
    <style:style style:name="T413" style:family="text">
      <style:text-properties officeooo:rsid="036a070b"/>
    </style:style>
    <style:style style:name="T414" style:family="text">
      <style:text-properties officeooo:rsid="036c8cf7"/>
    </style:style>
    <style:style style:name="T415" style:family="text">
      <style:text-properties officeooo:rsid="036ec633"/>
    </style:style>
    <style:style style:name="T416" style:family="text">
      <style:text-properties officeooo:rsid="0372aeaf"/>
    </style:style>
    <style:style style:name="T417" style:family="text">
      <style:text-properties officeooo:rsid="0378149b"/>
    </style:style>
    <style:style style:name="T418" style:family="text">
      <style:text-properties officeooo:rsid="0379b7c9"/>
    </style:style>
    <style:style style:name="T419" style:family="text">
      <style:text-properties officeooo:rsid="0379c28c"/>
    </style:style>
    <style:style style:name="T420" style:family="text">
      <style:text-properties officeooo:rsid="037e8102"/>
    </style:style>
    <style:style style:name="T421" style:family="text">
      <style:text-properties officeooo:rsid="037ebd1d"/>
    </style:style>
    <style:style style:name="T422" style:family="text">
      <style:text-properties officeooo:rsid="03830eab"/>
    </style:style>
    <style:style style:name="T423" style:family="text">
      <style:text-properties officeooo:rsid="03861570"/>
    </style:style>
    <style:style style:name="T424" style:family="text">
      <style:text-properties officeooo:rsid="0388f7d7"/>
    </style:style>
    <style:style style:name="T425" style:family="text">
      <style:text-properties officeooo:rsid="0389204d"/>
    </style:style>
    <style:style style:name="T426" style:family="text">
      <style:text-properties officeooo:rsid="038a54cd"/>
    </style:style>
    <style:style style:name="T427" style:family="text">
      <style:text-properties officeooo:rsid="038b91e7"/>
    </style:style>
    <style:style style:name="T428" style:family="text">
      <style:text-properties officeooo:rsid="03931a7e"/>
    </style:style>
    <style:style style:name="T429" style:family="text">
      <style:text-properties officeooo:rsid="03945cc6"/>
    </style:style>
    <style:style style:name="T430" style:family="text">
      <style:text-properties officeooo:rsid="03949656"/>
    </style:style>
    <style:style style:name="T431" style:family="text">
      <style:text-properties officeooo:rsid="03967e68"/>
    </style:style>
    <style:style style:name="T432" style:family="text">
      <style:text-properties officeooo:rsid="03997416"/>
    </style:style>
    <style:style style:name="T433" style:family="text">
      <style:text-properties officeooo:rsid="039e402d"/>
    </style:style>
    <style:style style:name="T434" style:family="text">
      <style:text-properties officeooo:rsid="039ff57d"/>
    </style:style>
    <style:style style:name="T435" style:family="text">
      <style:text-properties officeooo:rsid="03a04517"/>
    </style:style>
    <style:style style:name="T436" style:family="text">
      <style:text-properties officeooo:rsid="03a4e9a6"/>
    </style:style>
    <style:style style:name="T437" style:family="text">
      <style:text-properties officeooo:rsid="03a5ab3e"/>
    </style:style>
    <style:style style:name="T438" style:family="text">
      <style:text-properties officeooo:rsid="03a71467"/>
    </style:style>
    <style:style style:name="T439" style:family="text">
      <style:text-properties officeooo:rsid="03a7e282"/>
    </style:style>
    <style:style style:name="T440" style:family="text">
      <style:text-properties officeooo:rsid="03a87793"/>
    </style:style>
    <style:style style:name="T441" style:family="text">
      <style:text-properties officeooo:rsid="03aac06b"/>
    </style:style>
    <style:style style:name="T442" style:family="text">
      <style:text-properties officeooo:rsid="03ab2cea"/>
    </style:style>
    <style:style style:name="T443" style:family="text">
      <style:text-properties officeooo:rsid="03b10939"/>
    </style:style>
    <style:style style:name="T444" style:family="text">
      <style:text-properties officeooo:rsid="03b1cea9"/>
    </style:style>
    <style:style style:name="T445" style:family="text">
      <style:text-properties officeooo:rsid="03b58cec"/>
    </style:style>
    <style:style style:name="T446" style:family="text">
      <style:text-properties officeooo:rsid="03c1c749"/>
    </style:style>
    <style:style style:name="T447" style:family="text">
      <style:text-properties officeooo:rsid="03c44fba"/>
    </style:style>
    <style:style style:name="T448" style:family="text">
      <style:text-properties officeooo:rsid="03cd8dd9"/>
    </style:style>
    <style:style style:name="T449" style:family="text">
      <style:text-properties officeooo:rsid="03cf09b1"/>
    </style:style>
    <style:style style:name="T450" style:family="text">
      <style:text-properties officeooo:rsid="03d3cd60"/>
    </style:style>
    <style:style style:name="T451" style:family="text">
      <style:text-properties officeooo:rsid="03d7655a"/>
    </style:style>
    <style:style style:name="T452" style:family="text">
      <style:text-properties officeooo:rsid="03e28553"/>
    </style:style>
    <style:style style:name="T453" style:family="text">
      <style:text-properties officeooo:rsid="03e5e5b6"/>
    </style:style>
    <style:style style:name="T454" style:family="text">
      <style:text-properties officeooo:rsid="03e686d7"/>
    </style:style>
    <style:style style:name="T455" style:family="text">
      <style:text-properties officeooo:rsid="03e6f2dc"/>
    </style:style>
    <style:style style:name="T456" style:family="text">
      <style:text-properties officeooo:rsid="03ea4a99"/>
    </style:style>
    <style:style style:name="T457" style:family="text">
      <style:text-properties officeooo:rsid="03eb2adf"/>
    </style:style>
    <style:style style:name="T458" style:family="text">
      <style:text-properties officeooo:rsid="03f3317a"/>
    </style:style>
    <style:style style:name="T459" style:family="text">
      <style:text-properties officeooo:rsid="03f423d9"/>
    </style:style>
    <style:style style:name="T460" style:family="text">
      <style:text-properties officeooo:rsid="03f75089"/>
    </style:style>
    <style:style style:name="T461" style:family="text">
      <style:text-properties officeooo:rsid="03ff42b1"/>
    </style:style>
    <style:style style:name="T462" style:family="text">
      <style:text-properties officeooo:rsid="03ffc6a0"/>
    </style:style>
    <style:style style:name="T463" style:family="text">
      <style:text-properties officeooo:rsid="0401caf9"/>
    </style:style>
    <style:style style:name="T464" style:family="text">
      <style:text-properties officeooo:rsid="040291e8"/>
    </style:style>
    <style:style style:name="T465" style:family="text">
      <style:text-properties officeooo:rsid="040f16cc"/>
    </style:style>
    <style:style style:name="T466" style:family="text">
      <style:text-properties officeooo:rsid="0410d2c6"/>
    </style:style>
    <style:style style:name="T467" style:family="text">
      <style:text-properties officeooo:rsid="04134abd"/>
    </style:style>
    <style:style style:name="T468" style:family="text">
      <style:text-properties officeooo:rsid="04147550"/>
    </style:style>
    <style:style style:name="T469" style:family="text">
      <style:text-properties officeooo:rsid="0417c449"/>
    </style:style>
    <style:style style:name="T470" style:family="text">
      <style:text-properties officeooo:rsid="04198eff"/>
    </style:style>
    <style:style style:name="T471" style:family="text">
      <style:text-properties officeooo:rsid="041a88a0"/>
    </style:style>
    <style:style style:name="T472" style:family="text">
      <style:text-properties officeooo:rsid="041c2ed9"/>
    </style:style>
    <style:style style:name="T473" style:family="text">
      <style:text-properties officeooo:rsid="042d613b"/>
    </style:style>
    <style:style style:name="T474" style:family="text">
      <style:text-properties officeooo:rsid="042dd690"/>
    </style:style>
    <style:style style:name="T475" style:family="text">
      <style:text-properties officeooo:rsid="042e964f"/>
    </style:style>
    <style:style style:name="T476" style:family="text">
      <style:text-properties officeooo:rsid="04321c81"/>
    </style:style>
    <style:style style:name="T477" style:family="text">
      <style:text-properties officeooo:rsid="0432b9bb"/>
    </style:style>
    <style:style style:name="T478" style:family="text">
      <style:text-properties officeooo:rsid="0433c03b"/>
    </style:style>
    <style:style style:name="T479" style:family="text">
      <style:text-properties officeooo:rsid="04359fe8"/>
    </style:style>
    <style:style style:name="T480" style:family="text">
      <style:text-properties officeooo:rsid="0435c687"/>
    </style:style>
    <style:style style:name="T481" style:family="text">
      <style:text-properties officeooo:rsid="043620ca"/>
    </style:style>
    <style:style style:name="T482" style:family="text">
      <style:text-properties officeooo:rsid="0437df6e"/>
    </style:style>
    <style:style style:name="T483" style:family="text">
      <style:text-properties officeooo:rsid="043b125e"/>
    </style:style>
    <style:style style:name="T484" style:family="text">
      <style:text-properties officeooo:rsid="043ce005"/>
    </style:style>
    <style:style style:name="T485" style:family="text">
      <style:text-properties officeooo:rsid="043ef67a"/>
    </style:style>
    <style:style style:name="T486" style:family="text">
      <style:text-properties officeooo:rsid="043f83fe"/>
    </style:style>
    <style:style style:name="T487" style:family="text">
      <style:text-properties officeooo:rsid="043f9f48"/>
    </style:style>
    <style:style style:name="T488" style:family="text">
      <style:text-properties officeooo:rsid="04406dcf"/>
    </style:style>
    <style:style style:name="T489" style:family="text">
      <style:text-properties officeooo:rsid="04423082"/>
    </style:style>
    <style:style style:name="T490" style:family="text">
      <style:text-properties officeooo:rsid="04429bdc"/>
    </style:style>
    <style:style style:name="T491" style:family="text">
      <style:text-properties officeooo:rsid="0443e35b"/>
    </style:style>
    <style:style style:name="T492" style:family="text">
      <style:text-properties officeooo:rsid="0447f2c0"/>
    </style:style>
    <style:style style:name="T493" style:family="text">
      <style:text-properties officeooo:rsid="044907a9"/>
    </style:style>
    <style:style style:name="T494" style:family="text">
      <style:text-properties officeooo:rsid="044bb851"/>
    </style:style>
    <style:style style:name="T495" style:family="text">
      <style:text-properties officeooo:rsid="044d0de0"/>
    </style:style>
    <style:style style:name="T496" style:family="text">
      <style:text-properties officeooo:rsid="044ffafc"/>
    </style:style>
    <style:style style:name="T497" style:family="text">
      <style:text-properties officeooo:rsid="04507600"/>
    </style:style>
    <style:style style:name="T498" style:family="text">
      <style:text-properties officeooo:rsid="04525b31"/>
    </style:style>
    <style:style style:name="T499" style:family="text">
      <style:text-properties officeooo:rsid="04540251"/>
    </style:style>
    <style:style style:name="T500" style:family="text">
      <style:text-properties officeooo:rsid="04541b79"/>
    </style:style>
    <style:style style:name="T501" style:family="text">
      <style:text-properties officeooo:rsid="0457ef80"/>
    </style:style>
    <style:style style:name="T502" style:family="text">
      <style:text-properties officeooo:rsid="0459992a"/>
    </style:style>
    <style:style style:name="T503" style:family="text">
      <style:text-properties officeooo:rsid="045a8cd9"/>
    </style:style>
    <style:style style:name="T504" style:family="text">
      <style:text-properties officeooo:rsid="045fa117"/>
    </style:style>
    <style:style style:name="T505" style:family="text">
      <style:text-properties officeooo:rsid="046187e1"/>
    </style:style>
    <style:style style:name="T506" style:family="text">
      <style:text-properties officeooo:rsid="04635ad3"/>
    </style:style>
    <style:style style:name="T507" style:family="text">
      <style:text-properties officeooo:rsid="0463fbe9"/>
    </style:style>
    <style:style style:name="T508" style:family="text">
      <style:text-properties officeooo:rsid="04662cef"/>
    </style:style>
    <style:style style:name="T509" style:family="text">
      <style:text-properties officeooo:rsid="0467fbb3"/>
    </style:style>
    <style:style style:name="T510" style:family="text">
      <style:text-properties officeooo:rsid="0468aaf3"/>
    </style:style>
    <style:style style:name="T511" style:family="text">
      <style:text-properties officeooo:rsid="047a10d0"/>
    </style:style>
    <style:style style:name="T512" style:family="text">
      <style:text-properties officeooo:rsid="047e91c4"/>
    </style:style>
    <style:style style:name="T513" style:family="text">
      <style:text-properties officeooo:rsid="047f0927"/>
    </style:style>
    <style:style style:name="T514" style:family="text">
      <style:text-properties officeooo:rsid="0482be84"/>
    </style:style>
    <style:style style:name="T515" style:family="text">
      <style:text-properties officeooo:rsid="04840713"/>
    </style:style>
    <style:style style:name="T516" style:family="text">
      <style:text-properties officeooo:rsid="048b0f8a"/>
    </style:style>
    <style:style style:name="T517" style:family="text">
      <style:text-properties officeooo:rsid="048d357d"/>
    </style:style>
    <style:style style:name="T518" style:family="text">
      <style:text-properties officeooo:rsid="04902187"/>
    </style:style>
    <style:style style:name="T519" style:family="text">
      <style:text-properties officeooo:rsid="04970dd8"/>
    </style:style>
    <style:style style:name="T520" style:family="text">
      <style:text-properties officeooo:rsid="04972a72"/>
    </style:style>
    <style:style style:name="T521" style:family="text">
      <style:text-properties officeooo:rsid="049b2ba8"/>
    </style:style>
    <style:style style:name="T522" style:family="text">
      <style:text-properties officeooo:rsid="049cf4da"/>
    </style:style>
    <style:style style:name="T523" style:family="text">
      <style:text-properties officeooo:rsid="049e6d83"/>
    </style:style>
    <style:style style:name="T524" style:family="text">
      <style:text-properties officeooo:rsid="04a0107e"/>
    </style:style>
    <style:style style:name="T525" style:family="text">
      <style:text-properties officeooo:rsid="04a1c038"/>
    </style:style>
    <style:style style:name="T526" style:family="text">
      <style:text-properties officeooo:rsid="04a234b8"/>
    </style:style>
    <style:style style:name="T527" style:family="text">
      <style:text-properties officeooo:rsid="04a3ec90"/>
    </style:style>
    <style:style style:name="T528" style:family="text">
      <style:text-properties officeooo:rsid="04a4e6c6"/>
    </style:style>
    <style:style style:name="T529" style:family="text">
      <style:text-properties officeooo:rsid="04a6d9be"/>
    </style:style>
    <style:style style:name="T530" style:family="text">
      <style:text-properties officeooo:rsid="04aea14c"/>
    </style:style>
    <style:style style:name="T531" style:family="text">
      <style:text-properties officeooo:rsid="04b01eb2"/>
    </style:style>
    <style:style style:name="T532" style:family="text">
      <style:text-properties officeooo:rsid="04b1ba7e"/>
    </style:style>
    <style:style style:name="T533" style:family="text">
      <style:text-properties officeooo:rsid="04b3b459"/>
    </style:style>
    <style:style style:name="T534" style:family="text">
      <style:text-properties officeooo:rsid="04b6c830"/>
    </style:style>
    <style:style style:name="T535" style:family="text">
      <style:text-properties officeooo:rsid="04bad703"/>
    </style:style>
    <style:style style:name="T536" style:family="text">
      <style:text-properties officeooo:rsid="04bbc895"/>
    </style:style>
    <style:style style:name="T537" style:family="text">
      <style:text-properties officeooo:rsid="04be5f9c"/>
    </style:style>
    <style:style style:name="T538" style:family="text">
      <style:text-properties officeooo:rsid="04bf7578"/>
    </style:style>
    <style:style style:name="T539" style:family="text">
      <style:text-properties officeooo:rsid="04c294b5"/>
    </style:style>
    <style:style style:name="T540" style:family="text">
      <style:text-properties officeooo:rsid="04c59a3a"/>
    </style:style>
    <style:style style:name="T541" style:family="text">
      <style:text-properties officeooo:rsid="04c83b69"/>
    </style:style>
    <style:style style:name="T542" style:family="text">
      <style:text-properties officeooo:rsid="04c9d0e6"/>
    </style:style>
    <style:style style:name="T543" style:family="text">
      <style:text-properties officeooo:rsid="04cb2278"/>
    </style:style>
    <style:style style:name="T544" style:family="text">
      <style:text-properties officeooo:rsid="04cd2f01"/>
    </style:style>
    <style:style style:name="T545" style:family="text">
      <style:text-properties officeooo:rsid="04cfdb2c"/>
    </style:style>
    <style:style style:name="T546" style:family="text">
      <style:text-properties officeooo:rsid="04d19214"/>
    </style:style>
    <style:style style:name="T547" style:family="text">
      <style:text-properties officeooo:rsid="04d2ca81"/>
    </style:style>
    <style:style style:name="T548" style:family="text">
      <style:text-properties officeooo:rsid="04d86354"/>
    </style:style>
    <style:style style:name="T549" style:family="text">
      <style:text-properties officeooo:rsid="04da2339"/>
    </style:style>
    <style:style style:name="T550" style:family="text">
      <style:text-properties officeooo:rsid="04de7130"/>
    </style:style>
    <style:style style:name="T551" style:family="text">
      <style:text-properties officeooo:rsid="04df355e"/>
    </style:style>
    <style:style style:name="T552" style:family="text">
      <style:text-properties officeooo:rsid="04e0bc04"/>
    </style:style>
    <style:style style:name="T553" style:family="text">
      <style:text-properties officeooo:rsid="04e1ec2b"/>
    </style:style>
    <style:style style:name="T554" style:family="text">
      <style:text-properties officeooo:rsid="04e3c51d"/>
    </style:style>
    <style:style style:name="T555" style:family="text">
      <style:text-properties officeooo:rsid="04ef8ca6"/>
    </style:style>
    <style:style style:name="T556" style:family="text">
      <style:text-properties officeooo:rsid="04f012a4"/>
    </style:style>
    <style:style style:name="T557" style:family="text">
      <style:text-properties officeooo:rsid="04f08296"/>
    </style:style>
    <style:style style:name="T558" style:family="text">
      <style:text-properties officeooo:rsid="04f27061"/>
    </style:style>
    <style:style style:name="T559" style:family="text">
      <style:text-properties officeooo:rsid="04f4d907"/>
    </style:style>
    <style:style style:name="T560" style:family="text">
      <style:text-properties officeooo:rsid="04f6bc6a"/>
    </style:style>
    <style:style style:name="T561" style:family="text">
      <style:text-properties officeooo:rsid="04f8d124"/>
    </style:style>
    <style:style style:name="T562" style:family="text">
      <style:text-properties officeooo:rsid="04f92c26"/>
    </style:style>
    <style:style style:name="T563" style:family="text">
      <style:text-properties officeooo:rsid="04fb2344"/>
    </style:style>
    <style:style style:name="T564" style:family="text">
      <style:text-properties officeooo:rsid="0501b171"/>
    </style:style>
    <style:style style:name="T565" style:family="text">
      <style:text-properties officeooo:rsid="05049cfa"/>
    </style:style>
    <style:style style:name="T566" style:family="text">
      <style:text-properties fo:font-style="normal" officeooo:rsid="050502b2" style:font-style-asian="normal" style:font-style-complex="normal"/>
    </style:style>
    <style:style style:name="T567" style:family="text">
      <style:text-properties fo:font-style="normal" fo:font-weight="bold" officeooo:rsid="050502b2" style:font-style-asian="normal" style:font-weight-asian="bold" style:font-style-complex="normal" style:font-weight-complex="bold"/>
    </style:style>
    <style:style style:name="T568" style:family="text">
      <style:text-properties officeooo:rsid="05056000"/>
    </style:style>
    <style:style style:name="T569" style:family="text">
      <style:text-properties officeooo:rsid="05083e85"/>
    </style:style>
    <style:style style:name="T570" style:family="text">
      <style:text-properties officeooo:rsid="050a0cbb"/>
    </style:style>
    <style:style style:name="T571" style:family="text">
      <style:text-properties officeooo:rsid="050abf9a"/>
    </style:style>
    <style:style style:name="T572" style:family="text">
      <style:text-properties officeooo:rsid="050afb79"/>
    </style:style>
    <style:style style:name="T573" style:family="text">
      <style:text-properties officeooo:rsid="050d33b2"/>
    </style:style>
    <style:style style:name="T574" style:family="text">
      <style:text-properties officeooo:rsid="050ec05a"/>
    </style:style>
    <style:style style:name="T575" style:family="text">
      <style:text-properties officeooo:rsid="0511c958"/>
    </style:style>
    <style:style style:name="T576" style:family="text">
      <style:text-properties officeooo:rsid="0514727d"/>
    </style:style>
    <style:style style:name="T577" style:family="text">
      <style:text-properties officeooo:rsid="0515605f"/>
    </style:style>
    <style:style style:name="T578" style:family="text">
      <style:text-properties officeooo:rsid="051773da"/>
    </style:style>
    <style:style style:name="T579" style:family="text">
      <style:text-properties officeooo:rsid="0519554e"/>
    </style:style>
    <style:style style:name="T580" style:family="text">
      <style:text-properties officeooo:rsid="051c713a"/>
    </style:style>
    <style:style style:name="T581" style:family="text">
      <style:text-properties officeooo:rsid="051d031f"/>
    </style:style>
    <style:style style:name="T582" style:family="text">
      <style:text-properties officeooo:rsid="051d8c5e"/>
    </style:style>
    <style:style style:name="T583" style:family="text">
      <style:text-properties officeooo:rsid="05229994"/>
    </style:style>
    <style:style style:name="T584" style:family="text">
      <style:text-properties officeooo:rsid="0523a25e"/>
    </style:style>
    <style:style style:name="T585" style:family="text">
      <style:text-properties officeooo:rsid="05251621"/>
    </style:style>
    <style:style style:name="T586" style:family="text">
      <style:text-properties officeooo:rsid="05261a10"/>
    </style:style>
    <style:style style:name="T587" style:family="text">
      <style:text-properties officeooo:rsid="052ec773"/>
    </style:style>
    <style:style style:name="T588" style:family="text">
      <style:text-properties officeooo:rsid="0531eb54"/>
    </style:style>
    <style:style style:name="T589" style:family="text">
      <style:text-properties officeooo:rsid="053248e7"/>
    </style:style>
    <style:style style:name="T590" style:family="text">
      <style:text-properties officeooo:rsid="05361ad5"/>
    </style:style>
    <style:style style:name="T591" style:family="text">
      <style:text-properties officeooo:rsid="05390305"/>
    </style:style>
    <style:style style:name="T592" style:family="text">
      <style:text-properties officeooo:rsid="053a2a8b"/>
    </style:style>
    <style:style style:name="T593" style:family="text">
      <style:text-properties officeooo:rsid="053aa5da"/>
    </style:style>
    <style:style style:name="T594" style:family="text">
      <style:text-properties officeooo:rsid="053dcc15"/>
    </style:style>
    <style:style style:name="T595" style:family="text">
      <style:text-properties officeooo:rsid="05407cab"/>
    </style:style>
    <style:style style:name="T596" style:family="text">
      <style:text-properties officeooo:rsid="05444e4a"/>
    </style:style>
    <style:style style:name="T597" style:family="text">
      <style:text-properties officeooo:rsid="054519d6"/>
    </style:style>
    <style:style style:name="T598" style:family="text">
      <style:text-properties officeooo:rsid="0545b740"/>
    </style:style>
    <style:style style:name="T599" style:family="text">
      <style:text-properties officeooo:rsid="05478595"/>
    </style:style>
    <style:style style:name="T600" style:family="text">
      <style:text-properties officeooo:rsid="0548320e"/>
    </style:style>
    <style:style style:name="T601" style:family="text">
      <style:text-properties officeooo:rsid="0548518e"/>
    </style:style>
    <style:style style:name="T602" style:family="text">
      <style:text-properties officeooo:rsid="054bfa88"/>
    </style:style>
    <style:style style:name="T603" style:family="text">
      <style:text-properties officeooo:rsid="054d07b0"/>
    </style:style>
    <style:style style:name="T604" style:family="text">
      <style:text-properties officeooo:rsid="054e7390"/>
    </style:style>
    <style:style style:name="T605" style:family="text">
      <style:text-properties officeooo:rsid="055469f5"/>
    </style:style>
    <style:style style:name="T606" style:family="text">
      <style:text-properties officeooo:rsid="05566f5d"/>
    </style:style>
    <style:style style:name="T607" style:family="text">
      <style:text-properties officeooo:rsid="055855d5"/>
    </style:style>
    <style:style style:name="T608" style:family="text">
      <style:text-properties officeooo:rsid="05598566"/>
    </style:style>
    <style:style style:name="T609" style:family="text">
      <style:text-properties officeooo:rsid="055c6bb3"/>
    </style:style>
    <style:style style:name="T610" style:family="text">
      <style:text-properties officeooo:rsid="0560e7bb"/>
    </style:style>
    <style:style style:name="T611" style:family="text">
      <style:text-properties officeooo:rsid="0564b2e0"/>
    </style:style>
    <style:style style:name="T612" style:family="text">
      <style:text-properties officeooo:rsid="05670662"/>
    </style:style>
    <style:style style:name="T613" style:family="text">
      <style:text-properties officeooo:rsid="05676101"/>
    </style:style>
    <style:style style:name="T614" style:family="text">
      <style:text-properties officeooo:rsid="056ce861"/>
    </style:style>
    <style:style style:name="T615" style:family="text">
      <style:text-properties officeooo:rsid="057177f5"/>
    </style:style>
    <style:style style:name="T616" style:family="text">
      <style:text-properties officeooo:rsid="0571d3b8"/>
    </style:style>
    <style:style style:name="T617" style:family="text">
      <style:text-properties officeooo:rsid="0575f65f"/>
    </style:style>
    <style:style style:name="T618" style:family="text">
      <style:text-properties officeooo:rsid="0580b058"/>
    </style:style>
    <style:style style:name="T619" style:family="text">
      <style:text-properties officeooo:rsid="0584226d"/>
    </style:style>
    <style:style style:name="T620" style:family="text">
      <style:text-properties officeooo:rsid="058c48a7"/>
    </style:style>
    <style:style style:name="T621" style:family="text">
      <style:text-properties officeooo:rsid="05905131"/>
    </style:style>
    <style:style style:name="T622" style:family="text">
      <style:text-properties officeooo:rsid="059c866d"/>
    </style:style>
    <style:style style:name="T623" style:family="text">
      <style:text-properties officeooo:rsid="059de58d"/>
    </style:style>
    <style:style style:name="T624" style:family="text">
      <style:text-properties officeooo:rsid="059ed84a"/>
    </style:style>
    <style:style style:name="T625" style:family="text">
      <style:text-properties officeooo:rsid="05a0a2ac"/>
    </style:style>
    <style:style style:name="T626" style:family="text">
      <style:text-properties officeooo:rsid="05a1f602"/>
    </style:style>
    <style:style style:name="T627" style:family="text">
      <style:text-properties officeooo:rsid="05a292c6"/>
    </style:style>
    <style:style style:name="T628" style:family="text">
      <style:text-properties officeooo:rsid="05a3a1b5"/>
    </style:style>
    <style:style style:name="T629" style:family="text">
      <style:text-properties officeooo:rsid="05a59321"/>
    </style:style>
    <style:style style:name="T630" style:family="text">
      <style:text-properties officeooo:rsid="05a62f6f"/>
    </style:style>
    <style:style style:name="T631" style:family="text">
      <style:text-properties officeooo:rsid="05a7e536"/>
    </style:style>
    <style:style style:name="T632" style:family="text">
      <style:text-properties officeooo:rsid="05a9b1c8"/>
    </style:style>
    <style:style style:name="T633" style:family="text">
      <style:text-properties officeooo:rsid="05a9fac9"/>
    </style:style>
    <style:style style:name="T634" style:family="text">
      <style:text-properties officeooo:rsid="05b0e64d"/>
    </style:style>
    <style:style style:name="T635" style:family="text">
      <style:text-properties officeooo:rsid="05b36f57"/>
    </style:style>
    <style:style style:name="T636" style:family="text">
      <style:text-properties officeooo:rsid="05b3931f"/>
    </style:style>
    <style:style style:name="T637" style:family="text">
      <style:text-properties officeooo:rsid="05b53f40"/>
    </style:style>
    <style:style style:name="T638" style:family="text">
      <style:text-properties officeooo:rsid="05b608f2"/>
    </style:style>
    <style:style style:name="T639" style:family="text">
      <style:text-properties officeooo:rsid="05b74463"/>
    </style:style>
    <style:style style:name="T640" style:family="text">
      <style:text-properties officeooo:rsid="05b8f47d"/>
    </style:style>
    <style:style style:name="T641" style:family="text">
      <style:text-properties officeooo:rsid="05bcc462"/>
    </style:style>
    <style:style style:name="T642" style:family="text">
      <style:text-properties officeooo:rsid="05bd5e48"/>
    </style:style>
    <style:style style:name="T643" style:family="text">
      <style:text-properties officeooo:rsid="05bf0f78"/>
    </style:style>
    <style:style style:name="T644" style:family="text">
      <style:text-properties officeooo:rsid="05c1ba57"/>
    </style:style>
    <style:style style:name="T645" style:family="text">
      <style:text-properties officeooo:rsid="05c32a6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8" text:outline-level="1">Язык Клаус</text:h>
      <text:h text:style-name="P249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24">Переменная символьного типа содержит кодпойнт Юникод в формате 32-битного целого числа баз знака. <text:span text:style-name="T383">Нулевые значения допускаются.</text:span></text:p>
      <text:h text:style-name="Heading_20_5" text:outline-level="5">Формат литерала</text:h>
      <text:p text:style-name="Исходный_20_код">'X' <text:s text:c="2"/>// <text:span text:style-name="T381">символ в кодировке UTF-8, заключённый в одиночные апострофы</text:span></text:p>
      <text:p text:style-name="P164">№<text:span text:style-name="T453">20 <text:s/></text:span><text:s/>// код символа в формате 16-ричного целого числа</text:p>
      <text:p text:style-name="P164">#<text:span text:style-name="T454">4</text:span><text:span text:style-name="T455">2F </text:span><text:s/>// код символа в формате 16-ричного целого числа</text:p>
      <text:h text:style-name="Heading_20_5" text:outline-level="5"><text:span text:style-name="T28">Н</text:span><text:span text:style-name="T1">ачальное значение</text:span></text:h>
      <text:p text:style-name="P125"><text:span text:style-name="T450">Си</text:span><text:span text:style-name="T396">мвол с нулевым кодом.</text:span></text:p>
      <text:h text:style-name="Heading_20_5" text:outline-level="5">Преобразование типов</text:h>
      <text:p text:style-name="P126">При приведении к целочисленному типу возвращает <text:span text:style-name="T502">численное значение</text:span> код<text:span text:style-name="T502">а</text:span> символа.</text:p>
      <text:p text:style-name="P126">При приведении к строке возвращает строку, <text:span text:style-name="T382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127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Heading_20_5" text:outline-level="5">Формат литерала</text:h>
      <text:p text:style-name="P167">"" <text:s text:c="14"/>// <text:span text:style-name="T389">пустая строка</text:span></text:p>
      <text:p text:style-name="P167">"123абв" <text:s text:c="8"/>// <text:span text:style-name="T390">последовательность </text:span>символ<text:span text:style-name="T390">ов</text:span>, заключённ<text:span text:style-name="T384">ая</text:span> в кавычки</text:p>
      <text:p text:style-name="P165">"123""абв" <text:s text:c="6"/>// <text:span text:style-name="T385">для добавления в строку символа " его нужно удвоить</text:span></text:p>
      <text:p text:style-name="P166"><text:span text:style-name="T386">#41</text:span>№20№<text:span text:style-name="T386">42#0A <text:s text:c="4"/>// последовательность </text:span><text:span text:style-name="T388">16-ричных </text:span><text:span text:style-name="T387">кодов символов без кавычек</text:span></text:p>
      <text:p text:style-name="P166">"<text:span text:style-name="T388">123</text:span>"<text:span text:style-name="T388">№20"абв"№0А // </text:span><text:span text:style-name="T391">символы в кавычках и коды можно комбинировать</text:span></text:p>
      <text:h text:style-name="Heading_20_5" text:outline-level="5"><text:span text:style-name="T1">Начальное </text:span><text:span text:style-name="T27">з</text:span><text:span text:style-name="T1">начение</text:span></text:h>
      <text:p text:style-name="P128"><text:span text:style-name="T203">П</text:span>устая строка.</text:p>
      <text:h text:style-name="Heading_20_5" text:outline-level="5">Преобразование типов</text:h>
      <text:p text:style-name="P129">При приведении к целому или дробному числу выполняется преобразова<text:span text:style-name="T441">ние из</text:span> текст<text:span text:style-name="T397">ово</text:span><text:span text:style-name="T441">го</text:span><text:span text:style-name="T397"> представлени</text:span><text:span text:style-name="T441">я</text:span> <text:span text:style-name="T398">числа</text:span>, при ошибках возникает исключение <text:span text:style-name="T1">ОшибкаКонвертации</text:span>.</text:p>
      <text:p text:style-name="P129">При приведении к моменту выполняется преобразова<text:span text:style-name="T442">ние из</text:span> <text:span text:style-name="T392">стандартно</text:span><text:span text:style-name="T442">го</text:span><text:span text:style-name="T392"> </text:span>текстово<text:span text:style-name="T442">го</text:span> представлени<text:span text:style-name="T442">я</text:span> даты и/или времени, при ошибках возникает исключение <text:span text:style-name="T1">ОшибкаКонвертации</text:span>.</text:p>
      <text:p text:style-name="P130"><text:soft-page-break/>При приведении к логическому значению <text:span text:style-name="T393">строка должна иметь одно из следующих значений, без учёта регистра:</text:span></text:p>
      <text:p text:style-name="Исходный_20_код">"<text:span text:style-name="T394">1</text:span>", "<text:span text:style-name="T394">y</text:span>", "<text:span text:style-name="T394">yes</text:span>", "<text:span text:style-name="T394">t</text:span>", "<text:span text:style-name="T394">true</text:span>", "<text:span text:style-name="T394">д</text:span>", "<text:span text:style-name="T394">да</text:span>", "<text:span text:style-name="T394">и</text:span>", "<text:span text:style-name="T394">истина</text:span>" // <text:span text:style-name="T395">истина</text:span></text:p>
      <text:p text:style-name="Исходный_20_код">"<text:span text:style-name="T394">0</text:span>", "<text:span text:style-name="T394">n</text:span>", "<text:span text:style-name="T394">no</text:span>", "<text:span text:style-name="T394">f</text:span>", "<text:span text:style-name="T394">false</text:span>", "<text:span text:style-name="T394">н</text:span>", "<text:span text:style-name="T394">нет</text:span>", "<text:span text:style-name="T394">л</text:span>", "<text:span text:style-name="T394">ложь</text:span>" <text:s/>// <text:span text:style-name="T395">ложь</text:span></text:p>
      <text:p text:style-name="P131">Любые значения простых типов приводятся к строковому типу без ошибок.</text:p>
      <text:h text:style-name="Heading_20_4" text:outline-level="4">Целое</text:h>
      <text:p text:style-name="P132">Переменная целого типа содержит 64-битное целочисленное значение со знаком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33">Для отрицательных чисел <text:span text:style-name="T503">применяется</text:span> знак «-» в начале литерала; знак «<text:span text:style-name="T504">+»</text:span> для положительных чисел не допускается. <text:span text:style-name="T399">Регистр символов 16-ричных цифр не учитывается, </text:span><text:span text:style-name="T400">латинские и кириллические </text:span><text:span text:style-name="T401">цифры</text:span><text:span text:style-name="T400"> можно </text:span><text:span text:style-name="T402">смешивать</text:span><text:span text:style-name="T400">.</text:span></text:p>
      <text:h text:style-name="Heading_20_5" text:outline-level="5">Начальное значение</text:h>
      <text:p text:style-name="P123"><text:span text:style-name="T451">Н</text:span>уль.</text:p>
      <text:h text:style-name="P287" text:outline-level="5">Преобразование типов</text:h>
      <text:p text:style-name="P134">Целочисленные значения приводятся к любым простым типам без ошибок.</text:p>
      <text:p text:style-name="P135">При приведении к символьному типу целое число означает кодпонт Юникод <text:span text:style-name="T404">(старшие 32 бита при преобразовании отбрасываются)</text:span>.</text:p>
      <text:p text:style-name="P135">При приведении к строке выполняется преобразование к десятичному текстовому представлению числа.</text:p>
      <text:p text:style-name="P135">При приведении к моменту целое число означает количество полных <text:span text:style-name="T403">суток</text:span>, считая от «нулевого» момента.</text:p>
      <text:p text:style-name="P136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37">Переменная дробного типа содержит 64-битное вещественное значение с двойной точностью.</text:p>
      <text:p text:style-name="P157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46">на</text:span> нуль.</text:p>
      <text:h text:style-name="Heading_20_5" text:outline-level="5">Формат литерала</text:h>
      <text:p text:style-name="Исходный_20_код">-<text:span text:style-name="T405">0123456.789 <text:s text:c="5"/>// представление с десятичной точкой</text:span></text:p>
      <text:p text:style-name="Исходный_20_код">-<text:span text:style-name="T405">0123456.789е+123 // экспоненциальное представление</text:span></text:p>
      <text:p text:style-name="P171"/>
      <text:p text:style-name="P171"><text:soft-page-break/><text:span text:style-name="T447">д1</text:span> := <text:s/>0/0; <text:s text:c="6"/>// <text:span text:style-name="T447">нечисло</text:span></text:p>
      <text:p text:style-name="P172">д2 := <text:s/>1/0; <text:s text:c="6"/>// +бесконечность</text:p>
      <text:p text:style-name="P172">д<text:span text:style-name="T505">3</text:span> := -1/0; <text:s text:c="6"/>// -бесконечность</text:p>
      <text:p text:style-name="P138">В качестве десятичного разделителя всегда используется точка. В качестве <text:span text:style-name="T406">символа экспоненциальной части может использоваться латинская «E» </text:span><text:span text:style-name="T414">и</text:span><text:span text:style-name="T406"> кириллическая «Е» или «Э» в любом регистре. </text:span><text:span text:style-name="T408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42"><text:span text:style-name="T204">Н</text:span>уль.</text:p>
      <text:h text:style-name="P288" text:outline-level="5">Преобразование типов</text:h>
      <text:p text:style-name="P139">При приведении к строке число конвертируется в строковое представление в <text:span text:style-name="T407">десятичном или экспоненциальном </text:span>формате, <text:span text:style-name="T412">в зависимости от того, какой из них короче</text:span>. <text:span text:style-name="T506">Для </text:span><text:span text:style-name="T507">небольших</text:span><text:span text:style-name="T506"> чисел, е</text:span><text:span text:style-name="T408">сли дробная часть числа равна нулю, </text:span><text:span text:style-name="T413">полученное </text:span><text:span text:style-name="T409">строковое представление будет целочисленным.</text:span></text:p>
      <text:p text:style-name="P158">При приведении к строке нечисло <text:span text:style-name="T456">преобразуется в</text:span> <text:span text:style-name="T508">текст </text:span>"Nan", а бесконечность — <text:span text:style-name="T457">в</text:span> "+Inf" или "-Inf". <text:span text:style-name="T448">Эти </text:span><text:span text:style-name="T509">строковые</text:span><text:span text:style-name="T449"> </text:span><text:span text:style-name="T448">значения </text:span><text:span text:style-name="T510">(в любом регистре) </text:span><text:span text:style-name="T448">можно использовать для приведения строки к дробному числу, но не в качестве литералов в исходном коде.</text:span></text:p>
      <text:p text:style-name="P140">При приведении <text:span text:style-name="T415">дробного числа </text:span>к целому дробная часть отбрасывается без округления. <text:span text:style-name="T482">Значение </text:span><text:span text:style-name="T35">нечисло</text:span><text:span text:style-name="T482"> и бесконечные значения при приведении к целому вызывают исключение </text:span><text:span text:style-name="T35">НеверноеЧисло</text:span><text:span text:style-name="T482">.</text:span></text:p>
      <text:p text:style-name="P141">При приведении к моменту число означает <text:span text:style-name="T411">количество</text:span> суток, считая от «нулевого» момента.</text:p>
      <text:h text:style-name="Heading_20_4" text:outline-level="4">Момент</text:h>
      <text:p text:style-name="P143"><text:span text:style-name="T416">Переменная типа момент содержит значение даты и времени — </text:span><text:span text:style-name="T435">64-битное </text:span><text:span text:style-name="T417">вещественное </text:span><text:span text:style-name="T434">число с двойной точностью</text:span><text:span text:style-name="T417">, означающее </text:span><text:span text:style-name="T416">число суток, прошедшее от «нулевого» момента. Нулевым моментом считается </text:span>1899-12-30 00:00:00. <text:span text:style-name="T419">Б</text:span><text:span text:style-name="T417">олее поздние даты представлены положительными </text:span><text:span text:style-name="T418">числами, более ранние — отрицательными</text:span>. <text:span text:style-name="T423">Целая часть числа соответствует количеств</text:span><text:span text:style-name="T429">у</text:span><text:span text:style-name="T423"> полных суток, а д</text:span><text:span text:style-name="T410">робная — </text:span><text:span text:style-name="T420">суточному </text:span><text:span text:style-name="T410">времени, выраженному в долях суток.</text:span>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21">12:45:50.25</text:span>` <text:s text:c="5"/>// <text:span text:style-name="T421">время</text:span> в обратных апострофах</text:p>
      <text:p text:style-name="P168">`2023-09-15 <text:span text:style-name="T421">12:45</text:span>` // <text:span text:style-name="T421">дата и время</text:span> в обратных апострофах</text:p>
      <text:p text:style-name="P169">`09-15 <text:span text:style-name="T421">12:</text:span><text:span text:style-name="T426">00</text:span>` <text:s text:c="5"/>// <text:span text:style-name="T426">полдень 15 сентября текущего года</text:span></text:p>
      <text:p text:style-name="P169">`15 <text:span text:style-name="T421">12:</text:span><text:span text:style-name="T426">00</text:span>` <text:s text:c="8"/>// <text:span text:style-name="T426">полдень 15 числа текущего месяца</text:span></text:p>
      <text:p text:style-name="P169">`15` <text:s text:c="14"/>// <text:span text:style-name="T426">полночь 15 числа текущего месяца</text:span></text:p>
      <text:p text:style-name="P144">Дата и время указываются в стандартном формате: <text:span text:style-name="T29">YYYY-MM-DD hh:mm:ss</text:span><text:span text:style-name="T422">.</text:span></text:p>
      <text:p text:style-name="P145">Может быть указана только дата, только время или <text:span text:style-name="T424">обе </text:span><text:span text:style-name="T425">части</text:span> <text:span text:style-name="T430">вместе </text:span>— <text:span text:style-name="T423">в последнем случае дата и время разделяются пробелом</text:span>. <text:span text:style-name="T428">Если дата или время не указаны, они считаются равными нулю.</text:span></text:p>
      <text:p text:style-name="P146"><text:soft-page-break/>При указании даты можно опустить год, либо год и месяц, вместе со следующим <text:span text:style-name="T433">за ними </text:span>символом «-» — по умолчанию подставляются, соответственно, текущи<text:span text:style-name="T431">е</text:span> год и месяц.</text:p>
      <text:p text:style-name="P173">При указании времени можно опустить секунды вместе с предшествующим символом «:» — по умолчанию подставляется 0 секунд.</text:p>
      <text:p text:style-name="P146"><text:span text:style-name="T427">В качестве </text:span><text:span text:style-name="T432">значения </text:span><text:span text:style-name="T427">секунд можно указать дробное число.</text:span></text:p>
      <text:p text:style-name="P156"><text:span text:style-name="T223">Примечание:</text:span> при указании литерала даты в исходном коде, если опущены год или месяц, то их текущие значения подставляются <text:span text:style-name="T443">в момент</text:span> компиляции программы и <text:span text:style-name="T444">в дальнейшем </text:span>остаются постоянными.</text:p>
      <text:h text:style-name="Heading_20_5" text:outline-level="5">Начальное значение</text:h>
      <text:p text:style-name="P147"><text:span text:style-name="T452">П</text:span>олночь 1899-12-30.</text:p>
      <text:h text:style-name="Heading_20_5" text:outline-level="5">Преобразование типов</text:h>
      <text:p text:style-name="P148">Моменты взаимно-однозначно приводятся к дробным числам и обратно.</text:p>
      <text:p text:style-name="P149">При приведении момента к целому числу дробная часть (т. е., значение суточного времени) отбрасывается без округления. <text:span text:style-name="T482">Значение </text:span><text:span text:style-name="T35">нечисло</text:span><text:span text:style-name="T482"> и бесконечные значения при приведении к целому вызывают исключение </text:span><text:span text:style-name="T35">НеверноеЧисло</text:span><text:span text:style-name="T482">.</text:span></text:p>
      <text:p text:style-name="P150">Приведение момента к строке выполняется по следующим правилам:</text:p>
      <text:list xml:id="list364826794" text:style-name="L1">
        <text:list-item>
          <text:p text:style-name="P290"><text:span text:style-name="T209">Если момент имеет значение </text:span><text:span text:style-name="T31">н</text:span><text:span text:style-name="T36">е</text:span><text:span text:style-name="T31">ч</text:span><text:span text:style-name="T36">исло</text:span><text:span text:style-name="T209"> или </text:span><text:span text:style-name="T31">б</text:span><text:span text:style-name="T36">есконечность</text:span><text:span text:style-name="T209">, </text:span><text:span text:style-name="T202">преобразование вернёт строку "Nan", "+Inf" или "-Inf".</text:span></text:p>
        </text:list-item>
        <text:list-item>
          <text:p text:style-name="P290"><text:span text:style-name="T445">Моменты</text:span> с ненулевой целой и дробной частью возвращают <text:span text:style-name="T195">строков</text:span><text:span text:style-name="T201">ые</text:span><text:span text:style-name="T195"> представлени</text:span><text:span text:style-name="T201">я</text:span><text:span text:style-name="T195"> даты и времени </text:span><text:span text:style-name="T210">в стандартном формате</text:span><text:span text:style-name="T195">, разделённые пробелом.</text:span></text:p>
        </text:list-item>
        <text:list-item>
          <text:p text:style-name="P291"><text:span text:style-name="T199">Моменты</text:span><text:span text:style-name="T195"> с ненулевой целой и нулевой дробной частью возвращают строковое представлени</text:span><text:span text:style-name="T200">е</text:span><text:span text:style-name="T195"> даты.</text:span></text:p>
        </text:list-item>
        <text:list-item>
          <text:p text:style-name="P292">В остальных случаях возвращается строковое представление времени.</text:p>
        </text:list-item>
      </text:list>
      <text:p text:style-name="P175">При приведении строки к моменту допускаются такие же строковые значения, как в литералах, а также значения <text:span text:style-name="T202">"</text:span><text:span text:style-name="T208">n</text:span><text:span text:style-name="T202">an", "</text:span><text:span text:style-name="T208">i</text:span><text:span text:style-name="T202">nf", "</text:span><text:span text:style-name="T207">+</text:span><text:span text:style-name="T208">i</text:span><text:span text:style-name="T202">nf" или "-</text:span><text:span text:style-name="T208">i</text:span><text:span text:style-name="T202">nf" </text:span><text:span text:style-name="T206">в любом регистре</text:span><text:span text:style-name="T202">. </text:span><text:span text:style-name="T205">При ошибках преобразования возникает исключение </text:span><text:span text:style-name="T32">ОшибкаКонвертации</text:span><text:span text:style-name="T205">.</text:span></text:p>
      <text:h text:style-name="Heading_20_4" text:outline-level="4">Логическое</text:h>
      <text:p text:style-name="P151">Переменная логического типа имеет одно из двух значений: истинное или ложное. <text:span text:style-name="T436">В качестве литералов в исходном коде применяются ключевые слова «</text:span><text:span text:style-name="T30">да»</text:span><text:span text:style-name="T436"> и «</text:span><text:span text:style-name="T30">нет»</text:span><text:span text:style-name="T436">.</text:span></text:p>
      <text:h text:style-name="Heading_20_5" text:outline-level="5">Начальное значение</text:h>
      <text:p text:style-name="P159">Ложь.</text:p>
      <text:h text:style-name="Heading_20_5" text:outline-level="5">Преобразование типов</text:h>
      <text:p text:style-name="P152">При приведении логического значения к целому <text:span text:style-name="T437">истина</text:span> соответствует значени<text:span text:style-name="T437">ю</text:span> 1, а ложь — значению 0. При приведении целого к логическому истинным считается любое ненулевое значение.</text:p>
      <text:p text:style-name="P153"><text:soft-page-break/>При приведении к строке истина соответствует значению "да", а ложь — значению "<text:span text:style-name="T438">нет". </text:span><text:span text:style-name="T439">При приведении строки к логическому допустимы следующие строковые значения, </text:span><text:span text:style-name="T440">в любом регистре</text:span><text:span text:style-name="T439">:</text:span></text:p>
      <text:p text:style-name="P170">"<text:span text:style-name="T394">1</text:span>", "<text:span text:style-name="T394">y</text:span>", "<text:span text:style-name="T394">yes</text:span>", "<text:span text:style-name="T394">t</text:span>", "<text:span text:style-name="T394">true</text:span>", "<text:span text:style-name="T394">д</text:span>", "<text:span text:style-name="T394">да</text:span>", "<text:span text:style-name="T394">и</text:span>", "<text:span text:style-name="T394">истина</text:span>" // <text:span text:style-name="T395">истина</text:span></text:p>
      <text:p text:style-name="P154">"<text:span text:style-name="T394">0</text:span>", "<text:span text:style-name="T394">n</text:span>", "<text:span text:style-name="T394">no</text:span>", "<text:span text:style-name="T394">f</text:span>", "<text:span text:style-name="T394">false</text:span>", "<text:span text:style-name="T394">н</text:span>", "<text:span text:style-name="T394">нет</text:span>", "<text:span text:style-name="T394">л</text:span>", "<text:span text:style-name="T394">ложь</text:span>" <text:s/>// <text:span text:style-name="T395">ложь</text:span></text:p>
      <text:p text:style-name="P155">Любые другие строковые значения вызовут исключение <text:span text:style-name="T1">ОшибкаКонвертации</text:span>.</text:p>
      <text:h text:style-name="P250" text:outline-level="2"><text:span text:style-name="T51">Ключевые слова </text:span><text:span text:style-name="T52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57">программист </text:span>может использовать люб<text:span text:style-name="T57">ую</text:span> из перечисленных форм <text:span text:style-name="T60">по своему усмотрению</text:span>. <text:span text:style-name="T58">Это позволяет заметно, хотя и не полностью, приблизить </text:span><text:span text:style-name="T62">текст</text:span><text:span text:style-name="T58"> программы к нормам русского языка.</text:span></text:p>
      <text:p text:style-name="P2"><text:span text:style-name="T64">П</text:span><text:span text:style-name="T58">ример:</text:span></text:p>
      <text:p text:style-name="Исходный_20_код">типы</text:p>
      <text:p text:style-name="Исходный_20_код"><text:tab/>тПервый <text:span text:style-name="T59">=</text:span> массив строк;</text:p>
      <text:p text:style-name="Исходный_20_код"><text:tab/>тВторой <text:span text:style-name="T59">=</text:span> словарь <text:span text:style-name="T65">целых</text:span> ключ символ;</text:p>
      <text:p text:style-name="Исходный_20_код"><text:tab/>тТретий <text:span text:style-name="T59">=</text:span> <text:span text:style-name="T58">массив </text:span>словар<text:span text:style-name="T58">ей</text:span> массивов структур</text:p>
      <text:p text:style-name="Исходный_20_код"><text:tab/><text:tab/>поле1: <text:span text:style-name="T66">дробное</text:span>;</text:p>
      <text:p text:style-name="Исходный_20_код"><text:tab/><text:tab/>поле2: логическое;</text:p>
      <text:p text:style-name="Исходный_20_код"><text:tab/>окончание ключ строка;</text:p>
      <text:p text:style-name="P17"><text:span text:style-name="T90">Использование тех или иных форм </text:span><text:span text:style-name="T93">ключевых </text:span><text:span text:style-name="T90">слов остаётся на усмотрение программиста: </text:span><text:span text:style-name="T99">конструкции</text:span><text:span text:style-name="T91"> «</text:span><text:span text:style-name="T92">словарей массив строка</text:span><text:span text:style-name="T91">» и «</text:span><text:span text:style-name="T92">словарь массивов строк</text:span><text:span text:style-name="T91">» </text:span><text:span text:style-name="T90">с точки зрения синтаксиса</text:span><text:span text:style-name="T91"> полностью эквивалентны. Автор</text:span><text:span text:style-name="T620">ы</text:span><text:span text:style-name="T91">, однако, наде</text:span><text:span text:style-name="T620">ю</text:span><text:span text:style-name="T91">тся, что </text:span><text:span text:style-name="T95">из соображений читаемости кода </text:span><text:span text:style-name="T94">большинство </text:span><text:span text:style-name="T91">программист</text:span><text:span text:style-name="T94">ов</text:span><text:span text:style-name="T91"> </text:span><text:span text:style-name="T96">всегда </text:span><text:span text:style-name="T140">предпочтут</text:span><text:span text:style-name="T91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620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момент моментов</text:p>
      <text:p text:style-name="Исходный_20_код">логическое логических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<text:soft-page-break/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h text:style-name="Heading_20_2" text:outline-level="2">Синтакси<text:span text:style-name="T56">ческая диаграмма</text:span></text:h>
      <text:h text:style-name="Heading_20_3" text:outline-level="3">Пояснения</text:h>
      <text:p text:style-name="Text_20_body">В угловых скобках — имя <text:span text:style-name="T63">вложенного </text:span><text:span text:style-name="T53">синтаксического</text:span> правила.</text:p>
      <text:p text:style-name="Text_20_body">В обратных апострофах — ключевое слово языка Клаус. В исходном коде <text:span text:style-name="T61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8"><text:span text:style-name="T53">#</text:span>keyword<text:tab/>— <text:span text:style-name="T54">ключевое слово</text:span></text:p>
      <text:p text:style-name="P18">#id<text:tab/>— <text:span text:style-name="T54">идентификатор</text:span></text:p>
      <text:p text:style-name="P18">#char<text:tab/>— <text:span text:style-name="T54">символьный литерал</text:span></text:p>
      <text:p text:style-name="P18">#string<text:tab/>— <text:span text:style-name="T54">строковый литерал</text:span></text:p>
      <text:p text:style-name="P18">#integer<text:tab/>— <text:span text:style-name="T54">целочисленный литерал</text:span></text:p>
      <text:p text:style-name="P18">#float<text:tab/>— <text:span text:style-name="T54">вещественный литерал</text:span></text:p>
      <text:p text:style-name="P18">#moment<text:tab/>— <text:span text:style-name="T54">литерал момента (дата/время)</text:span></text:p>
      <text:p text:style-name="P18">#symbol<text:tab/>— <text:span text:style-name="T54">знак языка</text:span></text:p>
      <text:p text:style-name="Text_20_body"><text:soft-page-break/>В круглых скобках — обязательная группа <text:span text:style-name="T55">правил</text:span>. Как правило, один из нескольких вариантов через "|". В квадратных скобках — необязательная группа <text:span text:style-name="T55">правил</text:span>: может быть, а может не быть.</text:p>
      <text:p text:style-name="Text_20_body">Звёздочка после открывающей круглой или квадратной скобки <text:span text:style-name="T55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P253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oft-page-break/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|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pan text:style-name="T1">except_block</text:span> ::= (&lt;except_else&gt; | &lt;except_handler&gt; [* &lt;except_handler&gt;] [&lt;except_else&gt;] | &lt;statements&gt;)</text:p>
      <text:p text:style-name="Синтаксическое_20_правило"><text:soft-page-break/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251" text:outline-level="2">Операции <text:span text:style-name="T85">в выражениях</text:span></text:h>
      <text:p text:style-name="P10">Арифметические операции возвращают целый результат, если оба операнда целые. <text:span text:style-name="T76">Е</text:span>сли хотя бы один операнд дробный, то <text:span text:style-name="T80">операция вернёт дробный </text:span>результат.</text:p>
      <text:p text:style-name="P14">Операции целочисленного деления и остатка от деления определены <text:span text:style-name="T83">только</text:span> для цел<text:span text:style-name="T84">очисленных</text:span> операндов и возвращают <text:span text:style-name="T84">целочисленный</text:span> результат.</text:p>
      <text:p text:style-name="P13">Сложение и вычитание определены для момента и числа: можно <text:span text:style-name="T78">прибавить</text:span> <text:span text:style-name="T78">к</text:span> момент<text:span text:style-name="T78">у</text:span> <text:span text:style-name="T77">(целое или дробное) </text:span>число <text:span text:style-name="T77">суток</text:span> и <text:span text:style-name="T78">вычесть из</text:span> момент<text:span text:style-name="T78">а</text:span> число <text:span text:style-name="T77">суток</text:span>. <text:span text:style-name="T79">В обоих случаях </text:span><text:span text:style-name="T89">момент должен быть левым операндом, </text:span><text:span text:style-name="T97">и</text:span><text:span text:style-name="T89"> </text:span><text:span text:style-name="T79">результатом операции является момент.</text:span></text:p>
      <text:p text:style-name="P11">Операция соединения определена для символов и строк в люб<text:span text:style-name="T86">ых сочетаниях</text:span> и возвращает строковый результат. <text:span text:style-name="T458">При этом нулевые символы приводятся к пустой строке.</text:span></text:p>
      <text:p text:style-name="P12">Операции сравнения определены для всех простых типов, сравнимых между собой: </text:p>
      <text:list xml:id="list3010288613" text:style-name="L2">
        <text:list-item>
          <text:p text:style-name="P294">символы можно сравнивать с символами, но не со строками;</text:p>
        </text:list-item>
        <text:list-item>
          <text:p text:style-name="P295">строки можно сравнивать со строками, но не с символвами;</text:p>
        </text:list-item>
        <text:list-item>
          <text:p text:style-name="P293"><text:span text:style-name="T72">целые и дробные числа можно сравнивать </text:span><text:span text:style-name="T81">между собой </text:span><text:span text:style-name="T73">в любых сочетаниях</text:span><text:span text:style-name="T72">;</text:span></text:p>
        </text:list-item>
        <text:list-item>
          <text:p text:style-name="P296">моменты можно сравнивать с моментами;</text:p>
        </text:list-item>
        <text:list-item>
          <text:p text:style-name="P296">логические <text:span text:style-name="T87">значения</text:span> можно сравнивать <text:span text:style-name="T82">между собой:</text:span> «да» больше, чем «нет».</text:p>
        </text:list-item>
      </text:list>
      <text:p text:style-name="P16">Унарные операции всегда имеют более высокий приоритет, чем бинарные.</text:p>
      <text:p text:style-name="P160"><text:soft-page-break/>Значения составных типов — массивы, словари, структуры — не могут быть операндами в выражениях.</text:p>
      <text:p text:style-name="P161">Операции сравнения запрещены для дробных чисел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T1">Не</text:span><text:span text:style-name="T33">верное</text:span><text:span text:style-name="T1">Число</text:span>.</text:p>
      <text:p text:style-name="P162">Арифметические операции для нечисел разрешены, но если хотя бы один из аргументов является нечислом, то результатом операции также будет <text:span text:style-name="T195">нечисло</text:span>.</text:p>
      <text:h text:style-name="Heading_20_3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68">О</text:span>перанд<text:span text:style-name="T68">ы</text:span></text:p>
          </table:table-cell>
          <table:table-cell table:style-name="Таблица1.A1" office:value-type="string">
            <text:p text:style-name="P3"><text:span text:style-name="T69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15"><text:span text:style-name="T88">У</text:span>нарный минус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!</text:p>
          </table:table-cell>
          <table:table-cell table:style-name="Таблица1.A1" office:value-type="string">
            <text:p text:style-name="P15"><text:span text:style-name="T88">У</text:span>нарное отрицание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^</text:p>
          </table:table-cell>
          <table:table-cell table:style-name="Таблица1.A1" office:value-type="string">
            <text:p text:style-name="P5"><text:span text:style-name="T98">Возведение в с</text:span>тепень</text:p>
          </table:table-cell>
          <table:table-cell table:style-name="Таблица1.A1" office:value-type="string">
            <text:p text:style-name="P9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6">*</text:p>
          </table:table-cell>
          <table:table-cell table:style-name="Таблица1.A1" office:value-type="string">
            <text:p text:style-name="P5">Умнож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/</text:p>
          </table:table-cell>
          <table:table-cell table:style-name="Таблица1.A1" office:value-type="string">
            <text:p text:style-name="P5">Дел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\</text:p>
          </table:table-cell>
          <table:table-cell table:style-name="Таблица1.A1" office:value-type="string">
            <text:p text:style-name="P5">Цело<text:span text:style-name="T70">численное</text:span> деление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%</text:p>
          </table:table-cell>
          <table:table-cell table:style-name="Таблица1.A1" office:value-type="string">
            <text:p text:style-name="P5">Остаток <text:span text:style-name="T70">от деления</text:span>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+</text:p>
          </table:table-cell>
          <table:table-cell table:style-name="Таблица1.A1" office:value-type="string">
            <text:p text:style-name="P5">Сложение</text:p>
          </table:table-cell>
          <table:table-cell table:style-name="Таблица1.A1" office:value-type="string">
            <text:p text:style-name="P5">числа, <text:span text:style-name="T74">момент</text:span></text:p>
          </table:table-cell>
          <table:table-cell table:style-name="Таблица1.A1" office:value-type="string">
            <text:p text:style-name="P5">число, <text:span text:style-name="T75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5">Вычитание</text:p>
          </table:table-cell>
          <table:table-cell table:style-name="Таблица1.A1" office:value-type="string">
            <text:p text:style-name="P5">числа, <text:span text:style-name="T74">момент</text:span></text:p>
          </table:table-cell>
          <table:table-cell table:style-name="Таблица1.A1" office:value-type="string">
            <text:p text:style-name="P5">число, <text:span text:style-name="T75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++</text:p>
          </table:table-cell>
          <table:table-cell table:style-name="Таблица1.A1" office:value-type="string">
            <text:p text:style-name="P5">Соединение</text:p>
          </table:table-cell>
          <table:table-cell table:style-name="Таблица1.A1" office:value-type="string">
            <text:p text:style-name="P5">строки, символы</text:p>
          </table:table-cell>
          <table:table-cell table:style-name="Таблица1.A1" office:value-type="string">
            <text:p text:style-name="P5">строка</text:p>
          </table:table-cell>
          <table:table-cell table:style-name="Таблица1.A1" office:value-type="string">
            <text:p text:style-name="P7">4</text:p>
          </table:table-cell>
        </table:table-row>
        <table:table-row>
          <table:table-cell table:style-name="Таблица1.A2" office:value-type="string">
            <text:p text:style-name="P6">=</text:p>
          </table:table-cell>
          <table:table-cell table:style-name="Таблица1.A1" office:value-type="string">
            <text:p text:style-name="P5">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&gt; !<text:span text:style-name="T67">=</text:span></text:p>
          </table:table-cell>
          <table:table-cell table:style-name="Таблица1.A1" office:value-type="string">
            <text:p text:style-name="P5">Не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</text:p>
          </table:table-cell>
          <table:table-cell table:style-name="Таблица1.A1" office:value-type="string">
            <text:p text:style-name="P5">Бол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</text:p>
          </table:table-cell>
          <table:table-cell table:style-name="Таблица1.A1" office:value-type="string">
            <text:p text:style-name="P5">Мен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=</text:p>
          </table:table-cell>
          <table:table-cell table:style-name="Таблица1.A1" office:value-type="string">
            <text:p text:style-name="P8">Бол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=</text:p>
          </table:table-cell>
          <table:table-cell table:style-name="Таблица1.A1" office:value-type="string">
            <text:p text:style-name="P8">Мен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amp;&amp;</text:p>
          </table:table-cell>
          <table:table-cell table:style-name="Таблица1.A1" office:value-type="string">
            <text:p text:style-name="P5">И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6">||</text:p>
          </table:table-cell>
          <table:table-cell table:style-name="Таблица1.A1" office:value-type="string">
            <text:p text:style-name="P5">И<text:span text:style-name="T68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  <table:table-row>
          <table:table-cell table:style-name="Таблица1.A2" office:value-type="string">
            <text:p text:style-name="P6">~|</text:p>
          </table:table-cell>
          <table:table-cell table:style-name="Таблица1.A1" office:value-type="string">
            <text:p text:style-name="P5">Искл<text:span text:style-name="T71">ючающее</text:span> И<text:span text:style-name="T68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</table:table>
      <text:p text:style-name="P163">Операции в выражениях выполняются в порядке возрастания приоритета, с учётом группирующих круглых скобок. Равноприоритетные операции выполняются по порядку слева направо, <text:span text:style-name="T460">д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59">значения</text:span> выражения.</text:p>
      <text:h text:style-name="P252" text:outline-level="2">Инструкции</text:h>
      <text:h text:style-name="P254" text:outline-level="3">Пустая инструкция</text:h>
      <text:p text:style-name="P227">Пустая инструкция записывается ключевым словом <text:span text:style-name="T42">ничего</text:span>:</text:p>
      <text:p text:style-name="Исходный_20_код"><text:span text:style-name="T571">начало</text:span><text:line-break/> <text:s text:c="3"/>ничего;<text:line-break/><text:span text:style-name="T571">окончание.</text:span></text:p>
      <text:p text:style-name="P227"><text:soft-page-break/>Эта инструкция не выполняет никаких действий. Она может использоваться в тех случаях, когда <text:span text:style-name="T569">правила </text:span>синтаксис<text:span text:style-name="T569">а</text:span> требу<text:span text:style-name="T569">ю</text:span>т наличия инструкции, <text:span text:style-name="T573">которая фактически не нужна, </text:span><text:span text:style-name="T570">например:</text:span></text:p>
      <text:p text:style-name="P239"><text:span text:style-name="T572">начало</text:span><text:line-break/> <text:s text:c="3"/>если всёХорошо то ничего<text:line-break/> <text:s text:c="3"/>иначе вывести("Что-то пошло не так!");<text:line-break/><text:span text:style-name="T572">окончание.</text:span></text:p>
      <text:h text:style-name="P255" text:outline-level="3">Инструкци<text:span text:style-name="T105">я</text:span> присваивания</text:h>
      <text:p text:style-name="P20">Инструкци<text:span text:style-name="T105">я</text:span> присваивания предназначен<text:span text:style-name="T105">а</text:span> для установки значени<text:span text:style-name="T106">я</text:span> переменн<text:span text:style-name="T106">ой </text:span><text:span text:style-name="T642">или части переменной — элемента массива, </text:span><text:span text:style-name="T643">элемента </text:span><text:span text:style-name="T642">словаря, поля структуры</text:span>.</text:p>
      <text:p text:style-name="P20"><text:span text:style-name="T107">В </text:span>Клаус<text:span text:style-name="T107">е</text:span> <text:span text:style-name="T107">определен</text:span><text:span text:style-name="T641">ы</text:span> <text:span text:style-name="T108">две</text:span> разновидност<text:span text:style-name="T108">и</text:span> инструкци<text:span text:style-name="T109">й</text:span> присваивания: прост<text:span text:style-name="T107">ая</text:span> и <text:span text:style-name="T110">вычисляющи</text:span><text:span text:style-name="T139">е</text:span>.</text:p>
      <text:h text:style-name="P261" text:outline-level="4">Простое присваивание</text:h>
      <text:p text:style-name="P20">Простое присваивание записывается в <text:span text:style-name="T111">следующей </text:span>форме:</text:p>
      <text:p text:style-name="P19">&lt;переменная&gt; := &lt;выражение&gt;;</text:p>
      <text:p text:style-name="P20">где <text:span text:style-name="T1">переменная</text:span> — путь к переменной, а <text:span text:style-name="T1">выражение</text:span> <text:span text:style-name="T112">должно возвращать</text:span><text:span text:style-name="T107"> значение соответствующего типа, </text:span><text:span text:style-name="T112">которое будет присвоено указанной переменной</text:span><text:span text:style-name="T107">.</text:span></text:p>
      <text:p text:style-name="P26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7"><text:span text:style-name="T113">Для </text:span><text:span text:style-name="T114">присваивания значения</text:span><text:span text:style-name="T113"> пол</text:span><text:span text:style-name="T114">ю</text:span><text:span text:style-name="T113"> структур</text:span><text:span text:style-name="T115">ы</text:span><text:span text:style-name="T113"> им</text:span><text:span text:style-name="T115">я</text:span><text:span text:style-name="T113"> пол</text:span><text:span text:style-name="T115">я</text:span><text:span text:style-name="T113"> указыва</text:span><text:span text:style-name="T115">е</text:span><text:span text:style-name="T113">тся через точку после </text:span><text:span text:style-name="T116">пути к структуре</text:span><text:span text:style-name="T113">. </text:span><text:span text:style-name="T117">Д</text:span><text:span text:style-name="T113">ля </text:span><text:span text:style-name="T118">присваивания значения</text:span><text:span text:style-name="T113"> элемент</text:span><text:span text:style-name="T118">у</text:span><text:span text:style-name="T113"> массив</text:span><text:span text:style-name="T119">а</text:span><text:span text:style-name="T113"> </text:span><text:span text:style-name="T120">(</text:span><text:span text:style-name="T113">словар</text:span><text:span text:style-name="T119">я</text:span><text:span text:style-name="T120">)</text:span><text:span text:style-name="T113"> индекс </text:span><text:span text:style-name="T121">массива </text:span><text:span text:style-name="T120">(</text:span><text:span text:style-name="T113">ключ </text:span><text:span text:style-name="T121">словаря</text:span><text:span text:style-name="T120">)</text:span><text:span text:style-name="T113"> указывается в квадратных скобках </text:span><text:span text:style-name="T122">после пути к массиву/словарю, </text:span><text:span text:style-name="T123">например:</text:span></text:p>
      <text:p text:style-name="P19">программа Пример;</text:p>
      <text:p text:style-name="P19">типы</text:p>
      <text:p text:style-name="P19"><text:s text:c="4"/>тСтр1 = структура</text:p>
      <text:p text:style-name="P19"><text:s text:c="8"/>с1п1: строка;</text:p>
      <text:p text:style-name="P19"><text:s text:c="8"/>с1п2: дробное;</text:p>
      <text:p text:style-name="P19"><text:s text:c="4"/>окончание;</text:p>
      <text:p text:style-name="P19"><text:s text:c="4"/>тСтр2 = структура</text:p>
      <text:p text:style-name="P19"><text:s text:c="8"/>с2п1: массив массивов тСтр1;</text:p>
      <text:p text:style-name="P19"><text:s text:c="8"/>с2п2: строка;</text:p>
      <text:p text:style-name="P19"><text:s text:c="4"/>окончание;</text:p>
      <text:p text:style-name="P19">переменные</text:p>
      <text:p text:style-name="P19"><text:s text:c="4"/>а: целое;</text:p>
      <text:p text:style-name="P19"><text:s text:c="4"/>б: дробное;</text:p>
      <text:p text:style-name="P19"><text:s text:c="4"/>в: массив строк;</text:p>
      <text:p text:style-name="P19"><text:s text:c="4"/>г: словарь строк ключ дробное;</text:p>
      <text:p text:style-name="P19"><text:s text:c="4"/>сл: словарь тСтр2 ключ строка;</text:p>
      <text:p text:style-name="P19"><text:s text:c="4"/>м: массив тСтр1;</text:p>
      <text:p text:style-name="P19">начало</text:p>
      <text:p text:style-name="P19"><text:s text:c="4"/>а := 10;</text:p>
      <text:p text:style-name="P19"><text:s text:c="4"/>б := а + 0.01;</text:p>
      <text:p text:style-name="P19"><text:s text:c="4"/>длина(в, 1);</text:p>
      <text:p text:style-name="P19"><text:s text:c="4"/>в[0] := "значение";</text:p>
      <text:p text:style-name="P19"><text:soft-page-break/><text:s text:c="4"/>г[3.1415] := "Пи";</text:p>
      <text:p text:style-name="P19"><text:s text:c="4"/>добавить(сл, "Ключ");</text:p>
      <text:p text:style-name="P19"><text:s text:c="4"/>длина(сл["Ключ"].с2п1, 2);</text:p>
      <text:p text:style-name="P19"><text:s text:c="4"/>сл["Ключ"].с2п1[0] := м;</text:p>
      <text:p text:style-name="P19"><text:s text:c="4"/>длина(сл["Ключ"].с2п1[1], 1);</text:p>
      <text:p text:style-name="P19"><text:s text:c="4"/>сл["Ключ"].с2п1[1][0].с1п1 := "Новое значение";</text:p>
      <text:p text:style-name="P19">окончание.</text:p>
      <text:h text:style-name="P262" text:outline-level="4">Вычисляющее присваивание</text:h>
      <text:p text:style-name="P28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+=</text:p>
          </table:table-cell>
          <table:table-cell table:style-name="Таблица2.B1" office:value-type="string">
            <text:p text:style-name="P23">Прибавить и присвоить</text:p>
          </table:table-cell>
        </table:table-row>
        <table:table-row>
          <table:table-cell table:style-name="Таблица2.A2" office:value-type="string">
            <text:p text:style-name="P22">-<text:span text:style-name="T124">=</text:span></text:p>
          </table:table-cell>
          <table:table-cell table:style-name="Таблица2.B2" office:value-type="string">
            <text:p text:style-name="P23">Вычесть и присвоить</text:p>
          </table:table-cell>
        </table:table-row>
        <table:table-row>
          <table:table-cell table:style-name="Таблица2.A2" office:value-type="string">
            <text:p text:style-name="P22">*<text:span text:style-name="T124">=</text:span></text:p>
          </table:table-cell>
          <table:table-cell table:style-name="Таблица2.B2" office:value-type="string">
            <text:p text:style-name="P23">Умножить и присвоить</text:p>
          </table:table-cell>
        </table:table-row>
        <table:table-row>
          <table:table-cell table:style-name="Таблица2.A2" office:value-type="string">
            <text:p text:style-name="P22">/<text:span text:style-name="T124">=</text:span></text:p>
          </table:table-cell>
          <table:table-cell table:style-name="Таблица2.B2" office:value-type="string">
            <text:p text:style-name="P23">Разделить и пр<text:span text:style-name="T125">и</text:span>своить</text:p>
          </table:table-cell>
        </table:table-row>
        <table:table-row>
          <table:table-cell table:style-name="Таблица2.A2" office:value-type="string">
            <text:p text:style-name="P21">\=</text:p>
          </table:table-cell>
          <table:table-cell table:style-name="Таблица2.B2" office:value-type="string">
            <text:p text:style-name="P23">Разделить <text:span text:style-name="T126">нацело </text:span>и присвоить</text:p>
          </table:table-cell>
        </table:table-row>
        <table:table-row>
          <table:table-cell table:style-name="Таблица2.A2" office:value-type="string">
            <text:p text:style-name="P22">%<text:span text:style-name="T124">=</text:span></text:p>
          </table:table-cell>
          <table:table-cell table:style-name="Таблица2.B2" office:value-type="string">
            <text:p text:style-name="P23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21">^=</text:p>
          </table:table-cell>
          <table:table-cell table:style-name="Таблица2.B2" office:value-type="string">
            <text:p text:style-name="P23">Возвести в степень и присвоить</text:p>
          </table:table-cell>
        </table:table-row>
      </table:table>
      <text:p text:style-name="P24"/>
      <text:p text:style-name="P24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9">начало</text:p>
      <text:p text:style-name="P19"><text:tab/>А += 1; // прибавляет к переменной А единицу</text:p>
      <text:p text:style-name="P19"><text:tab/>Б *= 2; // удваивает значение переменной Б</text:p>
      <text:p text:style-name="P19"><text:tab/>В ^= 3; // возводит переменную В в третью степень</text:p>
      <text:p text:style-name="P19">окончание;</text:p>
      <text:h text:style-name="P261" text:outline-level="4">Совместимость типов при присваивании</text:h>
      <text:p text:style-name="P29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9">Для переменных простых типов:</text:p>
      <text:list xml:id="list2594654915" text:style-name="L3">
        <text:list-item>
          <text:p text:style-name="P297">Строковой переменной может быть присвоено символьное значение, но не наоборот;</text:p>
        </text:list-item>
        <text:list-item>
          <text:p text:style-name="P297">Дробной переменной может быть присвоено целое значение, но не наоборот;</text:p>
        </text:list-item>
        <text:list-item>
          <text:p text:style-name="P297">В остальных случаях требуется точное соответствие типов.</text:p>
        </text:list-item>
      </text:list>
      <text:p text:style-name="P29">Для <text:span text:style-name="T127">переменных </text:span>составных типов:</text:p>
      <text:list xml:id="list3714168071" text:style-name="L4">
        <text:list-item>
          <text:p text:style-name="P298">Массиву может быть присвоен массив, состоящий из элементов совместимого типа;</text:p>
        </text:list-item>
        <text:list-item>
          <text:p text:style-name="P298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298"><text:soft-page-break/>Структуре может быть присвоена структура, имеющая ровно столько же полей с точно такими же именами (<text:span text:style-name="T128">без учёта регистра</text:span>) и значениями совместимых типов. <text:span text:style-name="T644">Порядок следования полей не имеет значения.</text:span></text:p>
        </text:list-item>
      </text:list>
      <text:p text:style-name="P30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261" text:outline-level="4">Копирование данных <text:span text:style-name="T129">при присваивании</text:span></text:h>
      <text:p text:style-name="P31">С логической точки зрения, каждая переменная языка Клаус содержит <text:span text:style-name="T130">свою собственную</text:span> копию данных<text:span text:style-name="T130">. </text:span><text:span text:style-name="T131">П</text:span><text:span text:style-name="T130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5">Физически, при присваивании значений <text:span text:style-name="T132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33">у</text:span> же <text:span text:style-name="T133">копию</text:span> <text:span text:style-name="T133">данных</text:span>, что хранится в переменной-источнике, так что в оперативной памяти имеется <text:span text:style-name="T601">лишь </text:span>одна копия данных, на которую ссылаются две <text:span text:style-name="T134">(или более) </text:span>переменны<text:span text:style-name="T134">х</text:span>.</text:p>
      <text:p text:style-name="P25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35">в оперативной памяти </text:span>выполняется только тогда, когда оно в самом деле необходимо.</text:p>
      <text:p text:style-name="P25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36">словаря</text:span> целых <text:span text:style-name="T136">словарю</text:span> дробных вызовет немедленное копирование <text:span text:style-name="T137">всех ключей и значений</text:span><text:span text:style-name="T138"> из одного </text:span><text:span text:style-name="T136">словаря</text:span><text:span text:style-name="T138"> в другой</text:span>.</text:p>
      <text:p text:style-name="P25">Кроме того, копирование-по-требованию выполняется <text:span text:style-name="T100">лишь </text:span>для всего значения переменной как целого и не работает <text:span text:style-name="T101">ни </text:span>для отдельных элементов массивов и словарей, <text:span text:style-name="T101">ни для </text:span><text:span text:style-name="T102">отдельных </text:span><text:span text:style-name="T101">полей структур</text:span>. Например, если переменная А содержит <text:span text:style-name="T103">ссылку на </text:span>массив, полученн<text:span text:style-name="T104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28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74">мояПроцедура();<text:line-break/> <text:s text:c="3"/>мояВтораяПроцедура(10, 20, "тридцать");</text:span><text:line-break/>окончание.</text:p>
      <text:p text:style-name="P229">Таким образом можно вызывать как процедуры, так и функции — в последнем случае значение, возвращаемое функцией, <text:span text:style-name="T645">теряется</text:span>. <text:span text:style-name="T575">Если возвращаемое функцией значение нужно </text:span><text:soft-page-break/><text:span text:style-name="T575">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75">мояПеременная := мояФункция('А', "Б");</text:span><text:line-break/>окончание.</text:p>
      <text:p text:style-name="P230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76">результат := вычислитьОдно(</text:span><text:span text:style-name="T577">1, 2</text:span><text:span text:style-name="T576">) + вычислитьДругое(</text:span><text:span text:style-name="T577">3, 4, 5</text:span><text:span text:style-name="T576">) </text:span><text:span text:style-name="T579">+ 1</text:span><text:span text:style-name="T576">;<text:line-break/> <text:s text:c="3"/></text:span><text:span text:style-name="T578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31">Для завершения работы программы используется инструкция:</text:p>
      <text:p text:style-name="Исходный_20_код">завершить &lt;код&gt;;</text:p>
      <text:p text:style-name="P231">где <text:span text:style-name="T1">код</text:span> — цело<text:span text:style-name="T580">е число </text:span><text:span text:style-name="T581">(или выражение целочисленного типа)</text:span>, котор<text:span text:style-name="T580">ое</text:span> будет выдан<text:span text:style-name="T580">о</text:span> операционной системе в качестве кода завершения процесса. <text:span text:style-name="T581">Если программа была выполнена успешно, она должна вернуть код завершения </text:span><text:span text:style-name="T583">р</text:span><text:span text:style-name="T581">авный нулю. Ненулевой код завершения свидетельствует об ошибке, возникшей при выполнении программы.</text:span></text:p>
      <text:p text:style-name="P232">Так, если при выполнении программы возникают необработанные исключения, программа будет <text:span text:style-name="T602">по умолчанию </text:span>завершена с кодом -1. <text:span text:style-name="T582">Если все инструкции, составляющие тело программы, были выполнены успешно, и программа не была явно завершена инструкцией </text:span><text:span text:style-name="T43">завершить</text:span><text:span text:style-name="T582">, то код завершения по умолчанию будет равен нулю.</text:span></text:p>
      <text:p text:style-name="P233">Инструкция <text:span text:style-name="T1">завершить</text:span> <text:span text:style-name="T585">допустима</text:span> внутри подпрограмм любого уровня вложенности. Если инструкция <text:span text:style-name="T1">завершить</text:span> <text:span text:style-name="T586">выполняется</text:span> <text:span text:style-name="T584">внутри составно</text:span><text:span text:style-name="T596">го блока</text:span><text:span text:style-name="T584">, содержаще</text:span><text:span text:style-name="T596">го</text:span><text:span text:style-name="T584"> секцию </text:span><text:span text:style-name="T44">напоследок</text:span><text:span text:style-name="T584">, то инструкции в этой секции будут выполнены перед </text:span><text:span text:style-name="T597">выходом из блока</text:span><text:span text:style-name="T584"> — так, как если бы инструкция </text:span><text:span text:style-name="T44">завершить</text:span><text:span text:style-name="T584"> вызвала исключение.</text:span></text:p>
      <text:h text:style-name="Heading_20_3" text:outline-level="3">Инструкция возврата <text:span text:style-name="T600">из подпрограммы</text:span></text:h>
      <text:p text:style-name="P235">Инструкция возврата используется для завершения работы процедуры и<text:span text:style-name="T592">ли </text:span><text:span text:style-name="T593">функции с</text:span> указани<text:span text:style-name="T593">ем</text:span> значения, возвращаемого функцией.</text:p>
      <text:p text:style-name="P240">процедура мояПроцедура();<text:line-break/><text:span text:style-name="T587">начало<text:line-break/> <text:s text:c="3"/>вернуться;<text:line-break/>окончание;<text:line-break/></text:span></text:p>
      <text:p text:style-name="P240"><text:span text:style-name="T587">функция</text:span> моя<text:span text:style-name="T587">Функция</text:span>(): <text:span text:style-name="T591">строка</text:span>;<text:line-break/><text:span text:style-name="T587">начало<text:line-break/> <text:s text:c="3"/>вернуть "результат";<text:line-break/>окончание;</text:span></text:p>
      <text:p text:style-name="P236"><text:soft-page-break/>Ключевые слова <text:span text:style-name="T1">вернуть</text:span> и <text:span text:style-name="T1">вернуться</text:span> полностью эквивалентны <text:span text:style-name="T603">и взаимозаменяемы</text:span>.</text:p>
      <text:p text:style-name="P23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89">Если все инструкции в теле функции были выполнены, и функция не была явно завершена инструкцией </text:span><text:span text:style-name="T45">вернуть</text:span><text:span text:style-name="T589">, то она вернёт нулевое начальное значение соответствующего типа.</text:span></text:p>
      <text:p text:style-name="P237">Для процедур <text:span text:style-name="T604">указывать </text:span>возвращаем<text:span text:style-name="T588">о</text:span>е значение не допускается.</text:p>
      <text:p text:style-name="P238">Если инструкция <text:span text:style-name="T1">вернуть</text:span> выполняется в теле основной программы, то она работает в точности так же, как инструкция <text:span text:style-name="T1">завершить</text:span>. В этом случае возвращаемое значение должно быть цел<text:span text:style-name="T594">ым числом </text:span><text:span text:style-name="T599">и означает код завершения процесса</text:span>.</text:p>
      <text:p text:style-name="P234">Если инструкция <text:span text:style-name="T46">вернуть</text:span> <text:span text:style-name="T586">выполняется</text:span> <text:span text:style-name="T584">внутри составно</text:span><text:span text:style-name="T595">го блока</text:span><text:span text:style-name="T584">, содержаще</text:span><text:span text:style-name="T595">го</text:span><text:span text:style-name="T584"> секцию </text:span><text:span text:style-name="T44">напоследок</text:span><text:span text:style-name="T584">, то инструкции в этой секции будут выполнены перед </text:span><text:span text:style-name="T598">выходом</text:span><text:span text:style-name="T590"> из </text:span><text:span text:style-name="T595">блока</text:span><text:span text:style-name="T584"> — так, как если бы инструкция </text:span><text:span text:style-name="T47">вернуть</text:span><text:span text:style-name="T584"> вызвала исключение.</text:span></text:p>
      <text:h text:style-name="Heading_20_3" text:outline-level="3">Составной блок инструкций</text:h>
      <text:p text:style-name="P241">Составной блок<text:span text:style-name="T614"> </text:span>представляет собой инструкцию, которая может содержать несколько других инструкций и предоставл<text:span text:style-name="T628">ет</text:span> средства для обработки исключений.</text:p>
      <text:p text:style-name="P242">Составной блок начинается ключевым словом <text:span text:style-name="T1">начало</text:span> и заканчивается словом <text:span text:style-name="T1">конец</text:span> или <text:span text:style-name="T1">окончание</text:span>. <text:span text:style-name="T609">Ключевые с</text:span><text:span text:style-name="T605">лова </text:span><text:span text:style-name="T48">конец</text:span><text:span text:style-name="T605"> и </text:span><text:span text:style-name="T48">окончание</text:span><text:span text:style-name="T605"> полностью эквивалентны и взаимозаменяемы. </text:span><text:span text:style-name="T606">Между началом и окончанием блока мо</text:span><text:span text:style-name="T610">жет</text:span><text:span text:style-name="T606"> находиться </text:span><text:span text:style-name="T610">сколько угодно</text:span><text:span text:style-name="T606"> други</text:span><text:span text:style-name="T610">х</text:span><text:span text:style-name="T606"> инструкци</text:span><text:span text:style-name="T610">й</text:span><text:span text:style-name="T606"> (в т. ч., вложенны</text:span><text:span text:style-name="T610">х</text:span><text:span text:style-name="T606"> составны</text:span><text:span text:style-name="T610">х</text:span><text:span text:style-name="T606"> блок</text:span><text:span text:style-name="T610">ов</text:span><text:span text:style-name="T606">), либо составной блок может быть пустым.</text:span></text:p>
      <text:p text:style-name="Исходный_20_код">начало<text:line-break/> <text:s text:c="3"/><text:span text:style-name="T607">выполнитьОдно();<text:line-break/> <text:s text:c="3"/>выполнитьДругое();<text:line-break/></text:span><text:span text:style-name="T608">конец</text:span>;</text:p>
      <text:p text:style-name="P243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615">Тело основной программы </text:span><text:span text:style-name="T618">и</text:span><text:span text:style-name="T615"> любой процедуры или функции </text:span><text:span text:style-name="T616">также </text:span><text:span text:style-name="T615">представляет собой составной блок.</text:span></text:p>
      <text:p text:style-name="Исходный_20_код"><text:span text:style-name="T611">если А &gt; Б то </text:span>чтоТоОдно()<text:line-break/>иначе чтоТоДругое();</text:p>
      <text:p text:style-name="Исходный_20_код"/>
      <text:p text:style-name="P244">если <text:span text:style-name="T612">Ы &lt; </text:span><text:span text:style-name="T613">Я</text:span><text:span text:style-name="T612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45"><text:soft-page-break/>Инструкции в теле составного блока выполняются по порядку сверху вниз. Если при выполнении<text:span text:style-name="T617"> </text:span>инструкции возникло исключение, то следующие <text:span text:style-name="T617">за ней </text:span>инструкции не выполняются, и управление <text:span text:style-name="T629">немедленно </text:span>передаётся в секцию обработки исключений.</text:p>
      <text:p text:style-name="P246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T1">исключение</text:span> или <text:span text:style-name="T1">исключения</text:span>.</text:p>
      <text:p text:style-name="P247">начало<text:line-break/> <text:s text:c="3"/>подготовкаКРаботе();<text:line-break/> <text:s text:c="3"/>выполнитьРаботу();<text:line-break/><text:span text:style-name="T607">исключени</text:span><text:span text:style-name="T630">е</text:span><text:span text:style-name="T607"><text:line-break/> <text:s text:c="3"/></text:span><text:span text:style-name="T619">сообщить("Возникла какая-то ошибка!");<text:line-break/></text:span>окончание;</text:p>
      <text:p text:style-name="P303">Если блок не имеет секции обработки исключений, то возникшее исключение всплывает в объемлющий блок, имеющий такую секцию — <text:span text:style-name="T631">в т.ч., возможно, за пределами выполняемой подпрограммы</text:span>. Если такой объемлющий блок <text:span text:style-name="T632">вообще </text:span>отсутствует, то выполнение программы завершается с кодом -1.</text:p>
      <text:p text:style-name="P302">Секция обработки исключений может быть простой или детализированной.</text:p>
      <text:p text:style-name="P302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исключение считается подавленным.</text:p>
      <text:p text:style-name="P304">Чтобы возобновить всплытие исключения, в секции обработки исключений (и только в ней) можно использовать инструкцию <text:span text:style-name="T1">бросить</text:span>.</text:p>
      <text:p text:style-name="P305">Детализированная секция обработки исключений <text:span text:style-name="T633">содержит</text:span> одну или несколько инструкций перехвата исключений <text:span text:style-name="T1">когда..тогда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22">ч</text:span> := <text:span text:style-name="T622">целое("Не число");</text:span><text:line-break/>исключение<text:line-break/> <text:s text:c="3"/><text:span text:style-name="T622">когда ОшибкаКонвертации тогда ч := 0;<text:line-break/> <text:s text:c="3"/>когда любая тогда сообщить("Какая-то неожиданная ошибка!");</text:span><text:line-break/>конец;</text:p>
      <text:p text:style-name="P308">Блок может заканчиваться секцией гарантированного завершения.</text:p>
      <text:p text:style-name="P306">Если в блоке <text:span text:style-name="T626">есть</text:span> секция <text:span text:style-name="T623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25">Также управление передаётся в эту секцию при выходе из блока инструкциями </text:span><text:span text:style-name="T49">прервать</text:span><text:span text:style-name="T625">, </text:span><text:span text:style-name="T49">продолжить</text:span><text:span text:style-name="T625">, </text:span><text:span text:style-name="T49">вернуть</text:span><text:span text:style-name="T625"> и </text:span><text:span text:style-name="T49">завершить</text:span><text:span text:style-name="T625">.</text:span></text:p>
      <text:p text:style-name="P307">Секция гарантированного завершения начинается ключевым словом <text:span text:style-name="T1">напоследок</text:span>. Эта секция должна располагаться в конце блока, после основной секции и секции обработки исключений.</text:p>
      <text:p text:style-name="P312"><text:soft-page-break/><text:span text:style-name="T624">скрытьКурсор();<text:line-break/></text:span>начало<text:line-break/><text:span text:style-name="T624"> <text:s text:c="3"/>чтоТоВыполнить();<text:line-break/></text:span> <text:s text:c="3"/><text:span text:style-name="T624">ещёЧтоТоВыполнить();</text:span></text:p>
      <text:p text:style-name="P312"><text:s text:c="4"/><text:span text:style-name="T627">вернуть 0;</text:span><text:line-break/>напоследок<text:line-break/> <text:s text:c="3"/><text:span text:style-name="T624">показатьКурсор();</text:span><text:line-break/>конец;</text:p>
      <text:h text:style-name="Heading_20_3" text:outline-level="3">Инструкция перехвата исключения</text:h>
      <text:p text:style-name="P309">Инструкция перехвата исключения может использоваться только в секции обработки исключений составного блока и не может соседствовать в нём с какими-то другими инструкциями, кроме инструкций перехвата.</text:p>
      <text:p text:style-name="P309">Инструкция начинается ключевым словом <text:span text:style-name="T1">когда</text:span>, за которым следует одно из трёх:</text:p>
      <text:list xml:id="list2925337121" text:style-name="L6">
        <text:list-item>
          <text:p text:style-name="P310">Перечень имён исключений через запятую;</text:p>
        </text:list-item>
        <text:list-item>
          <text:p text:style-name="P310">Определение переменной исключения;</text:p>
        </text:list-item>
        <text:list-item>
          <text:p text:style-name="P310">Ключевое слово <text:span text:style-name="T1">любое</text:span> (или <text:span text:style-name="T1">любой</text:span>, <text:span text:style-name="T1">любая</text:span>).</text:p>
        </text:list-item>
      </text:list>
      <text:p text:style-name="P309">Далее следует ключевое слово <text:span text:style-name="T1">тогда</text:span>, а за ним тело инструкции <text:span text:style-name="T639">перехвата</text:span> — ровно одна инструкция (в т.ч., возможно, составной блок). <text:span text:style-name="T640">Чтобы просто подавить исключение, телом инструкции перехвата может быть пустой блок или инструкция </text:span><text:span text:style-name="T50">ничего</text:span><text:span text:style-name="T640">.</text:span></text:p>
      <text:p text:style-name="P313"><text:span text:style-name="T634">н</text:span>ачало<text:line-break/> <text:s text:c="3"/><text:span text:style-name="T634">выполнитьОдно();<text:line-break/> <text:s text:c="3"/>выполнитьДругое();</text:span><text:line-break/>исключения<text:line-break/> <text:s text:c="3"/><text:span text:style-name="T634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35">Неверный программист.</text:span><text:span text:style-name="T634">");<text:line-break/> <text:s text:c="3"/></text:span><text:span text:style-name="T635">когда </text:span><text:span text:style-name="T636">о</text:span><text:span text:style-name="T635">ш: МояОшибка тогда начало</text:span></text:p>
      <text:p text:style-name="P313"><text:span text:style-name="T635"><text:s text:c="8"/></text:span><text:span text:style-name="T636">о</text:span><text:span text:style-name="T635">ш.текст := </text:span><text:span text:style-name="T636">о</text:span><text:span text:style-name="T635">ш.текст ++ " Не волнуйтесь, так и было задумано! ;)";</text:span></text:p>
      <text:p text:style-name="P313"><text:s text:c="8"/><text:span text:style-name="T635">бросить;</text:span></text:p>
      <text:p text:style-name="P314"><text:s text:c="4"/><text:span text:style-name="T635">конец;</text:span></text:p>
      <text:p text:style-name="P314"><text:s text:c="4"/><text:span text:style-name="T637">когда люб</text:span><text:span text:style-name="T638">ое</text:span><text:span text:style-name="T637"> тогда завершить 100;</text:span><text:line-break/>конец;</text:p>
      <text:p text:style-name="P311">(!!! дополнить)</text:p>
      <text:h text:style-name="Heading_20_2" text:outline-level="2">Стандартная библиотека</text:h>
      <text:h text:style-name="P256" text:outline-level="3">Ввод-вывод</text:h>
      <text:p text:style-name="P22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16"><text:span text:style-name="T303">п</text:span>роцедура вывести(<text:span text:style-name="T307">вх </text:span>арг0, арг1, арг2, ...);</text:p>
      <text:p text:style-name="P93"><text:soft-page-break/>Выводит значения, переданные в параметрах, в стандартный поток вывода. <text:span text:style-name="T310">По умолчанию поток вывода направлен на экран терминала, но он может быть переназначен средствами операционной системы </text:span><text:span text:style-name="T311">при запуске программы</text:span><text:span text:style-name="T310">.</text:span></text:p>
      <text:p text:style-name="P93"><text:span text:style-name="T309">Допускает любое количество аргументов простых типов. </text:span>Перед записью в поток значения <text:span text:style-name="T378">аргументов </text:span>преобразуются в строк<text:span text:style-name="T475">овые</text:span> прямым приведением типа.</text:p>
      <text:p text:style-name="P96">При ошибках может вызывать исключение <text:span text:style-name="T1">ОшибкаВводаВывода</text:span>.</text:p>
      <text:p text:style-name="P95"><text:span text:style-name="T223">Примечание:</text:span> для перевода строки нужно передать в параметре символ LF (№0A) или константу <text:span text:style-name="T1">НС</text:span>.</text:p>
      <text:h text:style-name="Heading_20_4" text:outline-level="4">Процедура сообщить()</text:h>
      <text:p text:style-name="P92">процедура <text:span text:style-name="T306">сообщить</text:span>(<text:span text:style-name="T307">вх </text:span>арг0, арг1, арг2, ...);</text:p>
      <text:p text:style-name="P91">Выводит значения, переданные в параметрах, в стандартный поток <text:span text:style-name="T305">сообщений об ошибках</text:span>. <text:span text:style-name="T305">По умолчанию этот </text:span><text:span text:style-name="T511">направлен на экран терминала</text:span><text:span text:style-name="T305">, но может быть переназначен средствами операционной системы при запуске программы.</text:span></text:p>
      <text:p text:style-name="P91"><text:span text:style-name="T309">Допускает любое количество аргументов простых типов. </text:span>Перед записью в поток значения <text:span text:style-name="T377">аргументов </text:span>преобразуются в строк<text:span text:style-name="T474">овые</text:span> прямым приведением типа.</text:p>
      <text:p text:style-name="P97">При ошибках может вызывать исключение <text:span text:style-name="T1">ОшибкаВводаВывода</text:span>.</text:p>
      <text:p text:style-name="P99"><text:span text:style-name="T224">Примечание:</text:span><text:span text:style-name="T304"> для перевода строки нужно передать в параметре символ LF (№0</text:span><text:span text:style-name="T313">А</text:span><text:span text:style-name="T304">) или константу </text:span><text:span text:style-name="T21">НС</text:span><text:span text:style-name="T304">.</text:span></text:p>
      <text:h text:style-name="P263" text:outline-level="4">Функция <text:span text:style-name="T473">ввести</text:span>()</text:h>
      <text:p text:style-name="P94"><text:span text:style-name="T308">функция</text:span> <text:span text:style-name="T473">ввести</text:span>(<text:span text:style-name="T313">вых </text:span>арг0, арг1, арг2, ...): <text:span text:style-name="T334">целое;</text:span></text:p>
      <text:p text:style-name="P98">Читает значения переданных аргументов из стандартного потока ввода <text:span text:style-name="T309">и возвращает количество прочитанных значений</text:span>. <text:s/><text:span text:style-name="T312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74"><text:span text:style-name="T309">Допускает любое количество аргументов простых типов. </text:span><text:span text:style-name="T320">С</text:span>читывает из потока все символы до ближайшего <text:span text:style-name="T555">символа окончания</text:span> строки (№0А, <text:span text:style-name="T555">№0D или </text:span><text:span text:style-name="T556">№1A</text:span>), <text:span text:style-name="T466">выбирает значения из полученной строки и по порядку присваивает их переданным аргументам.</text:span> <text:span text:style-name="T466">В</text:span><text:span text:style-name="T462">ыполняет следующие действия, в</text:span> зависимости от типа переданного аргумента:</text:p>
      <text:list xml:id="list1110084500" text:style-name="L5">
        <text:list-item>
          <text:p text:style-name="P299"><text:span text:style-name="T22">Символ.</text:span><text:span text:style-name="T461"> </text:span><text:span text:style-name="T463">Выбирает следующий символ из прочитанной строки</text:span><text:span text:style-name="T324">, </text:span><text:span text:style-name="T325">конвертирует его в кодпойнт </text:span><text:span text:style-name="T326">Unicode</text:span><text:span text:style-name="T324"> </text:span><text:span text:style-name="T313">и присваивает аргументу. </text:span><text:span text:style-name="T315">Символ </text:span><text:span text:style-name="T557">окончания строки</text:span><text:span text:style-name="T315"> считывается из потока, но не попадает в возвращаемое значение аргумента.</text:span></text:p>
        </text:list-item>
        <text:list-item>
          <text:p text:style-name="P300"><text:span text:style-name="T1">Строка.</text:span> <text:span text:style-name="T464">П</text:span><text:span text:style-name="T327">рисваивает аргументу </text:span><text:span text:style-name="T467">всю оставшуюся строку </text:span>и возвращает управление. <text:span text:style-name="T315">Символ </text:span><text:span text:style-name="T564">окончания строки</text:span><text:span text:style-name="T315"> считывается из потока, но не попадает в возвращаемое значение аргумента. </text:span>Все аргументы, следующие за строковым аргументом, остаются непрочитанными — <text:span text:style-name="T314">т. е., </text:span><text:span text:style-name="T328">получают</text:span><text:span text:style-name="T314"> нулевые начальные значения</text:span>.</text:p>
        </text:list-item>
        <text:list-item>
          <text:p text:style-name="P301"><text:soft-page-break/><text:span text:style-name="T1">Другие типы.</text:span> <text:span text:style-name="T468">Пропускает пробел</text:span><text:span text:style-name="T471">ы</text:span><text:span text:style-name="T468"> и табуляции </text:span><text:span text:style-name="T316">(№20, </text:span><text:span text:style-name="T317">№09</text:span><text:span text:style-name="T316">), </text:span><text:span text:style-name="T468">считывает часть строки до ближайшего пробела или табуляции</text:span><text:span text:style-name="T316"> </text:span><text:span text:style-name="T317">и приводит </text:span><text:span text:style-name="T468">полученный текст</text:span><text:span text:style-name="T317"> к типу данных соответствующего </text:span><text:span text:style-name="T465">по порядку </text:span><text:span text:style-name="T317">аргумента. </text:span><text:span text:style-name="T318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317">Если в строке, полученной из потока, оказалось меньше </text:span><text:span text:style-name="T469">данных</text:span><text:span text:style-name="T317">, чем </text:span><text:span text:style-name="T470">нужно для заполнения всех </text:span><text:span text:style-name="T317">передан</text:span><text:span text:style-name="T470">ных</text:span><text:span text:style-name="T317"> аргументов, </text:span><text:span text:style-name="T319">то оставшиеся аргументы </text:span><text:span text:style-name="T332">не </text:span><text:span text:style-name="T319">будут прочитаны и получат нулевые начальные значения. Если в строке больше </text:span><text:span text:style-name="T472">данных</text:span><text:span text:style-name="T319">, чем передано аргументов, то оставшаяся часть строки будет отброшена.</text:span></text:p>
      <text:p text:style-name="P100">Функция возвращает количество фактически прочитанных аргументов. При ошибках <text:span text:style-name="T321">преобразования</text:span> <text:span text:style-name="T321">значений из </text:span><text:span text:style-name="T330">их </text:span><text:span text:style-name="T322">текст</text:span><text:span text:style-name="T329">овых представлений</text:span><text:span text:style-name="T322"> </text:span>создаётся исключение <text:span text:style-name="T1">ОшибкаКонвертации</text:span>, при ошибках чтения — исключение <text:span text:style-name="T1">ОшибкаВводаВывода</text:span>.</text:p>
      <text:p text:style-name="P218"><text:span text:style-name="T223">Примечание </text:span><text:span text:style-name="T225">1</text:span><text:span text:style-name="T223">:</text:span> чтение и запись значений моментов может быть взаимно <text:span text:style-name="T340">не </text:span>однозначн<text:span text:style-name="T333">а</text:span>, т. к. при приведении момента к строке текстов<text:span text:style-name="T331">ы</text:span>е представлени<text:span text:style-name="T331">я</text:span> даты и времени разделяются пробелом. Это может приводить к необходимости считывать момент в два аргумента, расположенных друг за другом — <text:span text:style-name="T323">сначала дату, затем время — и</text:span> складывать <text:span text:style-name="T341">полученные</text:span> значения.</text:p>
      <text:p text:style-name="P223"><text:span text:style-name="T223">Примечание 2:</text:span> не рекомендуется использовать эту функцию в сквозном режиме терминала, <text:span text:style-name="T558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19">Читает один символ из стандартного потока ввода и возвращает прочитанный символ.</text:p>
      <text:p text:style-name="P219"><text:span text:style-name="T548">В каноническом режиме терминала, если поток ввода пуст, функция ожидает, пока пользователь введёт с клавиатуры один или несколько символов и нажмёт Enter. После этого функция возвращает первый из введённых символов, а остальные символы остаются в потоке, так что следующие вызовы </text:span><text:span text:style-name="T40">прочестьСимвол()</text:span><text:span text:style-name="T548"> выполняются немедленно. </text:span><text:span text:style-name="T549">В том числе функция читает из потока и возвращает символ №0</text:span><text:span text:style-name="T560">A</text:span><text:span text:style-name="T549">, соответствующий нажатию клавиши Enter, </text:span><text:span text:style-name="T559">а также </text:span><text:span text:style-name="T563">любые другие управляющие </text:span><text:span text:style-name="T559">символы </text:span><text:span text:style-name="T563">(если терминал отправляет их в поток)</text:span><text:span text:style-name="T549">.</text:span></text:p>
      <text:p text:style-name="P220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61">В этом режиме при нажатии Enter функция </text:span><text:span text:style-name="T562">вернёт символ №0D.</text:span></text:p>
      <text:p text:style-name="P221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621">Символ</text:span>()</text:h>
      <text:p text:style-name="Исходный_20_код">функция есть<text:span text:style-name="T621">Символ</text:span>: логическое;</text:p>
      <text:p text:style-name="P222"><text:soft-page-break/>Возвращает истинное значение, если в потоке ввода есть <text:span text:style-name="T553">непрочитанные </text:span>данные. <text:span text:style-name="T550">В этом случае функци</text:span><text:span text:style-name="T551">я</text:span><text:span text:style-name="T550"> </text:span><text:span text:style-name="T41">прочестьСимвол()</text:span><text:span text:style-name="T550"> не ожида</text:span><text:span text:style-name="T552">е</text:span><text:span text:style-name="T550">т ввода от пользователя, а немедленно возвраща</text:span><text:span text:style-name="T554">е</text:span><text:span text:style-name="T550">т </text:span><text:span text:style-name="T554">следующий символ</text:span><text:span text:style-name="T550"> из потока.</text:span></text:p>
      <text:h text:style-name="P257" text:outline-level="3"><text:span text:style-name="T544">Управление</text:span> терминалом</text:h>
      <text:p text:style-name="P200">Функции <text:span text:style-name="T544">управления</text:span> терминалом реализованы путём выдачи <text:span text:style-name="T524">ESC-</text:span>последовательностей <text:span text:style-name="T540">в стандартный поток вывода </text:span><text:span text:style-name="T541">или поток сообщений </text:span><text:span text:style-name="T545">об ошибках</text:span>, в соответствии со стандартом ECMA-<text:span text:style-name="T524">48. Особенности работы этих функций могут отличаться в зависимости от реализации терминала, используемого для запуска программы.</text:span></text:p>
      <text:h text:style-name="P264" text:outline-level="4">Процедура <text:span text:style-name="T542">терминал</text:span><text:span text:style-name="T526">()</text:span></text:h>
      <text:p text:style-name="P216"><text:span text:style-name="T512">процедура </text:span><text:span text:style-name="T542">терминал</text:span><text:span text:style-name="T512">(</text:span><text:span text:style-name="T513">вх </text:span><text:span text:style-name="T542">поток</text:span><text:span text:style-name="T512">: целое; </text:span><text:span text:style-name="T546">вх сквозной: логическое</text:span><text:span text:style-name="T512">);</text:span></text:p>
      <text:p text:style-name="P198"><text:span text:style-name="T542">Выбирает один из двух стандартных потоков, с которым будут работать все последующие вызовы функций </text:span><text:span text:style-name="T544">управления терминалом, </text:span><text:span text:style-name="T547">и устанавливает для него режим работы</text:span><text:span text:style-name="T538">.</text:span></text:p>
      <text:p text:style-name="P198"><text:span text:style-name="T542">Параметр </text:span><text:span text:style-name="T39">поток</text:span><text:span text:style-name="T542"> может иметь одно из двух значений: 1 — стандартный поток вывода, 2 — стандартный поток сообщений </text:span><text:span text:style-name="T543">об ошибках</text:span><text:span text:style-name="T542">.</text:span></text:p>
      <text:p text:style-name="P217">Если параметр <text:span text:style-name="T1">сквозной</text:span> имеет истинное значение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264" text:outline-level="4">Процедура размерЭкрана<text:span text:style-name="T526">()</text:span></text:h>
      <text:p text:style-name="Исходный_20_код"><text:span text:style-name="T512">процедура размер</text:span><text:span text:style-name="T514">Экрана</text:span><text:span text:style-name="T512">(</text:span><text:span text:style-name="T513">вх </text:span><text:span text:style-name="T512">горз, верт: целое);</text:span></text:p>
      <text:p text:style-name="P197">Устанавливает размер<text:span text:style-name="T537">ы</text:span> окна терминала. <text:span text:style-name="T538">Параметр </text:span><text:span text:style-name="T38">горз</text:span><text:span text:style-name="T538"> означает количество символов по горизонтали, а параметр </text:span><text:span text:style-name="T38">верт</text:span><text:span text:style-name="T538"> — количество строк по вертикали.</text:span></text:p>
      <text:h text:style-name="P265" text:outline-level="4">Процедура очиститьЭкран<text:span text:style-name="T526">()</text:span></text:h>
      <text:p text:style-name="Исходный_20_код">процедура очистить<text:span text:style-name="T514">Экран</text:span>;</text:p>
      <text:p text:style-name="Text_20_body">Очищает <text:span text:style-name="T524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526">()</text:span></text:h>
      <text:p text:style-name="Исходный_20_код">процедура очистить<text:span text:style-name="T514">Строку(вх </text:span><text:span text:style-name="T515">где</text:span><text:span text:style-name="T514">: целое)</text:span>;</text:p>
      <text:p text:style-name="P197">Очищает указанную часть строки в позиции курсора, <text:span text:style-name="T525">используя установленный цвет фона</text:span>. Если переданное значение <text:span text:style-name="T1">где</text:span> отрицательно, очищает строку слева от курсора, включая позицию курсора. Если <text:span text:style-name="T1">где</text:span> положительно, очищает строку справа от курсора, включая позицию курсора. Нулевое значение очищает всю строку целиком.</text:p>
      <text:h text:style-name="P266" text:outline-level="4"><text:soft-page-break/>Процедура курсор()</text:h>
      <text:p text:style-name="Исходный_20_код">процедура курсор(вх горз, верт: целое);</text:p>
      <text:p text:style-name="P201">Устанавливает курсор в переданную позицию. <text:span text:style-name="T527">Нумерация строк </text:span><text:span text:style-name="T528">на экране</text:span><text:span text:style-name="T527"> и символов в строке начинается с нуля.</text:span></text:p>
      <text:h text:style-name="P267" text:outline-level="4">Процедура курсорГорз()</text:h>
      <text:p text:style-name="P213">процедура курсор<text:span text:style-name="T518">Горз</text:span>(вх горз: целое);</text:p>
      <text:p text:style-name="P202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268" text:outline-level="4">Процедура курсорВерт()</text:h>
      <text:p text:style-name="P213">процедура курсор<text:span text:style-name="T518">Верт</text:span>(вх верт: целое);</text:p>
      <text:p text:style-name="P203">Устанавливает курсор в <text:span text:style-name="T529">переданную строку на экране</text:span>, <text:span text:style-name="T529">горизонтальная</text:span> координата курсора не меняется. Нумерация строк начинается с нуля.</text:p>
      <text:h text:style-name="P269" text:outline-level="4">Процедура скрытьКурсор()</text:h>
      <text:p text:style-name="P213">процедура <text:span text:style-name="T517">скрытьК</text:span>урсор;</text:p>
      <text:p text:style-name="P204">Скрывает мигающий прямоугольник курсора. Скрытый курсор продолжает выполнять свои функции как указатель <text:span text:style-name="T539">текущей </text:span>позиции для вывода текста.</text:p>
      <text:h text:style-name="P270" text:outline-level="4">Процедура показатьКурсор()</text:h>
      <text:p text:style-name="P214">процедура <text:span text:style-name="T517">показатьК</text:span>урсор;</text:p>
      <text:p text:style-name="P199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14">процедура цветФона(вх цвет: целое);</text:p>
      <text:p text:style-name="P205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208">Параметр <text:span text:style-name="T1">цвет</text:span> может принимать значения от 0 до 255 и обозначает номер <text:span text:style-name="T530">в 256-цветной палитре xTerm.</text:span></text:p>
      <text:h text:style-name="P271" text:outline-level="4">Процедура цветШрифта()</text:h>
      <text:p text:style-name="Исходный_20_код">процедура цвет<text:span text:style-name="T519">Шрифта</text:span>(вх цвет: целое);</text:p>
      <text:p text:style-name="P206"><text:soft-page-break/>Устанавливает переданный цвет <text:span text:style-name="T531">шрифта</text:span>, который будет использоваться при следующих вызовах функций вывода текста.</text:p>
      <text:p text:style-name="P209">Параметр <text:span text:style-name="T1">цвет</text:span> может принимать значения от 0 до 255 и обозначает номер <text:span text:style-name="T530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516">стильШрифта</text:span>(<text:span text:style-name="T513">вх </text:span>стиль: целое);</text:p>
      <text:p text:style-name="P207">Устанавливает переданный <text:span text:style-name="T532">стиль</text:span> <text:span text:style-name="T531">шрифта</text:span>, который будет использоваться при следующих вызовах функций вывода текста.</text:p>
      <text:p text:style-name="P210">Параметр стиль может принимать следующие значения:</text:p>
      <text:p text:style-name="Исходный_20_код">1 // жирный шрифт</text:p>
      <text:p text:style-name="Исходный_20_код">2 // курсив</text:p>
      <text:p text:style-name="Исходный_20_код">4 // одинарное подчёркивание</text:p>
      <text:p text:style-name="Исходный_20_код">8 // перечёркнутый текст</text:p>
      <text:p text:style-name="P210">Эти значения можно комбинировать путём суммирования. <text:span text:style-name="T533">Н</text:span>апример, 1+2 означает жирный курсив, а 2+4+8 — подчёркнутый и перечёркнутый курсив.</text:p>
      <text:h text:style-name="Heading_20_4" text:outline-level="4">Процедура <text:span text:style-name="T535">сбросить</text:span>Атрибуты()</text:h>
      <text:p text:style-name="P215">процедура <text:span text:style-name="T536">сбросить</text:span><text:span text:style-name="T523">А</text:span><text:span text:style-name="T522">трибуты</text:span>;</text:p>
      <text:p text:style-name="P211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15"><text:span text:style-name="T521">функция</text:span> <text:span text:style-name="T520">цвет256</text:span>(<text:span text:style-name="T513">вх </text:span><text:span text:style-name="T520">кр, зел, син</text:span>: целое): <text:span text:style-name="T521">целое</text:span>;</text:p>
      <text:p text:style-name="P21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12"><text:span text:style-name="T534">Параметры </text:span><text:span text:style-name="T37">кр</text:span><text:span text:style-name="T534">, </text:span><text:span text:style-name="T37">зел</text:span><text:span text:style-name="T534"> и </text:span><text:span text:style-name="T37">син</text:span><text:span text:style-name="T534"> соответствуют красной, зелёной и синей составляющим и могут принимать значения от 0 до 255.</text:span></text:p>
      <text:h text:style-name="P258" text:outline-level="3">Массивы</text:h>
      <text:h text:style-name="Heading_20_4" text:outline-level="4">Функция длина()</text:h>
      <text:p text:style-name="P117">функция длина(вх <text:span text:style-name="T342">м</text:span>: <text:span text:style-name="T335">массив</text:span>): целое;</text:p>
      <text:p text:style-name="P117">функция длина(вв <text:span text:style-name="T342">м</text:span>: <text:span text:style-name="T335">массив</text:span>; <text:span text:style-name="T142">вх </text:span><text:span text:style-name="T172">размер</text:span>: целое): целое;</text:p>
      <text:p text:style-name="P34">Возвращает <text:span text:style-name="T336">количество элементов в переданном массиве</text:span>.</text:p>
      <text:p text:style-name="P34"><text:soft-page-break/>Если передан параметр <text:span text:style-name="T10">размер</text:span>, то функция установит для переданно<text:span text:style-name="T33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34">Если новая длина больше старой, то прежнее содержимое <text:span text:style-name="T337">массива</text:span> сохраняется, <text:span text:style-name="T337">а новые элементы добавляются в конец массива и инициализируются нулевыми начальными значениями</text:span><text:span text:style-name="T143">. Если новая длина меньше старой, то </text:span><text:span text:style-name="T338">сохраняются прежние значения элементов от нуля до новой длины, а остальные элементы </text:span><text:span text:style-name="T339">уничтожаются</text:span><text:span text:style-name="T188">.</text:span></text:p>
      <text:h text:style-name="Heading_20_4" text:outline-level="4">Процедура добавить()</text:h>
      <text:p text:style-name="P118"><text:span text:style-name="T342">процедура</text:span> <text:span text:style-name="T342">добавить</text:span>(вв <text:span text:style-name="T342">м</text:span>: <text:span text:style-name="T335">массив</text:span>; <text:span text:style-name="T142">вх </text:span><text:span text:style-name="T342">элемент</text:span>);</text:p>
      <text:p text:style-name="P101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9"><text:span text:style-name="T342">процедура</text:span> <text:span text:style-name="T343">вставить</text:span>(вв <text:span text:style-name="T342">м</text:span>: <text:span text:style-name="T335">массив</text:span>; <text:span text:style-name="T142">вх </text:span><text:span text:style-name="T344">индекс: целое; вх </text:span><text:span text:style-name="T342">элемент</text:span>);</text:p>
      <text:p text:style-name="P102"><text:span text:style-name="T346">Вставляет в массив</text:span> переданный <text:span text:style-name="T347">элемент</text:span>. <text:span text:style-name="T345">Если переданный </text:span><text:span text:style-name="T23">индекс</text:span><text:span text:style-name="T345"> равен длине массива, то элемент добавляется в конец массива; </text:span><text:span text:style-name="T346">е</text:span><text:span text:style-name="T345">сли </text:span><text:span text:style-name="T346">меньше, то элемент вставляется в переданную позицию, а все элементы, начиная от переданного индекса, включительно, сдвигаются </text:span><text:span text:style-name="T351">в сторону увеличения индекса</text:span><text:span text:style-name="T346">. </text:span>Длина массива увеличивается на 1.</text:p>
      <text:p text:style-name="P106">Если передан недопустимый индекс, создаётся исключение <text:span text:style-name="T1">НеверныйИндекс</text:span>.</text:p>
      <text:h text:style-name="Heading_20_4" text:outline-level="4">Процедура удалить()</text:h>
      <text:p text:style-name="P120"><text:span text:style-name="T342">процедура</text:span> <text:span text:style-name="T348">удалить</text:span>(вв <text:span text:style-name="T342">м</text:span>: <text:span text:style-name="T335">массив</text:span>; <text:span text:style-name="T142">вх </text:span><text:span text:style-name="T344">индекс: целое</text:span>);</text:p>
      <text:p text:style-name="P121"><text:span text:style-name="T342">процедура</text:span> <text:span text:style-name="T348">удалить</text:span>(вв <text:span text:style-name="T342">м</text:span>: <text:span text:style-name="T335">массив</text:span>; <text:span text:style-name="T142">вх </text:span><text:span text:style-name="T344">индекс, </text:span><text:span text:style-name="T349">кво</text:span><text:span text:style-name="T344">: целое</text:span>);</text:p>
      <text:p text:style-name="P103"><text:span text:style-name="T350">Удаляет элементы из массива</text:span>.</text:p>
      <text:p text:style-name="P103"><text:span text:style-name="T352">Удаляет переданное количество элементов, начиная от указанного индекса, включительно. </text:span><text:span text:style-name="T353">Если параметр </text:span><text:span text:style-name="T24">кво</text:span><text:span text:style-name="T353"> не передан, удаляет один элемент.</text:span><text:span text:style-name="T352"> </text:span><text:span text:style-name="T353">Если после удалённых элементов остались ещё элементы, </text:span><text:span text:style-name="T354">то </text:span><text:span text:style-name="T353">они сдвигаются в сторону уменьшения индекса.</text:span></text:p>
      <text:p text:style-name="P107">Если передан недопустимый индекс или слишком большое количество, создаётся исключение <text:span text:style-name="T1">НеверныйИндекс</text:span>.</text:p>
      <text:h text:style-name="P258" text:outline-level="3">Словари</text:h>
      <text:h text:style-name="P272" text:outline-level="4">Функция длина()</text:h>
      <text:p text:style-name="P90">функция длина(вх <text:span text:style-name="T357">сл</text:span>: <text:span text:style-name="T358">словарь</text:span>): целое;</text:p>
      <text:p text:style-name="P89"><text:span text:style-name="T142">Возвращает </text:span><text:span text:style-name="T336">количество элементов в переданном </text:span><text:span text:style-name="T357">словаре</text:span><text:span text:style-name="T142">.</text:span></text:p>
      <text:h text:style-name="P272" text:outline-level="4"><text:soft-page-break/>Процедура добавить()</text:h>
      <text:p text:style-name="P122"><text:span text:style-name="T342">процедура</text:span> <text:span text:style-name="T342">добавить</text:span>(вв <text:span text:style-name="T358">сл</text:span>: <text:span text:style-name="T358">словарь</text:span>; <text:span text:style-name="T142">вх </text:span><text:span text:style-name="T358">ключ</text:span>);</text:p>
      <text:p text:style-name="P90"><text:span text:style-name="T342">процедура</text:span> <text:span text:style-name="T342">добавить</text:span>(вв <text:span text:style-name="T358">сл</text:span>: <text:span text:style-name="T358">словарь</text:span>; <text:span text:style-name="T142">вх </text:span><text:span text:style-name="T358">ключ, </text:span><text:span text:style-name="T359">значение</text:span>);</text:p>
      <text:p text:style-name="P105">Добавляет <text:span text:style-name="T367">в словарь </text:span>переданный <text:span text:style-name="T25">ключ</text:span>. <text:span text:style-name="T360">Если передано </text:span><text:span text:style-name="T25">значение</text:span><text:span text:style-name="T360">, то оно присваивается добавленному ключу; если нет, то новый ключ получает нулевое начальное значение</text:span>.</text:p>
      <text:p text:style-name="P105"><text:span text:style-name="T361">Если </text:span><text:span text:style-name="T362">указанный</text:span><text:span text:style-name="T361"> ключ уже существует в словаре, то новое значение присваивается существующему ключу, </text:span><text:span text:style-name="T362">либо не меняется, если новое значение </text:span><text:span text:style-name="T363">не передано</text:span><text:span text:style-name="T361">.</text:span></text:p>
      <text:h text:style-name="P272" text:outline-level="4">Процедура вставить()</text:h>
      <text:p text:style-name="P90"><text:span text:style-name="T342">процедура</text:span> <text:span text:style-name="T343">вставить</text:span>(вв <text:span text:style-name="T364">сл</text:span>: <text:span text:style-name="T365">словарь</text:span>; <text:span text:style-name="T142">вх </text:span><text:span text:style-name="T366">ключ, значение</text:span>);</text:p>
      <text:p text:style-name="P104"><text:span text:style-name="T370">Добавляет</text:span><text:span text:style-name="T346"> в </text:span><text:span text:style-name="T368">словарь переданн</text:span><text:span text:style-name="T369">ую пару</text:span><text:span text:style-name="T368"> ключ-</text:span><text:span text:style-name="T369">значение или присваивает новое значение переданному ключу, </text:span><text:span text:style-name="T379">если тот уже сущес</text:span><text:span text:style-name="T380">т</text:span><text:span text:style-name="T379">вует в словаре</text:span>. <text:span text:style-name="T368">Эквивалентным вызову этой функции является присваивание:</text:span></text:p>
      <text:p text:style-name="Исходный_20_код">сл[ключ] := значение;</text:p>
      <text:h text:style-name="P272" text:outline-level="4">Процедура удалить()</text:h>
      <text:p text:style-name="P90"><text:span text:style-name="T342">процедура</text:span> <text:span text:style-name="T348">удалить</text:span>(вв <text:span text:style-name="T371">сл</text:span>: <text:span text:style-name="T371">словарь</text:span>; <text:span text:style-name="T142">вх </text:span><text:span text:style-name="T371">ключ</text:span>);</text:p>
      <text:p text:style-name="P104"><text:span text:style-name="T350">Удаляет из </text:span><text:span text:style-name="T371">словаря переданный ключ и соответствующее ему значение</text:span>. <text:span text:style-name="T372">Если указанный ключ отсутствует в словаре, создаётся исключение </text:span><text:span text:style-name="T26">НеверныйКлюч</text:span><text:span text:style-name="T372">.</text:span></text:p>
      <text:h text:style-name="P260" text:outline-level="3">Числа</text:h>
      <text:h text:style-name="P273" text:outline-level="4">Функци<text:span text:style-name="T480">я</text:span> <text:span text:style-name="T476">нечисло</text:span>()</text:h>
      <text:p text:style-name="P176">функция <text:span text:style-name="T476">нечисло(</text:span><text:span text:style-name="T481">вх </text:span><text:span text:style-name="T476">число: дробное)</text:span>: <text:span text:style-name="T476">логическое</text:span>;</text:p>
      <text:p text:style-name="P110">Возвращает <text:span text:style-name="T476">истин</text:span><text:span text:style-name="T478">у</text:span><text:span text:style-name="T476">, если переданный параметр имеет значение </text:span><text:span text:style-name="T34">нечисло</text:span>.</text:p>
      <text:h text:style-name="P274" text:outline-level="4">Функци<text:span text:style-name="T480">я</text:span> <text:span text:style-name="T477">конечно</text:span>()</text:h>
      <text:p text:style-name="P177">функция <text:span text:style-name="T477">конечно</text:span><text:span text:style-name="T476">(</text:span><text:span text:style-name="T481">вх </text:span><text:span text:style-name="T476">число: дробное)</text:span>: <text:span text:style-name="T476">логическое</text:span>;</text:p>
      <text:p text:style-name="P111">Возвращает <text:span text:style-name="T476">истин</text:span><text:span text:style-name="T478">у</text:span><text:span text:style-name="T476">, если переданный параметр имеет </text:span><text:span text:style-name="T479">конечное численное </text:span><text:span text:style-name="T476">значение</text:span>. <text:span text:style-name="T479">Возвращает ложь, если значение переданного параметра — нечисло или бесконечность с любым знаком.</text:span></text:p>
      <text:h text:style-name="P275" text:outline-level="4">Функци<text:span text:style-name="T480">я</text:span> <text:span text:style-name="T483">округл</text:span>()</text:h>
      <text:p text:style-name="P178">функция <text:span text:style-name="T483">округл</text:span><text:span text:style-name="T476">(</text:span><text:span text:style-name="T481">вх </text:span><text:span text:style-name="T476">число: дробное)</text:span>: <text:span text:style-name="T483">целое</text:span>;</text:p>
      <text:p text:style-name="P181"><text:soft-page-break/>Округляет переданное значение до ближайшего целого и возвращает полученное целое число. Если передано нечисло или бесконечность, возникает исключение <text:span text:style-name="T1">НеверноеЧисло</text:span>.</text:p>
      <text:h text:style-name="P276" text:outline-level="4">Функци<text:span text:style-name="T480">я</text:span> <text:span text:style-name="T484">цел</text:span>()</text:h>
      <text:p text:style-name="P179">функция <text:span text:style-name="T484">цел</text:span><text:span text:style-name="T476">(</text:span><text:span text:style-name="T481">вх </text:span><text:span text:style-name="T476">число: дробное)</text:span>: <text:span text:style-name="T485">дробное</text:span>;</text:p>
      <text:p text:style-name="P182">Возвращает целую часть переданного числа.</text:p>
      <text:h text:style-name="P277" text:outline-level="4">Функци<text:span text:style-name="T480">я</text:span> <text:span text:style-name="T486">дроб</text:span>()</text:h>
      <text:p text:style-name="P180">функция <text:span text:style-name="T486">дроб</text:span><text:span text:style-name="T476">(</text:span><text:span text:style-name="T481">вх </text:span><text:span text:style-name="T476">число: дробное)</text:span>: <text:span text:style-name="T485">дробное</text:span>;</text:p>
      <text:p text:style-name="P183">Возвращает <text:span text:style-name="T486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88">Возвращает синус переданного числа.</text:p>
      <text:h text:style-name="P278" text:outline-level="4">Функция <text:span text:style-name="T488">cos</text:span>()</text:h>
      <text:p text:style-name="P184">функция <text:span text:style-name="T488">cos</text:span>(число: дробное): дробное;</text:p>
      <text:p text:style-name="P189">Возвращает <text:span text:style-name="T488">ко</text:span>синус переданного числа.</text:p>
      <text:h text:style-name="P279" text:outline-level="4">Функция <text:span text:style-name="T489">tg</text:span>()</text:h>
      <text:p text:style-name="P185">функция <text:span text:style-name="T489">tg</text:span>(число: дробное): дробное;</text:p>
      <text:p text:style-name="P190">Возвращает <text:span text:style-name="T489">тангенс</text:span> переданного числа.</text:p>
      <text:h text:style-name="P280" text:outline-level="4">Функция <text:span text:style-name="T490">arc</text:span>sin()</text:h>
      <text:p text:style-name="P186">функция <text:span text:style-name="T490">arc</text:span>sin(число: дробное): дробное;</text:p>
      <text:p text:style-name="P191">Возвращает <text:span text:style-name="T490">арк</text:span>синус переданного числа.</text:p>
      <text:h text:style-name="P280" text:outline-level="4">Функция <text:span text:style-name="T490">arc</text:span><text:span text:style-name="T488">cos</text:span>()</text:h>
      <text:p text:style-name="P186">функция <text:span text:style-name="T490">arc</text:span><text:span text:style-name="T488">cos</text:span>(число: дробное): дробное;</text:p>
      <text:p text:style-name="P191">Возвращает <text:span text:style-name="T490">арк</text:span><text:span text:style-name="T488">ко</text:span>синус переданного числа.</text:p>
      <text:h text:style-name="P280" text:outline-level="4">Функция <text:span text:style-name="T490">arc</text:span><text:span text:style-name="T489">tg</text:span>()</text:h>
      <text:p text:style-name="P186">функция <text:span text:style-name="T490">arc</text:span><text:span text:style-name="T489">tg</text:span>(число: дробное): дробное;</text:p>
      <text:p text:style-name="P191"><text:soft-page-break/>Возвращает <text:span text:style-name="T490">арк</text:span><text:span text:style-name="T489">тангенс</text:span> переданного числа.</text:p>
      <text:h text:style-name="P281" text:outline-level="4">Функция <text:span text:style-name="T491">ln</text:span>()</text:h>
      <text:p text:style-name="P187">функция <text:span text:style-name="T491">ln</text:span>(число: дробное): дробное;</text:p>
      <text:p text:style-name="P192">Возвращает <text:span text:style-name="T491">натуральный логарифм</text:span> переданного числа.</text:p>
      <text:h text:style-name="P281" text:outline-level="4">Функция <text:span text:style-name="T491">exp</text:span>()</text:h>
      <text:p text:style-name="P187">функция <text:span text:style-name="T491">exp</text:span>(число: дробное): дробное;</text:p>
      <text:p text:style-name="P193"><text:span text:style-name="T487">Возвращает </text:span><text:span text:style-name="T491">экспоненту</text:span><text:span text:style-name="T487"> переданного числа — </text:span><text:span text:style-name="T491">т. е., число, возведённое в степень </text:span><text:bookmark text:name="firstHeading"/><text:span text:style-name="T222">e</text:span><text:span text:style-name="T487">.</text:span></text:p>
      <text:h text:style-name="P282" text:outline-level="4">Функция <text:span text:style-name="T565">случайное</text:span>()</text:h>
      <text:p text:style-name="P224">функция <text:span text:style-name="T565">случайное</text:span>(<text:span text:style-name="T565">макс</text:span>: <text:span text:style-name="T565">целое</text:span>): <text:span text:style-name="T565">целое</text:span>;</text:p>
      <text:p text:style-name="P226"><text:span text:style-name="T487">Возвращает </text:span><text:span text:style-name="T566">случайное число в диапазоне от 0 включительно до переданного значения </text:span><text:span text:style-name="T567">макс</text:span><text:span text:style-name="T566">, но не включая </text:span><text:span text:style-name="T567">макс</text:span><text:span text:style-name="T487">. </text:span><text:span text:style-name="T568">Генератор случайных чисел инициализируется при первом обращении к функции.</text:span></text:p>
      <text:h text:style-name="P259" text:outline-level="3">Моменты</text:h>
      <text:h text:style-name="Heading_20_4" text:outline-level="4">Функци дата()</text:h>
      <text:p text:style-name="Исходный_20_код">функция дата: момент;</text:p>
      <text:p text:style-name="P108">Возвращает значение текущей даты с нулевым временем.</text:p>
      <text:h text:style-name="Heading_20_4" text:outline-level="4">Функция время()</text:h>
      <text:p text:style-name="P109">функция <text:span text:style-name="T355">время</text:span>: момент;</text:p>
      <text:p text:style-name="P108">Возвращает значение текущего времени с нулевой датой.</text:p>
      <text:h text:style-name="Heading_20_4" text:outline-level="4">Функция сейчас()</text:h>
      <text:p text:style-name="P113">функция <text:span text:style-name="T356">сейчас</text:span>: момент;</text:p>
      <text:p text:style-name="P112">Возвращает значение теукщего момента — дату и время.</text:p>
      <text:h text:style-name="P258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14"><text:soft-page-break/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15">Возвращает <text:span text:style-name="T373">текст сообщения об ошибке</text:span> активного исключения <text:span text:style-name="T375">с </text:span><text:span text:style-name="T374">уже </text:span><text:span text:style-name="T375">добавленными в него </text:span><text:span text:style-name="T374">значениями параметров </text:span><text:span text:style-name="T376">исключения</text:span>. Эту функцию можно вызывать только в секции обработки исключений, иначе она вернёт пустую строку.</text:p>
      <text:h text:style-name="P258" text:outline-level="3">Строки</text:h>
      <text:p text:style-name="P36">В<text:span text:style-name="T144">о всех</text:span> строковых функция<text:span text:style-name="T147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8">Байты в строк<text:span text:style-name="T148">е</text:span> нумеруются начиная с нуля: первый байт имеет индекс 0, а последний имеет <text:span text:style-name="T150">индекс</text:span> на единицу меньший, чем длина строки.</text:p>
      <text:p text:style-name="P37"><text:span text:style-name="T149">Б</text:span>иблиотечные функции поддерживают внутреннюю целостность строки, не допуская появления в ней некорректных символов, <text:span text:style-name="T145">и вызыв</text:span><text:span text:style-name="T243">ют</text:span><text:span text:style-name="T145"> исключение </text:span><text:span text:style-name="T2">Не</text:span><text:span text:style-name="T3">верный</text:span><text:span text:style-name="T2">Символ</text:span><text:span text:style-name="T145"> в случае ошибок</text:span>. Например, <text:span text:style-name="T146">такое исключение возникнет при </text:span>вставк<text:span text:style-name="T146">е</text:span> подстроки в позицию, соответствующую середине многобайтового символа, <text:span text:style-name="T146">при </text:span>удалени<text:span text:style-name="T146">и</text:span> из строки части многобайтового символа, а также в других <text:span text:style-name="T146">аналогичных ситуациях</text:span>.</text:p>
      <text:h text:style-name="P283" text:outline-level="4"><text:span text:style-name="T183">Функция </text:span><text:span text:style-name="T141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42">вх </text:span><text:span text:style-name="T172">размер</text:span>: целое): целое;</text:p>
      <text:p text:style-name="P33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.</text:p>
      <text:p text:style-name="P33">Если передан параметр <text:span text:style-name="T10">размер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33">Если новая длина больше старой, то прежнее содержимое строки сохраняется, и строка дополняется справа пробел<text:span text:style-name="T179">ами</text:span> (<text:span text:style-name="T216">№</text:span>0020) <text:span text:style-name="T143">до указанной длины.</text:span></text:p>
      <text:p text:style-name="P35">Если новая длина меньше старой, то <text:span text:style-name="T188">прежнее содержимое строки обрезается справа до указанной длины. </text:span><text:span text:style-name="T189">В этом случае</text:span><text:span text:style-name="T188"> </text:span>должна быть указана такая новая длина, чтобы последний символ в строке, если он занимает несколько байт, не оказался разбит на части — <text:span text:style-name="T181">иначе</text:span> возникнет ошибка <text:span text:style-name="T1">НеверныйСимвол</text:span><text:span text:style-name="T188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62"><text:s text:c="4"/>// <text:span text:style-name="T244">Буквы кириллицы занимают в </text:span><text:span text:style-name="T247">кодировке </text:span><text:span text:style-name="T246">UTF-8</text:span></text:p>
      <text:p text:style-name="P62"><text:span text:style-name="T244"><text:s text:c="4"/>// </text:span><text:span text:style-name="T248">по два</text:span><text:span text:style-name="T244"> байта, </text:span><text:span text:style-name="T24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284" text:outline-level="4"><text:span text:style-name="T184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9">Возвращает символ, расположенный в переданной позиции <text:span text:style-name="T249">строки </text:span><text:span text:style-name="T19">стр</text:span>. <text:span text:style-name="T156">Строка не должна быть пустой; п</text:span><text:span text:style-name="T152">ереданный индекс </text:span><text:span text:style-name="T153">должен </text:span><text:span text:style-name="T155">быть в </text:span><text:span text:style-name="T182">пределах строки</text:span><text:span text:style-name="T154"> и </text:span><text:span text:style-name="T182">должен </text:span><text:span text:style-name="T153">соответствовать началу символа в строке, иначе возникнет исключение </text:span><text:span text:style-name="T4">НеверныйСимвол</text:span><text:span text:style-name="T152">.</text:span></text:p>
      <text:p text:style-name="P39">Если параметр <text:span text:style-name="T1">индекс</text:span> не указан, <text:span text:style-name="T151">он считается равным 0, и функция</text:span> возвращает первый символ в строке.</text:p>
      <text:h text:style-name="Heading_20_4" text:outline-level="4"><text:span text:style-name="T185">Функция </text:span>след()</text:h>
      <text:p text:style-name="Исходный_20_код">функция след(<text:span text:style-name="T157">вх стр: строка; вх и</text:span><text:span text:style-name="T158">н</text:span><text:span text:style-name="T157">д</text:span><text:span text:style-name="T158">е</text:span><text:span text:style-name="T157">кс: целое</text:span>): целое;</text:p>
      <text:p text:style-name="Исходный_20_код">функция след(<text:span text:style-name="T157">вх стр: строка; вх и</text:span><text:span text:style-name="T158">н</text:span><text:span text:style-name="T157">д</text:span><text:span text:style-name="T158">е</text:span><text:span text:style-name="T157">кс, кво: целое</text:span>): целое;</text:p>
      <text:p text:style-name="Исходный_20_код">функция след(<text:span text:style-name="T157">вх стр: строка; вх и</text:span><text:span text:style-name="T158">н</text:span><text:span text:style-name="T157">д</text:span><text:span text:style-name="T158">е</text:span><text:span text:style-name="T157">кс, кво: целое; вых симв: целое</text:span>): целое;</text:p>
      <text:p text:style-name="P40">Возвращает позицию в байтах, соответствующую началу следующего символа в строке, считая от символа, переданного в параметре <text:span text:style-name="T5">индекс</text:span>. <text:span text:style-name="T159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59">.</text:span></text:p>
      <text:p text:style-name="P42">В параметре <text:span text:style-name="T1">кво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61">(справа от </text:span><text:span text:style-name="T8">индекс</text:span><text:span text:style-name="T161">) </text:span>символов в строке, то функция вернёт длину строки в байтах.</text:p>
      <text:p text:style-name="P44">Если передан параметр <text:span text:style-name="T1">симв</text:span>, то функция запишет в него фактически пройденное количество символов. Т<text:span text:style-name="T160">аким образом, чтобы посчитать общее количество символов в строке, можно передать 0 в параметре </text:span><text:span text:style-name="T7">индекс</text:span><text:span text:style-name="T160"> и </text:span><text:span text:style-name="T7">максЦелое</text:span><text:span text:style-name="T160"> в параметре </text:span><text:span text:style-name="T7">кво</text:span><text:span text:style-name="T160">.</text:span></text:p>
      <text:h text:style-name="P285" text:outline-level="4"><text:span text:style-name="T186">Функция </text:span><text:span text:style-name="T162">пред</text:span>()</text:h>
      <text:p text:style-name="P32">функция <text:span text:style-name="T163">пред</text:span>(<text:span text:style-name="T157">вх стр: строка; вх и</text:span><text:span text:style-name="T158">н</text:span><text:span text:style-name="T157">д</text:span><text:span text:style-name="T158">е</text:span><text:span text:style-name="T157">кс: целое</text:span>): целое;</text:p>
      <text:p text:style-name="P32">функция <text:span text:style-name="T163">пред</text:span>(<text:span text:style-name="T157">вх стр: строка; вх и</text:span><text:span text:style-name="T158">н</text:span><text:span text:style-name="T157">д</text:span><text:span text:style-name="T158">е</text:span><text:span text:style-name="T157">кс, кво: целое</text:span>): целое;</text:p>
      <text:p text:style-name="P32">функция <text:span text:style-name="T163">пред</text:span>(<text:span text:style-name="T157">вх стр: строка; вх и</text:span><text:span text:style-name="T158">н</text:span><text:span text:style-name="T157">д</text:span><text:span text:style-name="T158">е</text:span><text:span text:style-name="T157">кс, кво: целое; вых симв: целое</text:span>): целое;</text:p>
      <text:p text:style-name="P41">Возвращает позицию в байтах, соответствующую началу <text:span text:style-name="T164">предыдущего</text:span> символа в строке, считая от символа, переданного в параметре <text:span text:style-name="T5">индекс</text:span>. <text:span text:style-name="T165">Для получения позиции последнего </text:span><text:soft-page-break/><text:span text:style-name="T165">символа в строке в параметре </text:span><text:span text:style-name="T12">индекс</text:span><text:span text:style-name="T165"> нужно передать значение, большее или равное длине строки в байтах. </text:span><text:span text:style-name="T166">Если переданный индекс находится в пределах строки, то он должен </text:span><text:span text:style-name="T159">соответствовать началу символа в строке, иначе возникнет исключение </text:span><text:span text:style-name="T6">НеверныйСимвол</text:span><text:span text:style-name="T159">.</text:span></text:p>
      <text:p text:style-name="P43">В параметре <text:span text:style-name="T1">кво</text:span> можно передать количество символов, на которое необходимо сместиться: 1 — <text:span text:style-name="T167">предыдущий</text:span> символ, 2 — через один символ, и т. п. Если переданное количество превышает число оставшихся <text:span text:style-name="T161">(</text:span><text:span text:style-name="T168">слева</text:span><text:span text:style-name="T161"> от </text:span><text:span text:style-name="T8">индекс</text:span><text:span text:style-name="T161">) </text:span>символов <text:span text:style-name="T169">до начала строки</text:span>, то функция вернёт <text:span text:style-name="T169">0</text:span>.</text:p>
      <text:p text:style-name="P45">Если передан параметр <text:span text:style-name="T1">симв</text:span>, то функция запишет в него фактически пройденное количество символов. Т<text:span text:style-name="T160">аким образом, чтобы посчитать общее количество символов в строке, можно передать </text:span><text:span text:style-name="T9">максЦелое</text:span><text:span text:style-name="T160"> в параметр</text:span><text:span text:style-name="T170">ах</text:span><text:span text:style-name="T160"> </text:span><text:span text:style-name="T7">индекс</text:span><text:span text:style-name="T160"> и </text:span><text:span text:style-name="T7">кво</text:span><text:span text:style-name="T160">.</text:span></text:p>
      <text:p text:style-name="P50"><text:span text:style-name="T223">Примечание:</text:span> для многобайтовых символов функция <text:span text:style-name="T1">след()</text:span> работает быстрее, чем <text:span text:style-name="T1">пред()</text:span>.</text:p>
      <text:h text:style-name="Heading_20_4" text:outline-level="4"><text:span text:style-name="T187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71">размер</text:span>: целое): строка;</text:p>
      <text:p text:style-name="P46">Возвращает часть строки указанного размера, начиная с указанного индекса. <text:span text:style-name="T159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59">.</text:span></text:p>
      <text:p text:style-name="P49">Если параметр <text:span text:style-name="T1">размер</text:span> <text:span text:style-name="T176">не передан</text:span> <text:span text:style-name="T174">или выходит за пределы строки</text:span>, то функция вернёт часть строки от указанного индекса до конца строки. <text:span text:style-name="T175">В противном случае, </text:span><text:span text:style-name="T11">размер</text:span><text:span text:style-name="T173"> должен иметь такое значение, чтобы последний символ в возвращаемой </text:span><text:span text:style-name="T178">под</text:span><text:span text:style-name="T173">строке, </text:span><text:span text:style-name="T180">если он занимает несколько байт,</text:span><text:span text:style-name="T173"> не </text:span><text:span text:style-name="T177">оказался разбит</text:span><text:span text:style-name="T173"> на части —</text:span><text:span text:style-name="T159"> иначе возникнет исключение </text:span><text:span text:style-name="T6">НеверныйСимвол</text:span><text:span text:style-name="T173">.</text:span></text:p>
      <text:h text:style-name="Heading_20_4" text:outline-level="4"><text:span text:style-name="T190">Процедура</text:span> добавить()</text:h>
      <text:p text:style-name="Исходный_20_код"><text:span text:style-name="T190">процедура</text:span> добавить(в<text:span text:style-name="T190">в</text:span> стр1: <text:span text:style-name="T190">строка; вх</text:span> стр2: строка);</text:p>
      <text:p text:style-name="P51">Добавляет значение <text:span text:style-name="T1">стр2</text:span> в конец строки <text:span text:style-name="T1">стр1</text:span>. <text:span text:style-name="T191">Эквивалентным вызову этой функции является </text:span><text:span text:style-name="T217">присваивание</text:span><text:span text:style-name="T191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52">Вставляет строку <text:span text:style-name="T1">подстр</text:span> в указанную позицию строки <text:span text:style-name="T1">стр</text:span>, <text:span text:style-name="T192">так что символы из строки </text:span><text:span text:style-name="T13">подстр</text:span><text:span text:style-name="T192"> </text:span><text:span text:style-name="T218">окажутся</text:span><text:span text:style-name="T192"> в строке </text:span><text:span text:style-name="T13">стр</text:span><text:span text:style-name="T192"> непосредственно перед </text:span><text:span text:style-name="T193">тем </text:span><text:span text:style-name="T192">символом, на который указывает </text:span><text:span text:style-name="T13">индекс</text:span><text:span text:style-name="T192">. П</text:span>ри этом длина строки <text:span text:style-name="T1">стр</text:span> увеличивается на длину строки <text:span text:style-name="T1">подстр</text:span>.</text:p>
      <text:p text:style-name="P47"><text:soft-page-break/><text:span text:style-name="T194">Если переданный </text:span><text:span text:style-name="T14">индекс</text:span><text:span text:style-name="T194"> больше или равен длине </text:span><text:span text:style-name="T15">стр</text:span><text:span text:style-name="T194">, то </text:span><text:span text:style-name="T196">подстр</text:span><text:span text:style-name="T197">ока</text:span><text:span text:style-name="T194"> будет добавлена к </text:span><text:span text:style-name="T196">стр</text:span><text:span text:style-name="T197">оке</text:span><text:span text:style-name="T196"> </text:span><text:span text:style-name="T194">справа. В противном случае з</text:span><text:span text:style-name="T159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59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53">Удаляет из строки указанное число байт, начиная с переданного индекса, включительно.</text:p>
      <text:p text:style-name="P48"><text:span text:style-name="T211">З</text:span><text:span text:style-name="T159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59">.</text:span></text:p>
      <text:p text:style-name="P54">Если строка содержит меньше <text:span text:style-name="T212">байт</text:span> справа от индекса, чем передано в параметре <text:span text:style-name="T1">число</text:span>, то будут удалены все <text:span text:style-name="T213">байты</text:span> до конца строки. <text:span text:style-name="T212">В противном случае, переданное число </text:span><text:span text:style-name="T214">должно быть таким, чтобы последний удаляемый символ, если он </text:span><text:span text:style-name="T215">занимает несколько байт</text:span><text:span text:style-name="T214">, не оказался разбит на части — </text:span><text:span text:style-name="T159">иначе возникнет исключение </text:span><text:span text:style-name="T6">НеверныйСимвол</text:span><text:span text:style-name="T159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19">п</text:span>роцедура вписать(<text:line-break/> <text:s/>вв стр1: строка; вх индекс: целое;<text:line-break/> <text:s/>вх стр2: строка; вх индекс2, число: целое);</text:p>
      <text:p text:style-name="P55">Копирует в <text:span text:style-name="T1">стр1</text:span><text:span text:style-name="T195"> </text:span>байты из <text:span text:style-name="T1">стр2</text:span>.</text:p>
      <text:p text:style-name="P55"><text:span text:style-name="T220">Из </text:span><text:span text:style-name="T16">стр2</text:span><text:span text:style-name="T220"> копируется </text:span><text:span text:style-name="T221">указанное </text:span><text:span text:style-name="T16">число</text:span><text:span text:style-name="T220"> байт, начиная от </text:span><text:span text:style-name="T16">индекс2</text:span><text:span text:style-name="T220">, включительно; </text:span><text:span text:style-name="T221">эти байты размещаются в </text:span><text:span text:style-name="T17">стр1</text:span><text:span text:style-name="T198">,</text:span><text:span text:style-name="T221"> начиная от </text:span><text:span text:style-name="T17">индекс</text:span><text:span text:style-name="T221">, и заменяют собой байты, которые раньше находились в </text:span><text:span text:style-name="T17">стр1</text:span><text:span text:style-name="T221"> в этих позициях. Если длины </text:span><text:span text:style-name="T17">стр1</text:span><text:span text:style-name="T221"> не </text:span><text:span text:style-name="T226">хватает</text:span><text:span text:style-name="T221">, чтобы разместить все копируемые байты, то её длина увеличивается до необходимой.</text:span></text:p>
      <text:p text:style-name="P56">Если не передано <text:span text:style-name="T1">число</text:span>, то копируются все байты от <text:span text:style-name="T1">индекс2</text:span> до конца <text:span text:style-name="T1">стр2</text:span>. Если не передан <text:span text:style-name="T1">индекс2</text:span>, то копируется вся <text:span text:style-name="T1">стр2</text:span> от начала до конца.</text:p>
      <text:p text:style-name="P57">Все индексы и размеры должны иметь такие значения, чтобы никакой многобайтовый символ <text:span text:style-name="T238">в обеих строках </text:span>не оказался при копировании разбит на части, иначе возникнет ошибка <text:span text:style-name="T1">НеверныйСимвол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34">тр1</text:span>, <text:span text:style-name="T234">стр2</text:span>: строка;</text:p>
      <text:p text:style-name="Исходный_20_код">начало</text:p>
      <text:p text:style-name="P63"><text:s text:c="4"/>// <text:span text:style-name="T250">Б</text:span><text:span text:style-name="T235">уквы </text:span><text:span text:style-name="T237">к</text:span><text:span text:style-name="T235">ириллицы</text:span> <text:span text:style-name="T235">занимают в кодировке UTF-8 </text:span></text:p>
      <text:p text:style-name="P63"><text:span text:style-name="T235"><text:s text:c="4"/>// </text:span><text:span text:style-name="T251">по </text:span><text:span text:style-name="T235">два байта, а арабские цифры - </text:span><text:span text:style-name="T236">один </text:span><text:span text:style-name="T250">байт</text:span><text:span text:style-name="T235">.</text:span></text:p>
      <text:p text:style-name="Исходный_20_код"><text:s text:c="4"/><text:span text:style-name="T234">стр1</text:span> := "1234АБВГ";</text:p>
      <text:p text:style-name="Исходный_20_код"><text:s text:c="4"/><text:span text:style-name="T234">стр2</text:span> := "0000";</text:p>
      <text:p text:style-name="Исходный_20_код"><text:s text:c="4"/>вписать(с<text:span text:style-name="T234">тр1</text:span>, 2, <text:span text:style-name="T234">стр2</text:span>); <text:s text:c="14"/>// <text:span text:style-name="T231">с</text:span><text:span text:style-name="T252">тр1</text:span><text:span text:style-name="T228"> = </text:span><text:span text:style-name="T229">12000</text:span><text:span text:style-name="T230">0</text:span><text:span text:style-name="T229">БВГ</text:span></text:p>
      <text:p text:style-name="P59"><text:soft-page-break/><text:s text:c="4"/>вписать(с<text:span text:style-name="T234">тр1</text:span>, максЦелое, <text:span text:style-name="T234">стр2</text:span>, 0, 2); // <text:span text:style-name="T231">с</text:span><text:span text:style-name="T252">тр1</text:span><text:span text:style-name="T231"> = </text:span><text:span text:style-name="T229">12000</text:span><text:span text:style-name="T230">0</text:span><text:span text:style-name="T229">БВГ</text:span><text:span text:style-name="T232">00</text:span></text:p>
      <text:p text:style-name="P58"><text:s text:c="4"/>вписать(с<text:span text:style-name="T234">тр1</text:span>, <text:span text:style-name="T227">7</text:span>, <text:span text:style-name="T234">стр2</text:span>); <text:s text:c="14"/>// <text:span text:style-name="T233">ошибка</text:span></text:p>
      <text:p text:style-name="Исходный_20_код"><text:s text:c="4"/>вписать(с<text:span text:style-name="T234">тр1</text:span>, 6, <text:span text:style-name="T234">стр2</text:span>, 0, 3); <text:s text:c="8"/>// <text:span text:style-name="T233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61">функция найти(</text:p>
      <text:p text:style-name="P61"><text:s text:c="4"/>вх что, где: строка; вх начИдкс: целое;</text:p>
      <text:p text:style-name="P61"><text:s text:c="4"/>вх учтРегистр: логическое): целое;</text:p>
      <text:p text:style-name="P60">Ищет подстроку <text:span text:style-name="T1">что</text:span> в строке <text:span text:style-name="T1">где</text:span> и возвращает индекс первого байта найденной подстроки. <text:span text:style-name="T239">Если подстрока не найдена, возвращает -1. Если передан </text:span><text:span text:style-name="T18">начИдкс</text:span><text:span text:style-name="T239">, поиск начинается с переданного индекса, включительно.</text:span></text:p>
      <text:p text:style-name="P64">Если в параметре <text:span text:style-name="T1">учтРегистр</text:span> передано <text:span text:style-name="T1">нет</text:span>, то регистр символов при поиске не учитывается — т. е., <text:span text:style-name="T240">прописные</text:span> буквы считаются равными строчным. <text:span text:style-name="T241">Если этот параметр опущен, функция выполняет поиск </text:span><text:span text:style-name="T242">с учётом регистра</text:span><text:span text:style-name="T241">.</text:span></text:p>
      <text:h text:style-name="P286" text:outline-level="4"><text:span text:style-name="T253">Процедура</text:span> <text:span text:style-name="T253">заменить</text:span>()</text:h>
      <text:p text:style-name="Исходный_20_код">процедура заменить(вв стр: строка; вх индекс, число: целое; вх чем: строка);</text:p>
      <text:p text:style-name="P65">Заменяет в переданной строке <text:span text:style-name="T255">указанное</text:span> <text:span text:style-name="T1">число</text:span> байт, начиная с переданного индекса, на байты из строки <text:span text:style-name="T1">чем</text:span>. <text:span text:style-name="T254">Длина строки изменяется соответственно.</text:span></text:p>
      <text:p text:style-name="P76">Значения <text:span text:style-name="T1">индекс</text:span> и <text:span text:style-name="T1">число</text:span> должны быть такими, чтобы в результате замены никакой многобайтовый символ не оказался разбит на части, иначе возникнет ошибка <text:span text:style-name="T1">НеверныйСимвол</text:span>.</text:p>
      <text:h text:style-name="Heading_20_4" text:outline-level="4">Функция формат()</text:h>
      <text:p text:style-name="Исходный_20_код"><text:span text:style-name="T256">ф</text:span>ункция формат(вх шаблон: строка; вх арг<text:span text:style-name="T259">0</text:span>, арг<text:span text:style-name="T259">1</text:span>, арг<text:span text:style-name="T259">2</text:span>, ...): <text:span text:style-name="T266">строка</text:span>;</text:p>
      <text:p text:style-name="P78"><text:span text:style-name="T257">Заменяет все спецификаторы в переданном шаблоне на значения переданных аргументов, </text:span><text:span text:style-name="T267">преобразованные к строке в соответствии с указанным форматом,</text:span><text:span text:style-name="T257"> и возвращает полученную строку.</text:span></text:p>
      <text:p text:style-name="P78"><text:span text:style-name="T257">Спецификатор</text:span><text:span text:style-name="T267">ы</text:span><text:span text:style-name="T257"> </text:span><text:span text:style-name="T258">имеют следующий синтаксис</text:span><text:span text:style-name="T257">:</text:span> </text:p>
      <text:p text:style-name="Исходный_20_код">'%'[<text:span text:style-name="T257">индекс</text:span>':']['-'][<text:span text:style-name="T263">ширина</text:span>]['.'<text:span text:style-name="T257">точность</text:span>]<text:span text:style-name="T257">Тип</text:span></text:p>
      <text:p text:style-name="P88">Символы в апострофах помещаются в шаблон буквально, но без апострофов. 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9">'%'</text:p>
          </table:table-cell>
          <table:table-cell table:style-name="Таблица3.B1" office:value-type="string">
            <text:p text:style-name="P70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66"><text:span text:style-name="T261">и</text:span>ндекс':'</text:p>
          </table:table-cell>
          <table:table-cell table:style-name="Таблица3.B2" office:value-type="string">
            <text:p text:style-name="P71"><text:span text:style-name="T297">Целое. </text:span>Взять из списка <text:span text:style-name="T265">параметров </text:span><text:span text:style-name="T260">аргумент с указанным индексом. Если </text:span><text:span text:style-name="T497">этот элемент</text:span><text:span text:style-name="T26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7">'-'</text:p>
          </table:table-cell>
          <table:table-cell table:style-name="Таблица3.B2" office:value-type="string">
            <text:p text:style-name="P72">Выравнивание вставляемого текста по левому краю поля. По умолчанию текст выравнивается по правому краю. <text:span text:style-name="T262">Этот элемент работает только при условии, что указан</text:span><text:span text:style-name="T263">а</text:span><text:span text:style-name="T262"> </text:span><text:span text:style-name="T263">ширина</text:span><text:span text:style-name="T262">.</text:span></text:p>
          </table:table-cell>
        </table:table-row>
        <table:table-row>
          <table:table-cell table:style-name="Таблица3.A2" office:value-type="string">
            <text:p text:style-name="P83">ширина</text:p>
          </table:table-cell>
          <table:table-cell table:style-name="Таблица3.B2" office:value-type="string">
            <text:p text:style-name="P73"><text:span text:style-name="T29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8">'.'<text:span text:style-name="T264">точность</text:span></text:p>
          </table:table-cell>
          <table:table-cell table:style-name="Таблица3.B2" office:value-type="string">
            <text:p text:style-name="P74"><text:span text:style-name="T29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84">Тип</text:p>
          </table:table-cell>
          <table:table-cell table:style-name="Таблица3.B2" office:value-type="string">
            <text:p text:style-name="P75">Тип спецификатора — <text:span text:style-name="T289">буква в любом регистре</text:span>. Перечень допустимых типов приведён ниже.</text:p>
          </table:table-cell>
        </table:table-row>
      </table:table>
      <text:p text:style-name="P195"><text:span text:style-name="T288">В случае ошибок функция со</text:span><text:span text:style-name="T294">з</text:span><text:span text:style-name="T288">даёт исключение </text:span><text:span text:style-name="T20">ОшибкаКонвертации</text:span><text:span text:style-name="T28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289" text:outline-level="5">Типы спецификаторов</text:h>
      <text:p text:style-name="P81"><text:span text:style-name="T271">«</text:span><text:span text:style-name="T277">I</text:span><text:span text:style-name="T271">» или «</text:span>Ц» — целое число. <text:span text:style-name="T269">А</text:span>ргумент должен быть целым. Значение конвертируется в строковое представление целого числа. <text:span text:style-name="T26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82">«<text:span text:style-name="T272">E</text:span>» <text:span text:style-name="T273">(лат.)</text:span> <text:span text:style-name="T272">или «</text:span>Э» — экспоненциальный формат. Аргумент может быть целым или дробным. <text:span text:style-name="T270">Число приводится к строке в экспоненциальном </text:span><text:span text:style-name="T274">(научном) </text:span><text:span text:style-name="T270">формате. </text:span><text:span text:style-name="T275">Точность определяет общее количество цифр в </text:span><text:span text:style-name="T276">мантиссе</text:span><text:span text:style-name="T275"> числа, </text:span><text:span text:style-name="T295">п</text:span><text:span text:style-name="T276">орядок записывается тремя цифрами.</text:span></text:p>
      <text:p text:style-name="P77">«F» <text:span text:style-name="T27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79">Для слишком больших чисел используется экспоненциальный формат.</text:span></text:p>
      <text:p text:style-name="P77">«G» <text:span text:style-name="T280">или «О» (кир.) — общий числовой формат. Аргумент может быть целым или дробным. </text:span><text:span text:style-name="T281">Число приводится к строке в фиксированном или экспоненциальном формате в зависимости от того, что получится короче. </text:span><text:span text:style-name="T282">Точность определяет общее количество цифр в строковом представлении числа.</text:span></text:p>
      <text:p text:style-name="P77">«<text:span text:style-name="T283">N</text:span>» <text:span text:style-name="T283">или «Ч» — </text:span><text:span text:style-name="T285">такой же формат числа, как</text:span><text:span text:style-name="T283"> с фиксированной точкой, </text:span><text:span text:style-name="T285">но</text:span><text:span text:style-name="T283"> </text:span><text:span text:style-name="T286">с добавлением</text:span><text:span text:style-name="T283"> разделител</text:span><text:span text:style-name="T286">ей</text:span><text:span text:style-name="T283"> групп разрядов.</text:span></text:p>
      <text:p text:style-name="P79">«<text:span text:style-name="T284">D</text:span>»<text:span text:style-name="T283"> или «</text:span><text:span text:style-name="T284">Д</text:span><text:span text:style-name="T283">» — </text:span><text:span text:style-name="T284">дата </text:span><text:span text:style-name="T290">в стандартном формате: YYYY-MM-DD. </text:span><text:span text:style-name="T292">Аргумент должен быть моментом. </text:span><text:span text:style-name="T299">Точность не применяется.</text:span></text:p>
      <text:p text:style-name="P80">«<text:span text:style-name="T284">T</text:span>» <text:span text:style-name="T283">(лат.) или «</text:span><text:span text:style-name="T284">В</text:span><text:span text:style-name="T283">» (кир.) — </text:span><text:span text:style-name="T284">время </text:span><text:span text:style-name="T290">в стандартном формате: HH:MM:SS. </text:span><text:span text:style-name="T292">Аргумент должен быть моментом. </text:span><text:span text:style-name="T299">Точность не применяется.</text:span></text:p>
      <text:p text:style-name="P80">«<text:span text:style-name="T283">M</text:span>» <text:span text:style-name="T283">(лат.) или «М» (кир.) — </text:span><text:span text:style-name="T284">дата </text:span><text:span text:style-name="T291">и </text:span><text:span text:style-name="T284">время </text:span><text:span text:style-name="T291">в стандартном формате, разделённые пробелом. </text:span><text:span text:style-name="T292">Аргумент должен быть моментом. </text:span><text:span text:style-name="T299">Точность не применяется.</text:span></text:p>
      <text:p text:style-name="P80">«S» <text:span text:style-name="T284">или «С» (кир.) — строка. Аргумент может быть любого простого типа — строковые </text:span><text:span text:style-name="T296">значения</text:span><text:span text:style-name="T284"> копируются, а значения других типов </text:span><text:span text:style-name="T495">конвертируются</text:span><text:span text:style-name="T284"> в строку прямым приведением типа.</text:span><text:span text:style-name="T292"> </text:span><text:span text:style-name="T299">Точность не применяется.</text:span></text:p>
      <text:p text:style-name="P77"><text:soft-page-break/>«X» <text:span text:style-name="T287">(лат.) или «Ш» — шестнадцатеричное представление целого числа. Аргумент </text:span><text:span text:style-name="T293">может</text:span><text:span text:style-name="T287"> быть целым </text:span><text:span text:style-name="T293">или символом</text:span><text:span text:style-name="T287">. Точность определяет </text:span><text:span text:style-name="T298">минимальное </text:span><text:span text:style-name="T287">количество цифр — если нужно, слева будут добавлены нули.</text:span></text:p>
      <text:h text:style-name="Heading_20_5" text:outline-level="5">Пример</text:h>
      <text:p text:style-name="P87">стр := формат("<text:span text:style-name="T301">Меня зовут %s %s. Мне %i лет.</text:span>", "<text:span text:style-name="T501">Пётр</text:span>", "<text:span text:style-name="T301">Иванов</text:span>", <text:span text:style-name="T301">15</text:span>);</text:p>
      <text:p text:style-name="P87">// <text:span text:style-name="T496">стр = "</text:span><text:span text:style-name="T301">Меня зовут </text:span><text:span text:style-name="T501">Пётр</text:span><text:span text:style-name="T301"> Иванов. Мне 15 лет."</text:span></text:p>
      <text:p text:style-name="P196"/>
      <text:p text:style-name="P196">стр := формат("<text:span text:style-name="T301">Меня зовут %</text:span><text:span text:style-name="T498">1:</text:span><text:span text:style-name="T301">s %</text:span><text:span text:style-name="T498">0:</text:span><text:span text:style-name="T301">s. Мне %</text:span><text:span text:style-name="T499">2:</text:span><text:span text:style-name="T301">i лет.</text:span>", "<text:span text:style-name="T501">Пётр</text:span>", "<text:span text:style-name="T301">Иванов</text:span>", <text:span text:style-name="T301">15</text:span>);</text:p>
      <text:p text:style-name="P196">// <text:span text:style-name="T496">стр = "</text:span><text:span text:style-name="T301">Меня зовут </text:span><text:span text:style-name="T494">Иван</text:span><text:span text:style-name="T500">ов</text:span><text:span text:style-name="T301"> </text:span><text:span text:style-name="T501">Пётр</text:span><text:span text:style-name="T301">. Мне 15 лет."</text:span></text:p>
      <text:p text:style-name="P196"/>
      <text:p text:style-name="P87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5">стр := формат("[%0:10<text:span text:style-name="T302">x</text:span>]", 'Ё'); <text:s text:c="13"/>// стр = "[ <text:s text:c="6"/>401]"</text:p>
      <text:p text:style-name="P85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300">момент(44567.123)</text:span>); <text:s/>// стр = "[ <text:s text:c="3"/>2022-01-06]"</text:p>
      <text:p text:style-name="P86">стр := формат("[%-14д]", <text:span text:style-name="T300">момент(44567.123)</text:span>); // стр = "[2022-01-06 <text:s text:c="3"/>]"</text:p>
      <text:p text:style-name="P86">стр := формат("[%14t]", <text:span text:style-name="T300">момент(44567.123)</text:span>); <text:s/>// стр = "[ <text:s text:c="5"/>02:57:07]"</text:p>
      <text:p text:style-name="P86">стр := формат("[%-14в]", <text:span text:style-name="T300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492">Процедура</text:span> пауза<text:span text:style-name="T492">()</text:span></text:h>
      <text:p text:style-name="Исходный_20_код"><text:span text:style-name="T493">п</text:span>роцедура пауза(вх мсек: целое);</text:p>
      <text:p text:style-name="P194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08T04:13:49.101036004</dc:date>
    <meta:editing-duration>P5DT3M31S</meta:editing-duration>
    <meta:editing-cycles>1090</meta:editing-cycles>
    <meta:generator>LibreOffice/7.3.7.2$Linux_X86_64 LibreOffice_project/30$Build-2</meta:generator>
    <meta:document-statistic meta:table-count="3" meta:image-count="0" meta:object-count="0" meta:page-count="33" meta:paragraph-count="829" meta:word-count="7722" meta:character-count="57898" meta:non-whitespace-character-count="50126"/>
  </office:meta>
</office:document-meta>
</file>